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8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10.058cm"/>
    </style:style>
    <style:style style:name="co8" style:family="table-column">
      <style:table-column-properties fo:break-before="auto" style:column-width="16.757cm"/>
    </style:style>
    <style:style style:name="co9" style:family="table-column">
      <style:table-column-properties fo:break-before="auto" style:column-width="18.881cm"/>
    </style:style>
    <style:style style:name="co10" style:family="table-column">
      <style:table-column-properties fo:break-before="auto" style:column-width="17.709cm"/>
    </style:style>
    <style:style style:name="co11" style:family="table-column">
      <style:table-column-properties fo:break-before="auto" style:column-width="7.144cm"/>
    </style:style>
    <style:style style:name="co12" style:family="table-column">
      <style:table-column-properties fo:break-before="auto" style:column-width="7.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26" style:family="table-cell" style:parent-style-name="Default" style:data-style-name="N37">
      <style:table-cell-properties style:text-align-source="fix" style:repeat-content="false" fo:padding="0.071cm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 fo:padding="0.071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padding="0.071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complex="Arial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number-columns-repeated="2" table:default-cell-style-name="ce27"/>
        <table:table-column table:style-name="co5" table:default-cell-style-name="ce27"/>
        <table:table-column table:style-name="co4" table:default-cell-style-name="ce28"/>
        <table:table-column table:style-name="co6" table:default-cell-style-name="ce19"/>
        <table:table-column table:style-name="co4" table:default-cell-style-name="ce27"/>
        <table:table-column table:style-name="co7" table:default-cell-style-name="ce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7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s</text:p>
          </table:table-cell>
          <table:table-cell office:value-type="string" calcext:value-type="string">
            <text:p>WIA-Date</text:p>
          </table:table-cell>
          <table:table-cell office:value-type="string" calcext:value-type="string">
            <text:p>Co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if</text:p>
          </table:table-cell>
          <table:table-cell office:value-type="string" calcext:value-type="string">
            <text:p>Other_Comment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Discovering ANZACS</text:p>
          </table:table-cell>
          <table:table-cell table:style-name="ce27" office:value-type="string" calcext:value-type="string">
            <text:p>Trove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oth Legs</text:p>
          </table:table-cell>
          <table:table-cell office:value-type="float" office:value="3035370" calcext:value-type="float">
            <text:p>3035370</text:p>
          </table:table-cell>
          <table:table-cell office:value-type="string" calcext:value-type="string">
            <text:p><text:a xlink:href="https://discoveringanzacs.naa.gov.au/browse/person/73978" xlink:type="simple">https://discoveringanzacs.naa.gov.au/browse/person/73978</text:a></text:p>
          </table:table-cell>
          <table:table-cell table:style-name="ce27" table:number-columns-repeated="2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Percy Acrill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ft Arm</text:p>
          </table:table-cell>
          <table:table-cell office:value-type="float" office:value="3036509" calcext:value-type="float">
            <text:p>3036509</text:p>
          </table:table-cell>
          <table:table-cell office:value-type="string" calcext:value-type="string">
            <text:p><text:a xlink:href="https://discoveringanzacs.naa.gov.au/browse/person/74833" xlink:type="simple">https://discoveringanzacs.naa.gov.au/browse/person/74833</text:a></text:p>
          </table:table-cell>
          <table:table-cell table:number-columns-repeated="3"/>
          <table:table-cell table:style-name="ce27"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hlin</text:p>
          </table:table-cell>
          <table:table-cell office:value-type="string" calcext:value-type="string">
            <text:p>William Georg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d 11/10/83 <text:s/>Qld 1983/77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SW Arm and Humerous</text:p>
          </table:table-cell>
          <table:table-cell office:value-type="float" office:value="3036917" calcext:value-type="float">
            <text:p>3036917</text:p>
          </table:table-cell>
          <table:table-cell office:value-type="string" calcext:value-type="string">
            <text:p><text:a xlink:href="https://discoveringanzacs.naa.gov.au/browse/person/75204" xlink:type="simple">https://discoveringanzacs.naa.gov.au/browse/person/75204</text:a></text:p>
          </table:table-cell>
          <table:table-cell office:value-type="string" calcext:value-type="string">
            <text:p><text:span text:style-name="T3"><text:a xlink:href="https://trove.nla.gov.au/newspaper/article/252904852" xlink:type="simple">https://trove.nla.gov.au/newspaper/article/252904852</text:a></text:span></text:p>
          </table:table-cell>
          <table:table-cell office:value-type="string" calcext:value-type="string">
            <text:p>Yangan General and Anglican Cemetery, Emu Vale, Southern Downs Region, Queensland.</text:p>
          </table:table-cell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Marti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d 29/10/83 Qld <text:s text:c="4"/>1983//56955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3073005" calcext:value-type="float">
            <text:p>3073005</text:p>
          </table:table-cell>
          <table:table-cell office:value-type="string" calcext:value-type="string">
            <text:p><text:a xlink:href="https://discoveringanzacs.naa.gov.au/browse/person/86775" xlink:type="simple">https://discoveringanzacs.naa.gov.au/browse/person/86775</text:a>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Arthur Ceci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gt Vice Lee 30/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Mouth</text:p>
          </table:table-cell>
          <table:table-cell office:value-type="float" office:value="7336775" calcext:value-type="float">
            <text:p>7336775</text:p>
          </table:table-cell>
          <table:table-cell office:value-type="string" calcext:value-type="string">
            <text:p><text:a xlink:href="https://discoveringanzacs.naa.gov.au/browse/person/222610" xlink:type="simple">https://discoveringanzacs.naa.gov.au/browse/person/222610</text:a></text:p>
          </table:table-cell>
          <table:table-cell office:value-type="string" calcext:value-type="string">
            <text:p><text:a xlink:href="http://nla.gov.au/nla.news-article215439684" xlink:type="simple">http://nla.gov.au/nla.news-article215439684</text:a></text:p>
          </table:table-cell>
          <table:table-cell table:number-columns-repeated="5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Pete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3523045" calcext:value-type="float">
            <text:p>3523045</text:p>
          </table:table-cell>
          <table:table-cell office:value-type="string" calcext:value-type="string">
            <text:p><text:a xlink:href="https://discoveringanzacs.naa.gov.au/browse/person/153560" xlink:type="simple">https://discoveringanzacs.naa.gov.au/browse/person/153560</text:a></text:p>
          </table:table-cell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Francis Owen Augustu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neck</text:p>
          </table:table-cell>
          <table:table-cell office:value-type="float" office:value="3513908" calcext:value-type="float">
            <text:p>3513908</text:p>
          </table:table-cell>
          <table:table-cell office:value-type="string" calcext:value-type="string">
            <text:p><text:a xlink:href="https://discoveringanzacs.naa.gov.au/browse/person/150257" xlink:type="simple">https://discoveringanzacs.naa.gov.au/browse/person/150257</text:a></text:p>
          </table:table-cell>
          <table:table-cell table:number-columns-repeated="5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irtler</text:p>
          </table:table-cell>
          <table:table-cell office:value-type="string" calcext:value-type="string">
            <text:p>Alfred John Frederick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5099287" calcext:value-type="float">
            <text:p>5099287</text:p>
          </table:table-cell>
          <table:table-cell office:value-type="string" calcext:value-type="string">
            <text:p><text:a xlink:href="https://discoveringanzacs.naa.gov.au/browse/person/204320" xlink:type="simple">https://discoveringanzacs.naa.gov.au/browse/person/204320</text:a></text:p>
          </table:table-cell>
          <table:table-cell table:number-columns-repeated="5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Roy Har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4663967" calcext:value-type="float">
            <text:p>4663967</text:p>
          </table:table-cell>
          <table:table-cell office:value-type="string" calcext:value-type="string">
            <text:p><text:a xlink:href="https://discoveringanzacs.naa.gov.au/browse/person/188370" xlink:type="simple">https://discoveringanzacs.naa.gov.au/browse/person/188370</text:a></text:p>
          </table:table-cell>
          <table:table-cell table:number-columns-repeated="5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Herbert Henry Park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 1918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Wrist</text:p>
          </table:table-cell>
          <table:table-cell office:value-type="float" office:value="4265622" calcext:value-type="float">
            <text:p>4265622</text:p>
          </table:table-cell>
          <table:table-cell office:value-type="string" calcext:value-type="string">
            <text:p><text:a xlink:href="https://discoveringanzacs.naa.gov.au/browse/person/183257" xlink:type="simple">https://discoveringanzacs.naa.gov.au/browse/person/183257</text:a></text:p>
          </table:table-cell>
          <table:table-cell table:number-columns-repeated="5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 1914 MID RS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5284067" calcext:value-type="float">
            <text:p>5284067</text:p>
          </table:table-cell>
          <table:table-cell office:value-type="string" calcext:value-type="string">
            <text:p><text:a xlink:href="https://discoveringanzacs.naa.gov.au/browse/person/207416" xlink:type="simple">https://discoveringanzacs.naa.gov.au/browse/person/207416</text:a></text:p>
          </table:table-cell>
          <table:table-cell table:number-columns-repeated="5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William Spencer</text:p>
          </table:table-cell>
          <table:table-cell table:style-name="ce28" office:value-type="date" office:date-value="2016-08-02" calcext:value-type="date">
            <text:p>02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C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bdomen</text:p>
          </table:table-cell>
          <table:table-cell office:value-type="float" office:value="7992493" calcext:value-type="float">
            <text:p>7992493</text:p>
          </table:table-cell>
          <table:table-cell office:value-type="string" calcext:value-type="string">
            <text:p><text:a xlink:href="https://discoveringanzacs.naa.gov.au/browse/person/255382" xlink:type="simple">https://discoveringanzacs.naa.gov.au/browse/person/255382</text:a></text:p>
          </table:table-cell>
          <table:table-cell table:number-columns-repeated="5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Willian Edmun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4734803" calcext:value-type="float">
            <text:p>4734803</text:p>
          </table:table-cell>
          <table:table-cell office:value-type="string" calcext:value-type="string">
            <text:p><text:a xlink:href="https://discoveringanzacs.naa.gov.au/browse/person/193775" xlink:type="simple">https://discoveringanzacs.naa.gov.au/browse/person/193775</text:a></text:p>
          </table:table-cell>
          <table:table-cell table:number-columns-repeated="5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seppi</text:p>
          </table:table-cell>
          <table:table-cell office:value-type="string" calcext:value-type="string">
            <text:p>Louis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7360115" calcext:value-type="float">
            <text:p>7360115</text:p>
          </table:table-cell>
          <table:table-cell office:value-type="string" calcext:value-type="string">
            <text:p><text:a xlink:href="https://discoveringanzacs.naa.gov.au/browse/person/222949" xlink:type="simple">https://discoveringanzacs.naa.gov.au/browse/person/222949</text:a></text:p>
          </table:table-cell>
          <table:table-cell table:number-columns-repeated="5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and </text:p>
          </table:table-cell>
          <table:table-cell office:value-type="float" office:value="1829779" calcext:value-type="float">
            <text:p>1829779</text:p>
          </table:table-cell>
          <table:table-cell office:value-type="string" calcext:value-type="string">
            <text:p><text:a xlink:href="https://discoveringanzacs.naa.gov.au/browse/person/13889" xlink:type="simple">https://discoveringanzacs.naa.gov.au/browse/person/13889</text:a></text:p>
          </table:table-cell>
          <table:table-cell table:number-columns-repeated="5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ulin</text:p>
          </table:table-cell>
          <table:table-cell office:value-type="string" calcext:value-type="string">
            <text:p>John 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may 19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7336803" calcext:value-type="float">
            <text:p>7336803</text:p>
          </table:table-cell>
          <table:table-cell office:value-type="string" calcext:value-type="string">
            <text:p><text:a xlink:href="https://discoveringanzacs.naa.gov.au/browse/person/222638" xlink:type="simple">https://discoveringanzacs.naa.gov.au/browse/person/222638</text:a></text:p>
          </table:table-cell>
          <table:table-cell table:number-columns-repeated="5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her</text:p>
          </table:table-cell>
          <table:table-cell office:value-type="string" calcext:value-type="string">
            <text:p>Patrick Joseph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Apr 19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8211769" calcext:value-type="float">
            <text:p>8211769</text:p>
          </table:table-cell>
          <table:table-cell office:value-type="string" calcext:value-type="string">
            <text:p><text:a xlink:href="https://discoveringanzacs.naa.gov.au/browse/person/343790" xlink:type="simple">https://discoveringanzacs.naa.gov.au/browse/person/343790</text:a></text:p>
          </table:table-cell>
          <table:table-cell table:number-columns-repeated="5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McClenaghan</text:p>
          </table:table-cell>
          <table:table-cell office:value-type="string" calcext:value-type="string">
            <text:p>Moore Gett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d 1975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bdomen and Liver</text:p>
          </table:table-cell>
          <table:table-cell office:value-type="float" office:value="1939789" calcext:value-type="float">
            <text:p>1939789</text:p>
          </table:table-cell>
          <table:table-cell office:value-type="string" calcext:value-type="string">
            <text:p><text:a xlink:href="https://discoveringanzacs.naa.gov.au/browse/person/35553" xlink:type="simple">https://discoveringanzacs.naa.gov.au/browse/person/35553</text:a></text:p>
          </table:table-cell>
          <table:table-cell table:number-columns-repeated="5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rtens</text:p>
          </table:table-cell>
          <table:table-cell office:value-type="string" calcext:value-type="string">
            <text:p>Albert Stanle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8039254" calcext:value-type="float">
            <text:p>8039254</text:p>
          </table:table-cell>
          <table:table-cell office:value-type="string" calcext:value-type="string">
            <text:p><text:a xlink:href="https://discoveringanzacs.naa.gov.au/browse/person/302087" xlink:type="simple">https://discoveringanzacs.naa.gov.au/browse/person/302087</text:a></text:p>
          </table:table-cell>
          <table:table-cell table:number-columns-repeated="5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Thoma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5/10/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Shell <text:s/>shock</text:p>
          </table:table-cell>
          <table:table-cell office:value-type="float" office:value="1945330" calcext:value-type="float">
            <text:p>1945330</text:p>
          </table:table-cell>
          <table:table-cell office:value-type="string" calcext:value-type="string">
            <text:p><text:a xlink:href="https://discoveringanzacs.naa.gov.au/browse/person/39320" xlink:type="simple">https://discoveringanzacs.naa.gov.au/browse/person/39320</text:a></text:p>
          </table:table-cell>
          <table:table-cell table:number-columns-repeated="5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Hans 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POW 26/3/17</text:p>
          </table:table-cell>
          <table:table-cell office:value-type="float" office:value="8015491" calcext:value-type="float">
            <text:p>8015491</text:p>
          </table:table-cell>
          <table:table-cell office:value-type="string" calcext:value-type="string">
            <text:p><text:a xlink:href="https://discoveringanzacs.naa.gov.au/browse/person/278355" xlink:type="simple">https://discoveringanzacs.naa.gov.au/browse/person/278355</text:a></text:p>
          </table:table-cell>
          <table:table-cell table:number-columns-repeated="5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dezky</text:p>
          </table:table-cell>
          <table:table-cell office:value-type="string" calcext:value-type="string">
            <text:p>Joseph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8072454" calcext:value-type="float">
            <text:p>8072454</text:p>
          </table:table-cell>
          <table:table-cell office:value-type="string" calcext:value-type="string">
            <text:p><text:a xlink:href="https://discoveringanzacs.naa.gov.au/browse/person/305511" xlink:type="simple">https://discoveringanzacs.naa.gov.au/browse/person/305511</text:a></text:p>
          </table:table-cell>
          <table:table-cell office:value-type="string" calcext:value-type="string">
            <text:p><text:a xlink:href="http://nla.gov.au/nla.news-article217547922" xlink:type="simple">http://nla.gov.au/nla.news-article217547922</text:a></text:p>
          </table:table-cell>
          <table:table-cell office:value-type="string" calcext:value-type="string">
            <text:p><text:a xlink:href="http://nla.gov.au/nla.news-article217499093" xlink:type="simple">http://nla.gov.au/nla.news-article217499093</text:a></text:p>
          </table:table-cell>
          <table:table-cell table:number-columns-repeated="5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later</text:p>
          </table:table-cell>
          <table:table-cell office:value-type="string" calcext:value-type="string">
            <text:p>William Samuel Le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assed</text:p>
          </table:table-cell>
          <table:table-cell office:value-type="float" office:value="8087014" calcext:value-type="float">
            <text:p>8087014</text:p>
          </table:table-cell>
          <table:table-cell office:value-type="string" calcext:value-type="string">
            <text:p><text:a xlink:href="https://discoveringanzacs.naa.gov.au/browse/person/320065" xlink:type="simple">https://discoveringanzacs.naa.gov.au/browse/person/320065</text:a></text:p>
          </table:table-cell>
          <table:table-cell table:number-columns-repeated="5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Alfred Lenthall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Foot and Hand</text:p>
          </table:table-cell>
          <table:table-cell office:value-type="float" office:value="8096693" calcext:value-type="float">
            <text:p>8096693</text:p>
          </table:table-cell>
          <table:table-cell office:value-type="string" calcext:value-type="string">
            <text:p><text:a xlink:href="https://discoveringanzacs.naa.gov.au/browse/person/329736" xlink:type="simple">https://discoveringanzacs.naa.gov.au/browse/person/329736</text:a></text:p>
          </table:table-cell>
          <table:table-cell table:number-columns-repeated="5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harkey</text:p>
          </table:table-cell>
          <table:table-cell office:value-type="string" calcext:value-type="string">
            <text:p>Rupert Georg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 Pl, 10 Sec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Chest</text:p>
          </table:table-cell>
          <table:table-cell office:value-type="float" office:value="8080095" calcext:value-type="float">
            <text:p>8080095</text:p>
          </table:table-cell>
          <table:table-cell office:value-type="string" calcext:value-type="string">
            <text:p><text:a xlink:href="https://discoveringanzacs.naa.gov.au/browse/person/313147" xlink:type="simple">https://discoveringanzacs.naa.gov.au/browse/person/313147</text:a></text:p>
          </table:table-cell>
          <table:table-cell table:number-columns-repeated="5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harl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1915953" calcext:value-type="float">
            <text:p>1915953</text:p>
          </table:table-cell>
          <table:table-cell office:value-type="string" calcext:value-type="string">
            <text:p><text:a xlink:href="https://discoveringanzacs.naa.gov.au/browse/person/27180" xlink:type="simple">https://discoveringanzacs.naa.gov.au/browse/person/27180</text:a></text:p>
          </table:table-cell>
          <table:table-cell table:number-columns-repeated="5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illson</text:p>
          </table:table-cell>
          <table:table-cell office:value-type="string" calcext:value-type="string">
            <text:p>Percy Al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fred 7 MG 7 mar 1916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Buttock</text:p>
          </table:table-cell>
          <table:table-cell office:value-type="float" office:value="8846233" calcext:value-type="float">
            <text:p>8846233</text:p>
          </table:table-cell>
          <table:table-cell office:value-type="string" calcext:value-type="string">
            <text:p><text:a xlink:href="https://discoveringanzacs.naa.gov.au/browse/person/371427" xlink:type="simple">https://discoveringanzacs.naa.gov.au/browse/person/371427</text:a></text:p>
          </table:table-cell>
          <table:table-cell table:number-columns-repeated="5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string" calcext:value-type="string">
            <text:p>Kelly</text:p>
          </table:table-cell>
          <table:table-cell office:value-type="string" calcext:value-type="string">
            <text:p>Edw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 10/3/17 AKA Foley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Face and Hand</text:p>
          </table:table-cell>
          <table:table-cell office:value-type="float" office:value="3010444" calcext:value-type="float">
            <text:p>3010444</text:p>
          </table:table-cell>
          <table:table-cell office:value-type="string" calcext:value-type="string">
            <text:p><text:a xlink:href="https://discoveringanzacs.naa.gov.au/browse/person/64157" xlink:type="simple">https://discoveringanzacs.naa.gov.au/browse/person/64157</text:a></text:p>
          </table:table-cell>
          <table:table-cell table:number-columns-repeated="5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Frederick Burnab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 Pl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houlder</text:p>
          </table:table-cell>
          <table:table-cell office:value-type="float" office:value="7375302" calcext:value-type="float">
            <text:p>7375302</text:p>
          </table:table-cell>
          <table:table-cell office:value-type="string" calcext:value-type="string">
            <text:p><text:a xlink:href="https://discoveringanzacs.naa.gov.au/browse/person/238072" xlink:type="simple">https://discoveringanzacs.naa.gov.au/browse/person/238072</text:a></text:p>
          </table:table-cell>
          <table:table-cell table:number-columns-repeated="5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cWilliam</text:p>
          </table:table-cell>
          <table:table-cell office:value-type="string" calcext:value-type="string">
            <text:p>John Taylo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 28/4/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Right Leg</text:p>
          </table:table-cell>
          <table:table-cell office:value-type="float" office:value="1960939" calcext:value-type="float">
            <text:p>1960939</text:p>
          </table:table-cell>
          <table:table-cell office:value-type="string" calcext:value-type="string">
            <text:p><text:a xlink:href="https://discoveringanzacs.naa.gov.au/browse/person/46698" xlink:type="simple">https://discoveringanzacs.naa.gov.au/browse/person/46698</text:a></text:p>
          </table:table-cell>
          <table:table-cell table:number-columns-repeated="5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5/11/16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1934754" calcext:value-type="float">
            <text:p>1934754</text:p>
          </table:table-cell>
          <table:table-cell office:value-type="string" calcext:value-type="string">
            <text:p><text:a xlink:href="https://discoveringanzacs.naa.gov.au/browse/person/329736" xlink:type="simple">https://discoveringanzacs.naa.gov.au/browse/person/329736</text:a></text:p>
          </table:table-cell>
          <table:table-cell table:number-columns-repeated="5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gove</text:p>
          </table:table-cell>
          <table:table-cell office:value-type="string" calcext:value-type="string">
            <text:p>Josiah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Chest</text:p>
          </table:table-cell>
          <table:table-cell office:value-type="float" office:value="3033776" calcext:value-type="float">
            <text:p>3033776</text:p>
          </table:table-cell>
          <table:table-cell office:value-type="string" calcext:value-type="string">
            <text:p><text:a xlink:href="https://discoveringanzacs.naa.gov.au/browse/person/72780" xlink:type="simple">https://discoveringanzacs.naa.gov.au/browse/person/72780</text:a></text:p>
          </table:table-cell>
          <table:table-cell table:number-columns-repeated="5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Alfred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Shoulder</text:p>
          </table:table-cell>
          <table:table-cell office:value-type="float" office:value="3035298" calcext:value-type="float">
            <text:p>3035298</text:p>
          </table:table-cell>
          <table:table-cell office:value-type="string" calcext:value-type="string">
            <text:p><text:a xlink:href="https://discoveringanzacs.naa.gov.au/browse/person/73907" xlink:type="simple">https://discoveringanzacs.naa.gov.au/browse/person/73907</text:a></text:p>
          </table:table-cell>
          <table:table-cell table:number-columns-repeated="5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orella</text:p>
          </table:table-cell>
          <table:table-cell office:value-type="string" calcext:value-type="string">
            <text:p>Albert Chalmer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, Multiple shrapnel</text:p>
          </table:table-cell>
          <table:table-cell office:value-type="float" office:value="1935330" calcext:value-type="float">
            <text:p>1935330</text:p>
          </table:table-cell>
          <table:table-cell office:value-type="string" calcext:value-type="string">
            <text:p><text:a xlink:href="https://discoveringanzacs.naa.gov.au/browse/person/33233" xlink:type="simple">https://discoveringanzacs.naa.gov.au/browse/person/33233</text:a></text:p>
          </table:table-cell>
          <table:table-cell table:number-columns-repeated="5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rris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Knee and Arm</text:p>
          </table:table-cell>
          <table:table-cell office:value-type="float" office:value="1799137" calcext:value-type="float">
            <text:p>1799137</text:p>
          </table:table-cell>
          <table:table-cell office:value-type="string" calcext:value-type="string">
            <text:p><text:a xlink:href="https://discoveringanzacs.naa.gov.au/browse/person/6662" xlink:type="simple">https://discoveringanzacs.naa.gov.au/browse/person/6662</text:a></text:p>
          </table:table-cell>
          <table:table-cell table:number-columns-repeated="5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ock</text:p>
          </table:table-cell>
          <table:table-cell office:value-type="string" calcext:value-type="string">
            <text:p>Robert Harol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ell shock</text:p>
          </table:table-cell>
          <table:table-cell office:value-type="float" office:value="3264927" calcext:value-type="float">
            <text:p>3264927</text:p>
          </table:table-cell>
          <table:table-cell office:value-type="string" calcext:value-type="string">
            <text:p><text:a xlink:href="https://discoveringanzacs.naa.gov.au/browse/person/122105" xlink:type="simple">https://discoveringanzacs.naa.gov.au/browse/person/122105</text:a></text:p>
          </table:table-cell>
          <table:table-cell table:number-columns-repeated="5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 office:value-type="string" calcext:value-type="string">
            <text:p>Eustance</text:p>
          </table:table-cell>
          <table:table-cell office:value-type="string" calcext:value-type="string">
            <text:p>Frederick Charles Wilfre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544722" calcext:value-type="float">
            <text:p>3544722</text:p>
          </table:table-cell>
          <table:table-cell office:value-type="string" calcext:value-type="string">
            <text:p><text:a xlink:href="https://discoveringanzacs.naa.gov.au/browse/person/161820" xlink:type="simple">https://discoveringanzacs.naa.gov.au/browse/person/161820</text:a></text:p>
          </table:table-cell>
          <table:table-cell office:value-type="string" calcext:value-type="string">
            <text:p><text:a xlink:href="https://trove.nla.gov.au/newspaper/article/42521496" xlink:type="simple">https://trove.nla.gov.au/newspaper/article/42521496</text:a></text:p>
          </table:table-cell>
          <table:table-cell table:number-columns-repeated="5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orster</text:p>
          </table:table-cell>
          <table:table-cell office:value-type="string" calcext:value-type="string">
            <text:p>Joseph Littl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ilman(knew 470 maye)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calp</text:p>
          </table:table-cell>
          <table:table-cell office:value-type="float" office:value="4024424" calcext:value-type="float">
            <text:p>4024424</text:p>
          </table:table-cell>
          <table:table-cell office:value-type="string" calcext:value-type="string">
            <text:p><text:a xlink:href="https://discoveringanzacs.naa.gov.au/browse/person/173744" xlink:type="simple">https://discoveringanzacs.naa.gov.au/browse/person/173744</text:a></text:p>
          </table:table-cell>
          <table:table-cell office:value-type="string" calcext:value-type="string">
            <text:p><text:a xlink:href="https://trove.nla.gov.au/newspaper/article/182426074" xlink:type="simple">https://trove.nla.gov.au/newspaper/article/182426074</text:a></text:p>
          </table:table-cell>
          <table:table-cell office:value-type="string" calcext:value-type="string">
            <text:p><text:a xlink:href="https://trove.nla.gov.au/newspaper/article/180652005" xlink:type="simple">https://trove.nla.gov.au/newspaper/article/180652005</text:a></text:p>
          </table:table-cell>
          <table:table-cell office:value-type="string" calcext:value-type="string">
            <text:p><text:a xlink:href="http://nla.gov.au/nla.news-article191051529" xlink:type="simple">http://nla.gov.au/nla.news-article191051529</text:a></text:p>
          </table:table-cell>
          <table:table-cell table:number-columns-repeated="4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irvan</text:p>
          </table:table-cell>
          <table:table-cell office:value-type="string" calcext:value-type="string">
            <text:p>William John</text:p>
          </table:table-cell>
          <table:table-cell table:style-name="ce28" office:value-type="date" office:date-value="2016-08-02" calcext:value-type="date">
            <text:p>02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5099297" calcext:value-type="float">
            <text:p>5099297</text:p>
          </table:table-cell>
          <table:table-cell office:value-type="string" calcext:value-type="string">
            <text:p><text:a xlink:href="https://discoveringanzacs.naa.gov.au/browse/person/204330" xlink:type="simple">https://discoveringanzacs.naa.gov.au/browse/person/204330</text:a></text:p>
          </table:table-cell>
          <table:table-cell office:value-type="string" calcext:value-type="string">
            <text:p><text:a xlink:href="https://trove.nla.gov.au/newspaper/article/53411686" xlink:type="simple">https://trove.nla.gov.au/newspaper/article/53411686</text:a>#</text:p>
          </table:table-cell>
          <table:table-cell office:value-type="string" calcext:value-type="string">
            <text:p><text:a xlink:href="https://trove.nla.gov.au/newspaper/article/214825795" xlink:type="simple">https://trove.nla.gov.au/newspaper/article/214825795</text:a>#</text:p>
          </table:table-cell>
          <table:table-cell table:number-columns-repeated="50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Default" office:value-type="string" calcext:value-type="string">
            <text:p>Gaffney</text:p>
          </table:table-cell>
          <table:table-cell office:value-type="string" calcext:value-type="string">
            <text:p>Pete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Original</text:p>
          </table:table-cell>
          <table:table-cell office:value-type="string" calcext:value-type="string">
            <text:p>GSW Neck</text:p>
          </table:table-cell>
          <table:table-cell office:value-type="float" office:value="4035648" calcext:value-type="float">
            <text:p>4035648</text:p>
          </table:table-cell>
          <table:table-cell office:value-type="string" calcext:value-type="string">
            <text:p><text:a xlink:href="https://discoveringanzacs.naa.gov.au/browse/person/177821" xlink:type="simple">https://discoveringanzacs.naa.gov.au/browse/person/177821</text:a></text:p>
          </table:table-cell>
          <table:table-cell office:value-type="string" calcext:value-type="string">
            <text:p><text:a xlink:href="http://nla.gov.au/nla.news-article226313719" xlink:type="simple">http://nla.gov.au/nla.news-article226313719</text:a></text:p>
          </table:table-cell>
          <table:table-cell office:value-type="string" calcext:value-type="string">
            <text:p><text:a xlink:href="http://nla.gov.au/nla.news-article105965926" xlink:type="simple">http://nla.gov.au/nla.news-article105965926</text:a></text:p>
          </table:table-cell>
          <table:table-cell office:value-type="string" calcext:value-type="string">
            <text:p><text:a xlink:href="https://trove.nla.gov.au/search/category/newspapers?keyword=peter%20gaffney%2026th" xlink:type="simple">https://trove.nla.gov.au/search/category/newspapers?keyword=peter%20gaffney%2026th</text:a></text:p>
          </table:table-cell>
          <table:table-cell table:number-columns-repeated="4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Henry Georg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5822841" calcext:value-type="float">
            <text:p>5822841</text:p>
          </table:table-cell>
          <table:table-cell office:value-type="string" calcext:value-type="string">
            <text:p><text:a xlink:href="https://discoveringanzacs.naa.gov.au/browse/person/214421" xlink:type="simple">https://discoveringanzacs.naa.gov.au/browse/person/214421</text:a></text:p>
          </table:table-cell>
          <table:table-cell office:value-type="string" calcext:value-type="string">
            <text:p><text:a xlink:href="https://trove.nla.gov.au/newspaper/article/22298642" xlink:type="simple">https://trove.nla.gov.au/newspaper/article/22298642</text:a></text:p>
          </table:table-cell>
          <table:table-cell table:number-columns-repeated="5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enyns</text:p>
          </table:table-cell>
          <table:table-cell office:value-type="string" calcext:value-type="string">
            <text:p>Edmund Willi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came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ead Forearm Thigh</text:p>
          </table:table-cell>
          <table:table-cell office:value-type="float" office:value="7369560" calcext:value-type="float">
            <text:p>7369560</text:p>
          </table:table-cell>
          <table:table-cell office:value-type="string" calcext:value-type="string">
            <text:p><text:a xlink:href="https://discoveringanzacs.naa.gov.au/browse/person/232335" xlink:type="simple">https://discoveringanzacs.naa.gov.au/browse/person/232335</text:a></text:p>
          </table:table-cell>
          <table:table-cell/>
          <table:table-cell office:value-type="string" calcext:value-type="string">
            <text:p><text:a xlink:href="https://trove.nla.gov.au/newspaper/article/23606298" xlink:type="simple">https://trove.nla.gov.au/newspaper/article/23606298</text:a></text:p>
          </table:table-cell>
          <table:table-cell office:value-type="string" calcext:value-type="string">
            <text:p><text:a xlink:href="http://nla.gov.au/nla.news-article216193534" xlink:type="simple">http://nla.gov.au/nla.news-article216193534</text:a></text:p>
          </table:table-cell>
          <table:table-cell table:number-columns-repeated="4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Charles Ernes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Shoulder</text:p>
          </table:table-cell>
          <table:table-cell office:value-type="float" office:value="1815872" calcext:value-type="float">
            <text:p>1815872</text:p>
          </table:table-cell>
          <table:table-cell office:value-type="string" calcext:value-type="string">
            <text:p><text:a xlink:href="https://discoveringanzacs.naa.gov.au/browse/person/10335" xlink:type="simple">https://discoveringanzacs.naa.gov.au/browse/person/10335</text:a></text:p>
          </table:table-cell>
          <table:table-cell office:value-type="string" calcext:value-type="string">
            <text:p><text:a xlink:href="http://nla.gov.au/nla.news-article113385867" xlink:type="simple">http://nla.gov.au/nla.news-article113385867</text:a></text:p>
          </table:table-cell>
          <table:table-cell table:number-columns-repeated="5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Osker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came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 and Hands</text:p>
          </table:table-cell>
          <table:table-cell office:value-type="float" office:value="7378537" calcext:value-type="float">
            <text:p>7378537</text:p>
          </table:table-cell>
          <table:table-cell office:value-type="string" calcext:value-type="string">
            <text:p><text:a xlink:href="https://discoveringanzacs.naa.gov.au/browse/person/241266" xlink:type="simple">https://discoveringanzacs.naa.gov.au/browse/person/241266</text:a></text:p>
          </table:table-cell>
          <table:table-cell table:number-columns-repeated="5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John William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g and Arm</text:p>
          </table:table-cell>
          <table:table-cell office:value-type="float" office:value="8013695" calcext:value-type="float">
            <text:p>8013695</text:p>
          </table:table-cell>
          <table:table-cell office:value-type="string" calcext:value-type="string">
            <text:p><text:a xlink:href="https://discoveringanzacs.naa.gov.au/browse/person/276560s" xlink:type="simple">https://discoveringanzacs.naa.gov.au/browse/person/276560s</text:a></text:p>
          </table:table-cell>
          <table:table-cell table:number-columns-repeated="5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orley</text:p>
          </table:table-cell>
          <table:table-cell office:value-type="string" calcext:value-type="string">
            <text:p>William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Shoulder Arm</text:p>
          </table:table-cell>
          <table:table-cell office:value-type="float" office:value="7982927" calcext:value-type="float">
            <text:p>7982927</text:p>
          </table:table-cell>
          <table:table-cell office:value-type="string" calcext:value-type="string">
            <text:p><text:a xlink:href="https://discoveringanzacs.naa.gov.au/browse/person/245831" xlink:type="simple">https://discoveringanzacs.naa.gov.au/browse/person/245831</text:a></text:p>
          </table:table-cell>
          <table:table-cell table:number-columns-repeated="5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Albert 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came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bdomen</text:p>
          </table:table-cell>
          <table:table-cell office:value-type="float" office:value="8004708" calcext:value-type="float">
            <text:p>8004708</text:p>
          </table:table-cell>
          <table:table-cell office:value-type="string" calcext:value-type="string">
            <text:p><text:a xlink:href="https://discoveringanzacs.naa.gov.au/browse/person/267581" xlink:type="simple">https://discoveringanzacs.naa.gov.au/browse/person/267581</text:a></text:p>
          </table:table-cell>
          <table:table-cell office:value-type="string" calcext:value-type="string">
            <text:p><text:a xlink:href="https://trove.nla.gov.au/newspaper/article/53387050" xlink:type="simple">https://trove.nla.gov.au/newspaper/article/53387050</text:a></text:p>
          </table:table-cell>
          <table:table-cell office:value-type="string" calcext:value-type="string">
            <text:p><text:a xlink:href="https://trove.nla.gov.au/newspaper/article/40396268" xlink:type="simple">https://trove.nla.gov.au/newspaper/article/40396268</text:a></text:p>
          </table:table-cell>
          <table:table-cell office:value-type="string" calcext:value-type="string">
            <text:p><text:a xlink:href="http://nla.gov.au/nla.news-article113376644" xlink:type="simple">http://nla.gov.au/nla.news-article113376644</text:a></text:p>
          </table:table-cell>
          <table:table-cell table:number-columns-repeated="4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artridge</text:p>
          </table:table-cell>
          <table:table-cell office:value-type="string" calcext:value-type="string">
            <text:p>Eric Honeywoo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 and Hip</text:p>
          </table:table-cell>
          <table:table-cell office:value-type="float" office:value="8005754" calcext:value-type="float">
            <text:p>8005754</text:p>
          </table:table-cell>
          <table:table-cell office:value-type="string" calcext:value-type="string">
            <text:p><text:a xlink:href="https://discoveringanzacs.naa.gov.au/browse/person/268625" xlink:type="simple">https://discoveringanzacs.naa.gov.au/browse/person/268625</text:a></text:p>
          </table:table-cell>
          <table:table-cell office:value-type="string" calcext:value-type="string">
            <text:p><text:a xlink:href="http://nla.gov.au/nla.news-article23608858" xlink:type="simple">http://nla.gov.au/nla.news-article23608858</text:a></text:p>
          </table:table-cell>
          <table:table-cell table:number-columns-repeated="5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lotnikoff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Face</text:p>
          </table:table-cell>
          <table:table-cell office:value-type="float" office:value="8018100" calcext:value-type="float">
            <text:p>8018100</text:p>
          </table:table-cell>
          <table:table-cell office:value-type="string" calcext:value-type="string">
            <text:p><text:a xlink:href="https://discoveringanzacs.naa.gov.au/browse/person/280964" xlink:type="simple">https://discoveringanzacs.naa.gov.au/browse/person/280964</text:a></text:p>
          </table:table-cell>
          <table:table-cell office:value-type="string" calcext:value-type="string">
            <text:p><text:a xlink:href="https://trove.nla.gov.au/work/246574266" xlink:type="simple">https://trove.nla.gov.au/work/246574266</text:a></text:p>
          </table:table-cell>
          <table:table-cell table:number-columns-repeated="5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Vivia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rapnel wound Leg</text:p>
          </table:table-cell>
          <table:table-cell office:value-type="float" office:value="1905568" calcext:value-type="float">
            <text:p>1905568</text:p>
          </table:table-cell>
          <table:table-cell office:value-type="string" calcext:value-type="string">
            <text:p><text:a xlink:href="https://discoveringanzacs.naa.gov.au/browse/person/22807" xlink:type="simple">https://discoveringanzacs.naa.gov.au/browse/person/22807</text:a></text:p>
          </table:table-cell>
          <table:table-cell office:value-type="string" calcext:value-type="string">
            <text:p><text:a xlink:href="http://nla.gov.au/nla.news-article216529612" xlink:type="simple">http://nla.gov.au/nla.news-article216529612</text:a></text:p>
          </table:table-cell>
          <table:table-cell office:value-type="string" calcext:value-type="string">
            <text:p><text:a xlink:href="http://nla.gov.au/nla.news-article78737764" xlink:type="simple">http://nla.gov.au/nla.news-article78737764</text:a></text:p>
          </table:table-cell>
          <table:table-cell table:number-columns-repeated="5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George William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Possibly sprained ankle</text:p>
          </table:table-cell>
          <table:table-cell office:value-type="float" office:value="8077785" calcext:value-type="float">
            <text:p>8077785</text:p>
          </table:table-cell>
          <table:table-cell office:value-type="string" calcext:value-type="string">
            <text:p><text:a xlink:href="https://discoveringanzacs.naa.gov.au/browse/person/310838" xlink:type="simple">https://discoveringanzacs.naa.gov.au/browse/person/310838</text:a></text:p>
          </table:table-cell>
          <table:table-cell office:value-type="string" calcext:value-type="string">
            <text:p><text:a xlink:href="http://nla.gov.au/nla.news-article20277566" xlink:type="simple">http://nla.gov.au/nla.news-article20277566</text:a></text:p>
          </table:table-cell>
          <table:table-cell office:value-type="string" calcext:value-type="string">
            <text:p><text:a xlink:href="http://nla.gov.au/nla.news-article22362686" xlink:type="simple">http://nla.gov.au/nla.news-article22362686</text:a></text:p>
          </table:table-cell>
          <table:table-cell table:number-columns-repeated="50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Default" office:value-type="string" calcext:value-type="string">
            <text:p>Starr</text:p>
          </table:table-cell>
          <table:table-cell office:value-type="string" calcext:value-type="string">
            <text:p>Harol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ied enlisting 1914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Left Eye Bomb wound Leg</text:p>
          </table:table-cell>
          <table:table-cell office:value-type="float" office:value="8090822" calcext:value-type="float">
            <text:p>8090822</text:p>
          </table:table-cell>
          <table:table-cell office:value-type="string" calcext:value-type="string">
            <text:p><text:a xlink:href="https://discoveringanzacs.naa.gov.au/browse/person/323870" xlink:type="simple">https://discoveringanzacs.naa.gov.au/browse/person/323870</text:a></text:p>
          </table:table-cell>
          <table:table-cell table:number-columns-repeated="5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ounded Gallipoli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houlder and face</text:p>
          </table:table-cell>
          <table:table-cell office:value-type="float" office:value="8089565" calcext:value-type="float">
            <text:p>8089565</text:p>
          </table:table-cell>
          <table:table-cell office:value-type="string" calcext:value-type="string">
            <text:p><text:a xlink:href="https://discoveringanzacs.naa.gov.au/browse/person/322615" xlink:type="simple">https://discoveringanzacs.naa.gov.au/browse/person/322615</text:a></text:p>
          </table:table-cell>
          <table:table-cell office:value-type="string" calcext:value-type="string">
            <text:p><text:a xlink:href="http://nla.gov.au/nla.news-page19148738" xlink:type="simple">http://nla.gov.au/nla.news-page19148738</text:a></text:p>
          </table:table-cell>
          <table:table-cell table:number-columns-repeated="5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Charl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naller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POW 29/7/16</text:p>
          </table:table-cell>
          <table:table-cell office:value-type="float" office:value="8375543" calcext:value-type="float">
            <text:p>8375543</text:p>
          </table:table-cell>
          <table:table-cell office:value-type="string" calcext:value-type="string">
            <text:p><text:a xlink:href="https://discoveringanzacs.naa.gov.au/browse/person/352792" xlink:type="simple">https://discoveringanzacs.naa.gov.au/browse/person/352792</text:a></text:p>
          </table:table-cell>
          <table:table-cell office:value-type="string" calcext:value-type="string">
            <text:p><text:a xlink:href="http://nla.gov.au/nla.news-article176299904" xlink:type="simple">http://nla.gov.au/nla.news-article176299904</text:a></text:p>
          </table:table-cell>
          <table:table-cell table:number-columns-repeated="5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David 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TA 15/2/18 Woundedx2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Neck and Head</text:p>
          </table:table-cell>
          <table:table-cell office:value-type="float" office:value="8347177" calcext:value-type="float">
            <text:p>8347177</text:p>
          </table:table-cell>
          <table:table-cell office:value-type="string" calcext:value-type="string">
            <text:p><text:a xlink:href="https://discoveringanzacs.naa.gov.au/browse/person/349435" xlink:type="simple">https://discoveringanzacs.naa.gov.au/browse/person/349435</text:a></text:p>
          </table:table-cell>
          <table:table-cell table:number-columns-repeated="5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Waring</text:p>
          </table:table-cell>
          <table:table-cell office:value-type="string" calcext:value-type="string">
            <text:p>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G Res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8376879" calcext:value-type="float">
            <text:p>8376879</text:p>
          </table:table-cell>
          <table:table-cell office:value-type="string" calcext:value-type="string">
            <text:p><text:a xlink:href="https://discoveringanzacs.naa.gov.au/browse/person/354125" xlink:type="simple">https://discoveringanzacs.naa.gov.au/browse/person/354125</text:a></text:p>
          </table:table-cell>
          <table:table-cell table:number-columns-repeated="5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Har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31/3/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bdomen</text:p>
          </table:table-cell>
          <table:table-cell office:value-type="float" office:value="8381091" calcext:value-type="float">
            <text:p>8381091</text:p>
          </table:table-cell>
          <table:table-cell office:value-type="string" calcext:value-type="string">
            <text:p><text:a xlink:href="https://discoveringanzacs.naa.gov.au/browse/person/356333" xlink:type="simple">https://discoveringanzacs.naa.gov.au/browse/person/356333</text:a></text:p>
          </table:table-cell>
          <table:table-cell office:value-type="string" calcext:value-type="string">
            <text:p><text:a xlink:href="http://nla.gov.au/nla.news-article179418722" xlink:type="simple">http://nla.gov.au/nla.news-article179418722</text:a></text:p>
          </table:table-cell>
          <table:table-cell table:number-columns-repeated="5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Default" office:value-type="string" calcext:value-type="string">
            <text:p>Skippen</text:p>
          </table:table-cell>
          <table:table-cell office:value-type="string" calcext:value-type="string">
            <text:p>George Frederick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listed at sea HMAT A11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POW</text:p>
          </table:table-cell>
          <table:table-cell office:value-type="float" office:value="8085942" calcext:value-type="float">
            <text:p>8085942</text:p>
          </table:table-cell>
          <table:table-cell office:value-type="string" calcext:value-type="string">
            <text:p><text:a xlink:href="https://discoveringanzacs.naa.gov.au/browse/person/318993" xlink:type="simple">https://discoveringanzacs.naa.gov.au/browse/person/318993</text:a></text:p>
          </table:table-cell>
          <table:table-cell office:value-type="string" calcext:value-type="string">
            <text:p><text:a xlink:href="http://nla.gov.au/nla.news-article120562177" xlink:type="simple">http://nla.gov.au/nla.news-article120562177</text:a></text:p>
          </table:table-cell>
          <table:table-cell office:value-type="string" calcext:value-type="string">
            <text:p><text:a xlink:href="http://nla.gov.au/nla.news-article120558478" xlink:type="simple">http://nla.gov.au/nla.news-article120558478</text:a></text:p>
          </table:table-cell>
          <table:table-cell table:number-columns-repeated="5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Robert Davidso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rapnel Back</text:p>
          </table:table-cell>
          <table:table-cell office:value-type="float" office:value="1821910" calcext:value-type="float">
            <text:p>1821910</text:p>
          </table:table-cell>
          <table:table-cell office:value-type="string" calcext:value-type="string">
            <text:p><text:a xlink:href="https://discoveringanzacs.naa.gov.au/browse/person/11791" xlink:type="simple">https://discoveringanzacs.naa.gov.au/browse/person/11791</text:a></text:p>
          </table:table-cell>
          <table:table-cell table:number-columns-repeated="5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Michae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Back</text:p>
          </table:table-cell>
          <table:table-cell office:value-type="float" office:value="1850046" calcext:value-type="float">
            <text:p>1850046</text:p>
          </table:table-cell>
          <table:table-cell office:value-type="string" calcext:value-type="string">
            <text:p><text:a xlink:href="https://discoveringanzacs.naa.gov.au/browse/person/18522" xlink:type="simple">https://discoveringanzacs.naa.gov.au/browse/person/18522</text:a></text:p>
          </table:table-cell>
          <table:table-cell table:number-columns-repeated="5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Whiteford</text:p>
          </table:table-cell>
          <table:table-cell office:value-type="string" calcext:value-type="string">
            <text:p>Gerald Bartr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8386065" calcext:value-type="float">
            <text:p>8386065</text:p>
          </table:table-cell>
          <table:table-cell office:value-type="string" calcext:value-type="string">
            <text:p><text:a xlink:href="https://discoveringanzacs.naa.gov.au/browse/person/358301" xlink:type="simple">https://discoveringanzacs.naa.gov.au/browse/person/358301</text:a></text:p>
          </table:table-cell>
          <table:table-cell office:value-type="string" calcext:value-type="string">
            <text:p><text:a xlink:href="http://nla.gov.au/nla.news-article113376644" xlink:type="simple">http://nla.gov.au/nla.news-article113376644</text:a></text:p>
          </table:table-cell>
          <table:table-cell office:value-type="string" calcext:value-type="string">
            <text:p><text:a xlink:href="http://nla.gov.au/nla.news-article40400792" xlink:type="simple">http://nla.gov.au/nla.news-article40400792</text:a></text:p>
          </table:table-cell>
          <table:table-cell table:number-columns-repeated="5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aye</text:p>
          </table:table-cell>
          <table:table-cell office:value-type="string" calcext:value-type="string">
            <text:p>Danie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5/10/19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8215945" calcext:value-type="float">
            <text:p>8215945</text:p>
          </table:table-cell>
          <table:table-cell office:value-type="string" calcext:value-type="string">
            <text:p><text:a xlink:href="https://discoveringanzacs.naa.gov.au/browse/person/347963" xlink:type="simple">https://discoveringanzacs.naa.gov.au/browse/person/347963</text:a></text:p>
          </table:table-cell>
          <table:table-cell office:value-type="string" calcext:value-type="string">
            <text:p><text:a xlink:href="http://nla.gov.au/nla.news-article191224504" xlink:type="simple">http://nla.gov.au/nla.news-article191224504</text:a></text:p>
          </table:table-cell>
          <table:table-cell office:value-type="string" calcext:value-type="string">
            <text:p><text:a xlink:href="http://nla.gov.au/nla.news-article195836752" xlink:type="simple">http://nla.gov.au/nla.news-article195836752</text:a></text:p>
          </table:table-cell>
          <table:table-cell office:value-type="string" calcext:value-type="string">
            <text:p><text:a xlink:href="http://nla.gov.au/nla.news-article191051529" xlink:type="simple">http://nla.gov.au/nla.news-article191051529</text:a></text:p>
          </table:table-cell>
          <table:table-cell table:number-columns-repeated="4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Beahan</text:p>
          </table:table-cell>
          <table:table-cell office:value-type="string" calcext:value-type="string">
            <text:p>Ernest Mauric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text:span text:style-name="T1">nd</text:span> Wounding 8/8/1918 GSW Ar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Right Lung and Right Hip Buttock</text:p>
          </table:table-cell>
          <table:table-cell office:value-type="float" office:value="3060517" calcext:value-type="float">
            <text:p>3060517</text:p>
          </table:table-cell>
          <table:table-cell office:value-type="string" calcext:value-type="string">
            <text:p><text:a xlink:href="https://discoveringanzacs.naa.gov.au/browse/person/84198" xlink:type="simple">https://discoveringanzacs.naa.gov.au/browse/person/84198</text:a></text:p>
          </table:table-cell>
          <table:table-cell office:value-type="string" calcext:value-type="string">
            <text:p><text:a xlink:href="http://nla.gov.au/nla.news-article183423719" xlink:type="simple">http://nla.gov.au/nla.news-article183423719</text:a></text:p>
          </table:table-cell>
          <table:table-cell office:value-type="string" calcext:value-type="string">
            <text:p><text:a xlink:href="http://nla.gov.au/nla.news-article176349272" xlink:type="simple">http://nla.gov.au/nla.news-article176349272</text:a></text:p>
          </table:table-cell>
          <table:table-cell office:value-type="string" calcext:value-type="string">
            <text:p><text:a xlink:href="http://nla.gov.au/nla.news-article252911917" xlink:type="simple">http://nla.gov.au/nla.news-article252911917</text:a></text:p>
          </table:table-cell>
          <table:table-cell table:number-columns-repeated="4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oghlan</text:p>
          </table:table-cell>
          <table:table-cell office:value-type="string" calcext:value-type="string">
            <text:p>John Vincen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W 19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266799" calcext:value-type="float">
            <text:p>3266799</text:p>
          </table:table-cell>
          <table:table-cell office:value-type="string" calcext:value-type="string">
            <text:p><text:a xlink:href="https://discoveringanzacs.naa.gov.au/browse/person/122595" xlink:type="simple">https://discoveringanzacs.naa.gov.au/browse/person/122595</text:a></text:p>
          </table:table-cell>
          <table:table-cell office:value-type="string" calcext:value-type="string">
            <text:p><text:a xlink:href="https://trove.nla.gov.au/newspaper/article/20193469" xlink:type="simple">https://trove.nla.gov.au/newspaper/article/20193469</text:a></text:p>
          </table:table-cell>
          <table:table-cell table:number-columns-repeated="5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Victor Sydne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No details</text:p>
          </table:table-cell>
          <table:table-cell office:value-type="float" office:value="1986085" calcext:value-type="float">
            <text:p>1986085</text:p>
          </table:table-cell>
          <table:table-cell office:value-type="string" calcext:value-type="string">
            <text:p><text:a xlink:href="https://discoveringanzacs.naa.gov.au/browse/person/52639" xlink:type="simple">https://discoveringanzacs.naa.gov.au/browse/person/52639</text:a></text:p>
          </table:table-cell>
          <table:table-cell table:number-columns-repeated="2"/>
          <table:table-cell office:value-type="string" calcext:value-type="string">
            <text:p><text:a xlink:href="https://docs.google.com/presentation/d/1GC6Yb2IICGI6i1GpsgRti4uXw1tCeSNfkwtgsPx7B2w/edit#slide=id.p6" xlink:type="simple">https://docs.google.com/presentation/d/1GC6Yb2IICGI6i1GpsgRti4uXw1tCeSNfkwtgsPx7B2w/edit#slide=id.p6</text:a></text:p>
          </table:table-cell>
          <table:table-cell table:number-columns-repeated="4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Arthur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 B Coy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1927693" calcext:value-type="float">
            <text:p>1927693</text:p>
          </table:table-cell>
          <table:table-cell office:value-type="string" calcext:value-type="string">
            <text:p><text:a xlink:href="https://discoveringanzacs.naa.gov.au/browse/person/30952" xlink:type="simple">https://discoveringanzacs.naa.gov.au/browse/person/30952</text:a></text:p>
          </table:table-cell>
          <table:table-cell table:number-columns-repeated="2"/>
          <table:table-cell office:value-type="string" calcext:value-type="string">
            <text:p><text:a xlink:href="https://taylor.id.au/492_AJ_Taylor.htm" xlink:type="simple">https://taylor.id.au/492_AJ_Taylor.htm</text:a></text:p>
          </table:table-cell>
          <table:table-cell table:number-columns-repeated="4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Frederick Edw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M Pozieres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Foot mild</text:p>
          </table:table-cell>
          <table:table-cell office:value-type="float" office:value="3033388" calcext:value-type="float">
            <text:p>3033388</text:p>
          </table:table-cell>
          <table:table-cell office:value-type="string" calcext:value-type="string">
            <text:p><text:a xlink:href="https://discoveringanzacs.naa.gov.au/browse/person/72438" xlink:type="simple">https://discoveringanzacs.naa.gov.au/browse/person/72438</text:a></text:p>
          </table:table-cell>
          <table:table-cell office:value-type="string" calcext:value-type="string">
            <text:p><text:a xlink:href="http://nla.gov.au/nla.news-article132396423" xlink:type="simple">http://nla.gov.au/nla.news-article132396423</text:a></text:p>
          </table:table-cell>
          <table:table-cell office:value-type="string" calcext:value-type="string">
            <text:p><text:a xlink:href="http://nla.gov.au/nla.news-article22334868" xlink:type="simple">http://nla.gov.au/nla.news-article22334868</text:a></text:p>
          </table:table-cell>
          <table:table-cell table:number-columns-repeated="5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ellows</text:p>
          </table:table-cell>
          <table:table-cell office:value-type="string" calcext:value-type="string">
            <text:p>Claude Johnatho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ft Thigh</text:p>
          </table:table-cell>
          <table:table-cell office:value-type="float" office:value="3551574" calcext:value-type="float">
            <text:p>3551574</text:p>
          </table:table-cell>
          <table:table-cell office:value-type="string" calcext:value-type="string">
            <text:p><text:a xlink:href="https://discoveringanzacs.naa.gov.au/browse/person/164520" xlink:type="simple">https://discoveringanzacs.naa.gov.au/browse/person/164520</text:a></text:p>
          </table:table-cell>
          <table:table-cell office:value-type="string" calcext:value-type="string">
            <text:p><text:a xlink:href="http://nla.gov.au/nla.news-article80401634" xlink:type="simple">http://nla.gov.au/nla.news-article80401634</text:a></text:p>
          </table:table-cell>
          <table:table-cell office:value-type="string" calcext:value-type="string">
            <text:p><text:a xlink:href="http://nla.gov.au/nla.news-article216893043" xlink:type="simple">http://nla.gov.au/nla.news-article216893043</text:a></text:p>
          </table:table-cell>
          <table:table-cell office:value-type="string" calcext:value-type="string">
            <text:p><text:a xlink:href="http://nla.gov.au/nla.news-article151036972" xlink:type="simple">http://nla.gov.au/nla.news-article151036972</text:a> returning by Morvada</text:p>
          </table:table-cell>
          <table:table-cell table:number-columns-repeated="4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Harry</text:p>
          </table:table-cell>
          <table:table-cell table:style-name="ce28" office:value-type="date" office:date-value="2016-08-02" calcext:value-type="date">
            <text:p>02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</text:p>
          </table:table-cell>
          <table:table-cell office:value-type="float" office:value="3448592" calcext:value-type="float">
            <text:p>3448592</text:p>
          </table:table-cell>
          <table:table-cell office:value-type="string" calcext:value-type="string">
            <text:p><text:a xlink:href="https://discoveringanzacs.naa.gov.au/browse/person/133466" xlink:type="simple">https://discoveringanzacs.naa.gov.au/browse/person/133466</text:a></text:p>
          </table:table-cell>
          <table:table-cell table:number-columns-repeated="5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office:value-type="string" calcext:value-type="string">
            <text:p>Lindsay</text:p>
          </table:table-cell>
          <table:table-cell office:value-type="string" calcext:value-type="string">
            <text:p>William Rich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ignaller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Left eye</text:p>
          </table:table-cell>
          <table:table-cell office:value-type="float" office:value="8193988" calcext:value-type="float">
            <text:p>8193988</text:p>
          </table:table-cell>
          <table:table-cell office:value-type="string" calcext:value-type="string">
            <text:p><text:a xlink:href="https://discoveringanzacs.naa.gov.au/browse/person/334028" xlink:type="simple">https://discoveringanzacs.naa.gov.au/browse/person/334028</text:a></text:p>
          </table:table-cell>
          <table:table-cell office:value-type="string" calcext:value-type="string">
            <text:p><text:a xlink:href="http://nla.gov.au/nla.news-article232219859" xlink:type="simple">http://nla.gov.au/nla.news-article232219859</text:a> Death 1935</text:p>
          </table:table-cell>
          <table:table-cell table:number-columns-repeated="5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orahan</text:p>
          </table:table-cell>
          <table:table-cell office:value-type="string" calcext:value-type="string">
            <text:p>Patrick Joseph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ip</text:p>
          </table:table-cell>
          <table:table-cell office:value-type="float" office:value="7986190" calcext:value-type="float">
            <text:p>7986190</text:p>
          </table:table-cell>
          <table:table-cell office:value-type="string" calcext:value-type="string">
            <text:p><text:a xlink:href="https://discoveringanzacs.naa.gov.au/browse/person/249093" xlink:type="simple">https://discoveringanzacs.naa.gov.au/browse/person/249093</text:a></text:p>
          </table:table-cell>
          <table:table-cell office:value-type="string" calcext:value-type="string">
            <text:p><text:a xlink:href="http://nla.gov.au/nla.news-article187094814" xlink:type="simple">http://nla.gov.au/nla.news-article187094814</text:a></text:p>
          </table:table-cell>
          <table:table-cell office:value-type="string" calcext:value-type="string">
            <text:p><text:a xlink:href="http://nla.gov.au/nla.news-article215132716" xlink:type="simple">http://nla.gov.au/nla.news-article215132716</text:a></text:p>
          </table:table-cell>
          <table:table-cell table:number-columns-repeated="5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kerritt</text:p>
          </table:table-cell>
          <table:table-cell office:value-type="string" calcext:value-type="string">
            <text:p>Edward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iginally Mgs – KIA Lagincour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R Hand</text:p>
          </table:table-cell>
          <table:table-cell office:value-type="float" office:value="8085725" calcext:value-type="float">
            <text:p>8085725</text:p>
          </table:table-cell>
          <table:table-cell office:value-type="string" calcext:value-type="string">
            <text:p><text:a xlink:href="https://discoveringanzacs.naa.gov.au/browse/person/318776" xlink:type="simple">https://discoveringanzacs.naa.gov.au/browse/person/318776</text:a></text:p>
          </table:table-cell>
          <table:table-cell table:number-columns-repeated="5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helander</text:p>
          </table:table-cell>
          <table:table-cell office:value-type="string" calcext:value-type="string">
            <text:p>Elias Al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GSW L Shoulder</text:p>
          </table:table-cell>
          <table:table-cell office:value-type="float" office:value="8390247" calcext:value-type="float">
            <text:p>8390247</text:p>
          </table:table-cell>
          <table:table-cell office:value-type="string" calcext:value-type="string">
            <text:p><text:a xlink:href="https://discoveringanzacs.naa.gov.au/browse/person/361477" xlink:type="simple">https://discoveringanzacs.naa.gov.au/browse/person/361477</text:a></text:p>
          </table:table-cell>
          <table:table-cell office:value-type="string" calcext:value-type="string">
            <text:p><text:a xlink:href="http://nla.gov.au/nla.news-article19835591" xlink:type="simple">http://nla.gov.au/nla.news-article19835591</text:a></text:p>
          </table:table-cell>
          <table:table-cell office:value-type="string" calcext:value-type="string">
            <text:p><text:a xlink:href="http://nla.gov.au/nla.news-article84894122" xlink:type="simple">http://nla.gov.au/nla.news-article84894122</text:a> Marriage</text:p>
          </table:table-cell>
          <table:table-cell table:number-columns-repeated="5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Joseph Willi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Upper Arm</text:p>
          </table:table-cell>
          <table:table-cell office:value-type="float" office:value="8026004" calcext:value-type="float">
            <text:p>8026004</text:p>
          </table:table-cell>
          <table:table-cell office:value-type="string" calcext:value-type="string">
            <text:p><text:a xlink:href="https://discoveringanzacs.naa.gov.au/browse/person/306845" xlink:type="simple">https://discoveringanzacs.naa.gov.au/browse/person/306845</text:a></text:p>
          </table:table-cell>
          <table:table-cell table:number-columns-repeated="5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O’Neil</text:p>
          </table:table-cell>
          <table:table-cell office:value-type="string" calcext:value-type="string">
            <text:p>Luk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l 10/2/17 DOW 20/4/18 M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Thighs</text:p>
          </table:table-cell>
          <table:table-cell office:value-type="float" office:value="7996734" calcext:value-type="float">
            <text:p>7996734</text:p>
          </table:table-cell>
          <table:table-cell office:value-type="string" calcext:value-type="string">
            <text:p><text:a xlink:href="https://discoveringanzacs.naa.gov.au/browse/person/259619" xlink:type="simple">https://discoveringanzacs.naa.gov.au/browse/person/259619</text:a></text:p>
          </table:table-cell>
          <table:table-cell office:value-type="string" calcext:value-type="string">
            <text:p><text:a xlink:href="http://nla.gov.au/nla.news-article33808766" xlink:type="simple">http://nla.gov.au/nla.news-article33808766</text:a></text:p>
          </table:table-cell>
          <table:table-cell office:value-type="string" calcext:value-type="string">
            <text:p><text:a xlink:href="http://nla.gov.au/nla.news-article34180235" xlink:type="simple">http://nla.gov.au/nla.news-article34180235</text:a></text:p>
          </table:table-cell>
          <table:table-cell office:value-type="string" calcext:value-type="string">
            <text:p><text:a xlink:href="http://nla.gov.au/nla.news-article92818987" xlink:type="simple">http://nla.gov.au/nla.news-article92818987</text:a></text:p>
          </table:table-cell>
          <table:table-cell office:value-type="string" calcext:value-type="string">
            <text:p><text:a xlink:href="http://nla.gov.au/nla.news-article212684539" xlink:type="simple">http://nla.gov.au/nla.news-article212684539</text:a></text:p>
          </table:table-cell>
          <table:table-cell office:value-type="string" calcext:value-type="string">
            <text:p><text:a xlink:href="https://www.awm.gov.au/collection/R1657744" xlink:type="simple">https://www.awm.gov.au/collection/R1657744</text:a></text:p>
          </table:table-cell>
          <table:table-cell table:number-columns-repeated="4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eadman</text:p>
          </table:table-cell>
          <table:table-cell office:value-type="string" calcext:value-type="string">
            <text:p>William 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man KIA 8/8/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nd Gassed</text:p>
          </table:table-cell>
          <table:table-cell office:value-type="float" office:value="8093703" calcext:value-type="float">
            <text:p>8093703</text:p>
          </table:table-cell>
          <table:table-cell office:value-type="string" calcext:value-type="string">
            <text:p><text:a xlink:href="https://discoveringanzacs.naa.gov.au/browse/person/326749" xlink:type="simple">https://discoveringanzacs.naa.gov.au/browse/person/326749</text:a></text:p>
          </table:table-cell>
          <table:table-cell office:value-type="string" calcext:value-type="string">
            <text:p><text:a xlink:href="http://nla.gov.au/nla.news-article175505851" xlink:type="simple">http://nla.gov.au/nla.news-article175505851</text:a>  Casualty List</text:p>
          </table:table-cell>
          <table:table-cell/>
          <table:table-cell office:value-type="string" calcext:value-type="string">
            <text:p><text:a xlink:href="https://www.awm.gov.au/collection/R1659949" xlink:type="simple">https://www.awm.gov.au/collection/R1659949</text:a></text:p>
          </table:table-cell>
          <table:table-cell table:number-columns-repeated="4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etlow</text:p>
          </table:table-cell>
          <table:table-cell office:value-type="string" calcext:value-type="string">
            <text:p>Erns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2/3/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8390045" calcext:value-type="float">
            <text:p>8390045</text:p>
          </table:table-cell>
          <table:table-cell table:style-name="Default" office:value-type="string" calcext:value-type="string">
            <text:p><text:span text:style-name="T3"><text:a xlink:href="https://discoveringanzacs.naa.gov.au/browse/person/361275" xlink:type="simple">https://discoveringanzacs.naa.gov.au/browse/person/361275</text:a></text:span></text:p>
          </table:table-cell>
          <table:table-cell office:value-type="string" calcext:value-type="string">
            <text:p><text:a xlink:href="http://nla.gov.au/nla.news-article58909886" xlink:type="simple">http://nla.gov.au/nla.news-article58909886</text:a> Casualty List</text:p>
          </table:table-cell>
          <table:table-cell table:number-columns-repeated="5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Default" office:value-type="string" calcext:value-type="string">
            <text:p>Kennedy</text:p>
          </table:table-cell>
          <table:table-cell office:value-type="string" calcext:value-type="string">
            <text:p>Alla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Wrist</text:p>
          </table:table-cell>
          <table:table-cell office:value-type="float" office:value="7366934" calcext:value-type="float">
            <text:p>7366934</text:p>
          </table:table-cell>
          <table:table-cell office:value-type="string" calcext:value-type="string">
            <text:p><text:a xlink:href="https://discoveringanzacs.naa.gov.au/browse/person/229730s" xlink:type="simple">https://discoveringanzacs.naa.gov.au/browse/person/229730s</text:a></text:p>
          </table:table-cell>
          <table:table-cell table:number-columns-repeated="2"/>
          <table:table-cell office:value-type="string" calcext:value-type="string">
            <text:p><text:a xlink:href="http://nla.gov.au/nla.news-article20050229" xlink:type="simple">http://nla.gov.au/nla.news-article20050229</text:a></text:p>
          </table:table-cell>
          <table:table-cell table:number-columns-repeated="4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Denning</text:p>
          </table:table-cell>
          <table:table-cell office:value-type="string" calcext:value-type="string">
            <text:p>Edward Harol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3501027" calcext:value-type="float">
            <text:p>3501027</text:p>
          </table:table-cell>
          <table:table-cell office:value-type="string" calcext:value-type="string">
            <text:p><text:a xlink:href="https://discoveringanzacs.naa.gov.au/browse/person/145929" xlink:type="simple">https://discoveringanzacs.naa.gov.au/browse/person/145929</text:a></text:p>
          </table:table-cell>
          <table:table-cell office:value-type="string" calcext:value-type="string">
            <text:p><text:a xlink:href="http://nla.gov.au/nla.news-article113127096" xlink:type="simple">http://nla.gov.au/nla.news-article113127096</text:a> Casualty List</text:p>
          </table:table-cell>
          <table:table-cell table:number-columns-repeated="5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office:value-type="string" calcext:value-type="string">
            <text:p>Ellicott</text:p>
          </table:table-cell>
          <table:table-cell office:value-type="string" calcext:value-type="string">
            <text:p>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3/10/1918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Face</text:p>
          </table:table-cell>
          <table:table-cell office:value-type="float" office:value="3537871" calcext:value-type="float">
            <text:p>3537871</text:p>
          </table:table-cell>
          <table:table-cell office:value-type="string" calcext:value-type="string">
            <text:p><text:a xlink:href="https://discoveringanzacs.naa.gov.au/browse/person/159370" xlink:type="simple">https://discoveringanzacs.naa.gov.au/browse/person/159370</text:a></text:p>
          </table:table-cell>
          <table:table-cell table:number-columns-repeated="5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Westacott</text:p>
          </table:table-cell>
          <table:table-cell office:value-type="string" calcext:value-type="string">
            <text:p>Robert Eric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gnaller Hinckfuss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Foot</text:p>
          </table:table-cell>
          <table:table-cell office:value-type="float" office:value="8381650" calcext:value-type="float">
            <text:p>8381650</text:p>
          </table:table-cell>
          <table:table-cell office:value-type="string" calcext:value-type="string">
            <text:p><text:a xlink:href="https://discoveringanzacs.naa.gov.au/browse/person/356891" xlink:type="simple">https://discoveringanzacs.naa.gov.au/browse/person/356891</text:a></text:p>
          </table:table-cell>
          <table:table-cell office:value-type="string" calcext:value-type="string">
            <text:p>There is a Death notice see da record</text:p>
          </table:table-cell>
          <table:table-cell table:number-columns-repeated="5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Tpt</text:p>
          </table:table-cell>
          <table:table-cell/>
          <table:table-cell office:value-type="string" calcext:value-type="string">
            <text:p>Ex LH</text:p>
          </table:table-cell>
          <table:table-cell office:value-type="string" calcext:value-type="string">
            <text:p>GSW Arm and Thigh</text:p>
          </table:table-cell>
          <table:table-cell office:value-type="float" office:value="1926202" calcext:value-type="float">
            <text:p>1926202</text:p>
          </table:table-cell>
          <table:table-cell office:value-type="string" calcext:value-type="string">
            <text:p><text:a xlink:href="https://discoveringanzacs.naa.gov.au/browse/records/76521" xlink:type="simple">https://discoveringanzacs.naa.gov.au/browse/records/76521</text:a></text:p>
          </table:table-cell>
          <table:table-cell office:value-type="string" calcext:value-type="string">
            <text:p><text:a xlink:href="https://discoveringanzacs.naa.gov.au/browse/person/30429" xlink:type="simple">https://discoveringanzacs.naa.gov.au/browse/person/30429</text:a></text:p>
          </table:table-cell>
          <table:table-cell table:number-columns-repeated="5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Horne</text:p>
          </table:table-cell>
          <table:table-cell office:value-type="string" calcext:value-type="string">
            <text:p>George Loui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5831434" calcext:value-type="float">
            <text:p>5831434</text:p>
          </table:table-cell>
          <table:table-cell office:value-type="string" calcext:value-type="string">
            <text:p><text:a xlink:href="https://discoveringanzacs.naa.gov.au/browse/person/216068" xlink:type="simple">https://discoveringanzacs.naa.gov.au/browse/person/216068</text:a></text:p>
          </table:table-cell>
          <table:table-cell table:number-columns-repeated="5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awn</text:p>
          </table:table-cell>
          <table:table-cell office:value-type="string" calcext:value-type="string">
            <text:p>George Athol Ignatiu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POW</text:p>
          </table:table-cell>
          <table:table-cell office:value-type="float" office:value="3058777" calcext:value-type="float">
            <text:p>3058777</text:p>
          </table:table-cell>
          <table:table-cell office:value-type="string" calcext:value-type="string">
            <text:p><text:a xlink:href="https://discoveringanzacs.naa.gov.au/browse/person/83675" xlink:type="simple">https://discoveringanzacs.naa.gov.au/browse/person/83675</text:a></text:p>
          </table:table-cell>
          <table:table-cell table:number-columns-repeated="5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Broxam</text:p>
          </table:table-cell>
          <table:table-cell office:value-type="string" calcext:value-type="string">
            <text:p>Francis 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3132253" calcext:value-type="float">
            <text:p>3132253</text:p>
          </table:table-cell>
          <table:table-cell office:value-type="string" calcext:value-type="string">
            <text:p><text:a xlink:href="https://discoveringanzacs.naa.gov.au/browse/person/102691" xlink:type="simple">https://discoveringanzacs.naa.gov.au/browse/person/102691</text:a></text:p>
          </table:table-cell>
          <table:table-cell table:number-columns-repeated="5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Leo Hambl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Neck and Arm</text:p>
          </table:table-cell>
          <table:table-cell office:value-type="float" office:value="3057119" calcext:value-type="float">
            <text:p>3057119</text:p>
          </table:table-cell>
          <table:table-cell office:value-type="string" calcext:value-type="string">
            <text:p><text:a xlink:href="https://discoveringanzacs.naa.gov.au/browse/person/83217" xlink:type="simple">https://discoveringanzacs.naa.gov.au/browse/person/83217</text:a></text:p>
          </table:table-cell>
          <table:table-cell office:value-type="string" calcext:value-type="string">
            <text:p><text:a xlink:href="http://nla.gov.au/nla.news-article84082430" xlink:type="simple">http://nla.gov.au/nla.news-article84082430</text:a></text:p>
          </table:table-cell>
          <table:table-cell table:number-columns-repeated="5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McPhillips</text:p>
          </table:table-cell>
          <table:table-cell office:value-type="string" calcext:value-type="string">
            <text:p>Henry George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ter a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1959072" calcext:value-type="float">
            <text:p>1959072</text:p>
          </table:table-cell>
          <table:table-cell office:value-type="string" calcext:value-type="string">
            <text:p><text:a xlink:href="https://discoveringanzacs.naa.gov.au/browse/person/46036" xlink:type="simple">https://discoveringanzacs.naa.gov.au/browse/person/46036</text:a></text:p>
          </table:table-cell>
          <table:table-cell table:number-columns-repeated="5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leaver</text:p>
          </table:table-cell>
          <table:table-cell office:value-type="string" calcext:value-type="string">
            <text:p>Albert 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ounded also 20/9/19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Rt Leg Severe</text:p>
          </table:table-cell>
          <table:table-cell office:value-type="float" office:value="3253687" calcext:value-type="float">
            <text:p>3253687</text:p>
          </table:table-cell>
          <table:table-cell office:value-type="string" calcext:value-type="string">
            <text:p><text:a xlink:href="https://discoveringanzacs.naa.gov.au/browse/person/120510" xlink:type="simple">https://discoveringanzacs.naa.gov.au/browse/person/120510</text:a></text:p>
          </table:table-cell>
          <table:table-cell office:value-type="string" calcext:value-type="string">
            <text:p><text:a xlink:href="http://nla.gov.au/nla.news-article151259940" xlink:type="simple">http://nla.gov.au/nla.news-article151259940</text:a> 1917 wounding</text:p>
          </table:table-cell>
          <table:table-cell table:number-columns-repeated="5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Dillon</text:p>
          </table:table-cell>
          <table:table-cell office:value-type="string" calcext:value-type="string">
            <text:p>Tennyson Bern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3507412" calcext:value-type="float">
            <text:p>3507412</text:p>
          </table:table-cell>
          <table:table-cell office:value-type="string" calcext:value-type="string">
            <text:p><text:a xlink:href="https://discoveringanzacs.naa.gov.au/browse/person/148041" xlink:type="simple">https://discoveringanzacs.naa.gov.au/browse/person/148041</text:a></text:p>
          </table:table-cell>
          <table:table-cell table:number-columns-repeated="5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uffy, </text:p>
          </table:table-cell>
          <table:table-cell office:value-type="string" calcext:value-type="string">
            <text:p>Charles Michae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3524653" calcext:value-type="float">
            <text:p>3524653</text:p>
          </table:table-cell>
          <table:table-cell office:value-type="string" calcext:value-type="string">
            <text:p><text:a xlink:href="https://discoveringanzacs.naa.gov.au/browse/person/154119" xlink:type="simple">https://discoveringanzacs.naa.gov.au/browse/person/154119</text:a></text:p>
          </table:table-cell>
          <table:table-cell office:value-type="string" calcext:value-type="string">
            <text:p><text:a xlink:href="http://nla.gov.au/nla.news-article190965756" xlink:type="simple">http://nla.gov.au/nla.news-article190965756</text:a></text:p>
          </table:table-cell>
          <table:table-cell table:number-columns-repeated="5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Emmett</text:p>
          </table:table-cell>
          <table:table-cell office:value-type="string" calcext:value-type="string">
            <text:p>Ronald 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ounded also 4/10/1917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542581" calcext:value-type="float">
            <text:p>3542581</text:p>
          </table:table-cell>
          <table:table-cell office:value-type="string" calcext:value-type="string">
            <text:p><text:a xlink:href="https://discoveringanzacs.naa.gov.au/browse/person/161032" xlink:type="simple">https://discoveringanzacs.naa.gov.au/browse/person/161032</text:a></text:p>
          </table:table-cell>
          <table:table-cell office:value-type="string" calcext:value-type="string">
            <text:p><text:a xlink:href="http://nla.gov.au/nla.news-article151928120" xlink:type="simple">http://nla.gov.au/nla.news-article151928120</text:a> PMG 1908 trade</text:p>
          </table:table-cell>
          <table:table-cell table:number-columns-repeated="51"/>
        </table:table-row>
        <table:table-row table:style-name="ro3">
          <table:table-cell office:value-type="float" office:value="884" calcext:value-type="float">
            <text:p>884</text:p>
          </table:table-cell>
          <table:table-cell office:value-type="string" calcext:value-type="string">
            <text:p>Gellie</text:p>
          </table:table-cell>
          <table:table-cell office:value-type="string" calcext:value-type="string">
            <text:p>Harold Gordo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ter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ide</text:p>
          </table:table-cell>
          <table:table-cell table:style-name="ce30" office:value-type="float" office:value="4002046" calcext:value-type="float">
            <text:p>4002046</text:p>
          </table:table-cell>
          <table:table-cell office:value-type="string" calcext:value-type="string">
            <text:p><text:a xlink:href="https://discoveringanzacs.naa.gov.au/browse/person/170731" xlink:type="simple">https://discoveringanzacs.naa.gov.au/browse/person/170731</text:a></text:p>
          </table:table-cell>
          <table:table-cell table:number-columns-repeated="5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Holliday</text:p>
          </table:table-cell>
          <table:table-cell office:value-type="string" calcext:value-type="string">
            <text:p>Frank Lawso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ounded also 14/11/16 8/8/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 and Leg</text:p>
          </table:table-cell>
          <table:table-cell office:value-type="float" office:value="5827599" calcext:value-type="float">
            <text:p>5827599</text:p>
          </table:table-cell>
          <table:table-cell office:value-type="string" calcext:value-type="string">
            <text:p><text:a xlink:href="https://discoveringanzacs.naa.gov.au/browse/person/215031" xlink:type="simple">https://discoveringanzacs.naa.gov.au/browse/person/215031</text:a></text:p>
          </table:table-cell>
          <table:table-cell office:value-type="string" calcext:value-type="string">
            <text:p><text:a xlink:href="https://www.awm.gov.au/collection/C390361" xlink:type="simple">https://www.awm.gov.au/collection/C390361</text:a></text:p>
          </table:table-cell>
          <table:table-cell table:number-columns-repeated="5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Hedley Thoma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ell shock</text:p>
          </table:table-cell>
          <table:table-cell office:value-type="float" office:value="4245962" calcext:value-type="float">
            <text:p>4245962</text:p>
          </table:table-cell>
          <table:table-cell office:value-type="string" calcext:value-type="string">
            <text:p><text:a xlink:href="https://discoveringanzacs.naa.gov.au/browse/person/181096" xlink:type="simple">https://discoveringanzacs.naa.gov.au/browse/person/181096</text:a></text:p>
          </table:table-cell>
          <table:table-cell table:number-columns-repeated="5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John Willi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houlder and Back - severe</text:p>
          </table:table-cell>
          <table:table-cell office:value-type="float" office:value="8361939" calcext:value-type="float">
            <text:p>8361939</text:p>
          </table:table-cell>
          <table:table-cell office:value-type="string" calcext:value-type="string">
            <text:p><text:a xlink:href="https://discoveringanzacs.naa.gov.au/browse/records/396618" xlink:type="simple">https://discoveringanzacs.naa.gov.au/browse/records/396618</text:a></text:p>
          </table:table-cell>
          <table:table-cell table:number-columns-repeated="5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John David Dunca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Wounded Right Foot/ B wound L Leg</text:p>
          </table:table-cell>
          <table:table-cell office:value-type="float" office:value="1940436" calcext:value-type="float">
            <text:p>1940436</text:p>
          </table:table-cell>
          <table:table-cell office:value-type="string" calcext:value-type="string">
            <text:p><text:a xlink:href="https://discoveringanzacs.naa.gov.au/browse/person/35931" xlink:type="simple">https://discoveringanzacs.naa.gov.au/browse/person/35931</text:a></text:p>
          </table:table-cell>
          <table:table-cell office:value-type="string" calcext:value-type="string">
            <text:p><text:a xlink:href="http://nla.gov.au/nla.news-article151267946" xlink:type="simple">http://nla.gov.au/nla.news-article151267946</text:a> Casualty List 443 </text:p>
          </table:table-cell>
          <table:table-cell table:number-columns-repeated="5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Gordon Ro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 serious</text:p>
          </table:table-cell>
          <table:table-cell office:value-type="float" office:value="5455137" calcext:value-type="float">
            <text:p>5455137</text:p>
          </table:table-cell>
          <table:table-cell office:value-type="string" calcext:value-type="string">
            <text:p><text:a xlink:href="https://discoveringanzacs.naa.gov.au/browse/person/210725" xlink:type="simple">https://discoveringanzacs.naa.gov.au/browse/person/210725</text:a></text:p>
          </table:table-cell>
          <table:table-cell office:value-type="string" calcext:value-type="string">
            <text:p><text:a xlink:href="http://nla.gov.au/nla.news-article152704002" xlink:type="simple">http://nla.gov.au/nla.news-article152704002</text:a> Casualty Item</text:p>
          </table:table-cell>
          <table:table-cell office:value-type="string" calcext:value-type="string">
            <text:p><text:a xlink:href="http://nla.gov.au/nla.news-article51249799" xlink:type="simple">http://nla.gov.au/nla.news-article51249799</text:a> Death Notice</text:p>
          </table:table-cell>
          <table:table-cell office:value-type="string" calcext:value-type="string">
            <text:p><text:a xlink:href="http://nla.gov.au/nla.news-article64770156" xlink:type="simple">http://nla.gov.au/nla.news-article64770156</text:a> RTA</text:p>
          </table:table-cell>
          <table:table-cell table:number-columns-repeated="4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Ibbott</text:p>
          </table:table-cell>
          <table:table-cell office:value-type="string" calcext:value-type="string">
            <text:p>Victor Gordo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C Later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 Face and Legs</text:p>
          </table:table-cell>
          <table:table-cell office:value-type="float" office:value="7367007" calcext:value-type="float">
            <text:p>7367007</text:p>
          </table:table-cell>
          <table:table-cell office:value-type="string" calcext:value-type="string">
            <text:p><text:a xlink:href="https://discoveringanzacs.naa.gov.au/browse/person/229803" xlink:type="simple">https://discoveringanzacs.naa.gov.au/browse/person/229803</text:a></text:p>
          </table:table-cell>
          <table:table-cell table:number-columns-repeated="5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Kingston</text:p>
          </table:table-cell>
          <table:table-cell office:value-type="string" calcext:value-type="string">
            <text:p>Clyde Frederick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out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7373117" calcext:value-type="float">
            <text:p>7373117</text:p>
          </table:table-cell>
          <table:table-cell office:value-type="string" calcext:value-type="string">
            <text:p><text:a xlink:href="https://discoveringanzacs.naa.gov.au/browse/person/235889" xlink:type="simple">https://discoveringanzacs.naa.gov.au/browse/person/235889</text:a></text:p>
          </table:table-cell>
          <table:table-cell table:number-columns-repeated="5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Keating</text:p>
          </table:table-cell>
          <table:table-cell office:value-type="string" calcext:value-type="string">
            <text:p>Keith Cyri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7361933" calcext:value-type="float">
            <text:p>7361933</text:p>
          </table:table-cell>
          <table:table-cell office:value-type="string" calcext:value-type="string">
            <text:p><text:a xlink:href="https://discoveringanzacs.naa.gov.au/browse/person/224737" xlink:type="simple">https://discoveringanzacs.naa.gov.au/browse/person/224737</text:a></text:p>
          </table:table-cell>
          <table:table-cell office:value-type="string" calcext:value-type="string">
            <text:p><text:a xlink:href="http://nla.gov.au/nla.news-article52598748" xlink:type="simple">http://nla.gov.au/nla.news-article52598748</text:a> Funeral Notice</text:p>
          </table:table-cell>
          <table:table-cell office:value-type="string" calcext:value-type="string">
            <text:p>many other reports for robbery etc.</text:p>
          </table:table-cell>
          <table:table-cell table:number-columns-repeated="5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fred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d 9 Sep 1979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Back</text:p>
          </table:table-cell>
          <table:table-cell office:value-type="float" office:value="7362925" calcext:value-type="float">
            <text:p>7362925</text:p>
          </table:table-cell>
          <table:table-cell office:value-type="string" calcext:value-type="string">
            <text:p><text:a xlink:href="https://discoveringanzacs.naa.gov.au/browse/person/225726" xlink:type="simple">https://discoveringanzacs.naa.gov.au/browse/person/225726</text:a></text:p>
          </table:table-cell>
          <table:table-cell table:number-columns-repeated="2"/>
          <table:table-cell office:value-type="string" calcext:value-type="string">
            <text:p>marched out for RTA 1915 enlistee</text:p>
          </table:table-cell>
          <table:table-cell table:number-columns-repeated="4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cArthur</text:p>
          </table:table-cell>
          <table:table-cell office:value-type="string" calcext:value-type="string">
            <text:p>Robert Alexande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pl vice Lee promoted 29/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 and side</text:p>
          </table:table-cell>
          <table:table-cell office:value-type="float" office:value="1937322" calcext:value-type="float">
            <text:p>1937322</text:p>
          </table:table-cell>
          <table:table-cell office:value-type="string" calcext:value-type="string">
            <text:p><text:a xlink:href="https://discoveringanzacs.naa.gov.au/browse/person/34012" xlink:type="simple">https://discoveringanzacs.naa.gov.au/browse/person/34012</text:a></text:p>
          </table:table-cell>
          <table:table-cell table:number-columns-repeated="5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Mervyn Ronal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Foot</text:p>
          </table:table-cell>
          <table:table-cell office:value-type="float" office:value="7998088" calcext:value-type="float">
            <text:p>7998088</text:p>
          </table:table-cell>
          <table:table-cell office:value-type="string" calcext:value-type="string">
            <text:p><text:a xlink:href="https://discoveringanzacs.naa.gov.au/browse/records/317088" xlink:type="simple">https://discoveringanzacs.naa.gov.au/browse/records/317088</text:a></text:p>
          </table:table-cell>
          <table:table-cell table:number-columns-repeated="5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O’Doherty</text:p>
          </table:table-cell>
          <table:table-cell office:value-type="string" calcext:value-type="string">
            <text:p>Hugh Patrick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 and Arm</text:p>
          </table:table-cell>
          <table:table-cell office:value-type="float" office:value="8003394" calcext:value-type="float">
            <text:p>8003394</text:p>
          </table:table-cell>
          <table:table-cell office:value-type="string" calcext:value-type="string">
            <text:p><text:a xlink:href="https://discoveringanzacs.naa.gov.au/browse/person/266268" xlink:type="simple">https://discoveringanzacs.naa.gov.au/browse/person/266268</text:a></text:p>
          </table:table-cell>
          <table:table-cell office:value-type="string" calcext:value-type="string">
            <text:p><text:a xlink:href="http://nla.gov.au/nla.news-article106078775" xlink:type="simple">http://nla.gov.au/nla.news-article106078775</text:a>  RTA + Brother</text:p>
          </table:table-cell>
          <table:table-cell table:number-columns-repeated="5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Walter Gordon</text:p>
          </table:table-cell>
          <table:table-cell table:style-name="ce28" office:value-type="date" office:date-value="2016-08-08" calcext:value-type="date">
            <text:p>08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8078322" calcext:value-type="float">
            <text:p>8078322</text:p>
          </table:table-cell>
          <table:table-cell office:value-type="string" calcext:value-type="string">
            <text:p><text:a xlink:href="https://discoveringanzacs.naa.gov.au/browse/person/311375" xlink:type="simple">https://discoveringanzacs.naa.gov.au/browse/person/311375</text:a></text:p>
          </table:table-cell>
          <table:table-cell table:number-columns-repeated="5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No Detail</text:p>
          </table:table-cell>
          <table:table-cell office:value-type="float" office:value="3003199" calcext:value-type="float">
            <text:p>3003199</text:p>
          </table:table-cell>
          <table:table-cell office:value-type="string" calcext:value-type="string">
            <text:p><text:a xlink:href="https://discoveringanzacs.naa.gov.au/browse/person/59013s" xlink:type="simple">https://discoveringanzacs.naa.gov.au/browse/person/59013s</text:a></text:p>
          </table:table-cell>
          <table:table-cell table:number-columns-repeated="5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James Gordo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Fingers</text:p>
          </table:table-cell>
          <table:table-cell office:value-type="float" office:value="8376726" calcext:value-type="float">
            <text:p>8376726</text:p>
          </table:table-cell>
          <table:table-cell office:value-type="string" calcext:value-type="string">
            <text:p><text:a xlink:href="https://discoveringanzacs.naa.gov.au/browse/person/353972" xlink:type="simple">https://discoveringanzacs.naa.gov.au/browse/person/353972</text:a></text:p>
          </table:table-cell>
          <table:table-cell table:number-columns-repeated="5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Hazel Erskine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No details</text:p>
          </table:table-cell>
          <table:table-cell office:value-type="float" office:value="1976807" calcext:value-type="float">
            <text:p>1976807</text:p>
          </table:table-cell>
          <table:table-cell office:value-type="string" calcext:value-type="string">
            <text:p><text:a xlink:href="https://discoveringanzacs.naa.gov.au/browse/person/52034" xlink:type="simple">https://discoveringanzacs.naa.gov.au/browse/person/52034</text:a></text:p>
          </table:table-cell>
          <table:table-cell office:value-type="string" calcext:value-type="string">
            <text:p><text:a xlink:href="http://nla.gov.au/nla.news-article205374027" xlink:type="simple">http://nla.gov.au/nla.news-article205374027</text:a> Death Notice 25/9/1950</text:p>
          </table:table-cell>
          <table:table-cell table:number-columns-repeated="5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Willi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BW L Forearm</text:p>
          </table:table-cell>
          <table:table-cell office:value-type="float" office:value="8022649" calcext:value-type="float">
            <text:p>8022649</text:p>
          </table:table-cell>
          <table:table-cell office:value-type="string" calcext:value-type="string">
            <text:p><text:a xlink:href="https://discoveringanzacs.naa.gov.au/browse/person/285509" xlink:type="simple">https://discoveringanzacs.naa.gov.au/browse/person/285509</text:a></text:p>
          </table:table-cell>
          <table:table-cell table:number-columns-repeated="5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ark Edw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 Leg</text:p>
          </table:table-cell>
          <table:table-cell office:value-type="float" office:value="3006473" calcext:value-type="float">
            <text:p>3006473</text:p>
          </table:table-cell>
          <table:table-cell office:value-type="string" calcext:value-type="string">
            <text:p><text:a xlink:href="https://discoveringanzacs.naa.gov.au/browse/person/61180" xlink:type="simple">https://discoveringanzacs.naa.gov.au/browse/person/61180</text:a></text:p>
          </table:table-cell>
          <table:table-cell table:number-columns-repeated="5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George Arthu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Wrist</text:p>
          </table:table-cell>
          <table:table-cell office:value-type="float" office:value="1829804" calcext:value-type="float">
            <text:p>1829804</text:p>
          </table:table-cell>
          <table:table-cell office:value-type="string" calcext:value-type="string">
            <text:p><text:a xlink:href="https://discoveringanzacs.naa.gov.au/browse/person/13899" xlink:type="simple">https://discoveringanzacs.naa.gov.au/browse/person/13899</text:a></text:p>
          </table:table-cell>
          <table:table-cell table:number-columns-repeated="5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Percy Her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Lt 22/8,KIA 27/3, VC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Neck</text:p>
          </table:table-cell>
          <table:table-cell office:value-type="float" office:value="1935348" calcext:value-type="float">
            <text:p>1935348</text:p>
          </table:table-cell>
          <table:table-cell office:value-type="string" calcext:value-type="string">
            <text:p><text:a xlink:href="https://discoveringanzacs.naa.gov.au/browse/person/33247" xlink:type="simple">https://discoveringanzacs.naa.gov.au/browse/person/33247</text:a></text:p>
          </table:table-cell>
          <table:table-cell table:number-columns-repeated="5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Purdon</text:p>
          </table:table-cell>
          <table:table-cell office:value-type="string" calcext:value-type="string">
            <text:p>Alfred George</text:p>
          </table:table-cell>
          <table:table-cell table:style-name="ce28" office:value-type="date" office:date-value="2017-07-29" calcext:value-type="date">
            <text:p>29/07/1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POW</text:p>
          </table:table-cell>
          <table:table-cell office:value-type="float" office:value="8022754" calcext:value-type="float">
            <text:p>8022754</text:p>
          </table:table-cell>
          <table:table-cell office:value-type="string" calcext:value-type="string">
            <text:p><text:a xlink:href="https://discoveringanzacs.naa.gov.au/browse/person/285614" xlink:type="simple">https://discoveringanzacs.naa.gov.au/browse/person/285614</text:a></text:p>
          </table:table-cell>
          <table:table-cell table:number-columns-repeated="5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Hedle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came Lt/Died 1950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451529" calcext:value-type="float">
            <text:p>3451529</text:p>
          </table:table-cell>
          <table:table-cell office:value-type="string" calcext:value-type="string">
            <text:p><text:a xlink:href="https://discoveringanzacs.naa.gov.au/browse/person/134004" xlink:type="simple">https://discoveringanzacs.naa.gov.au/browse/person/134004</text:a></text:p>
          </table:table-cell>
          <table:table-cell office:value-type="string" calcext:value-type="string">
            <text:p><text:a xlink:href="http://nla.gov.au/nla.news-article64586982" xlink:type="simple">http://nla.gov.au/nla.news-article64586982</text:a> Wounding</text:p>
          </table:table-cell>
          <table:table-cell office:value-type="string" calcext:value-type="string">
            <text:p><text:a xlink:href="http://nla.gov.au/nla.news-article50967298" xlink:type="simple">http://nla.gov.au/nla.news-article50967298</text:a></text:p>
          </table:table-cell>
          <table:table-cell table:number-columns-repeated="5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</text:p>
          </table:table-cell>
          <table:table-cell office:value-type="float" office:value="3032124" calcext:value-type="float">
            <text:p>3032124</text:p>
          </table:table-cell>
          <table:table-cell office:value-type="string" calcext:value-type="string">
            <text:p><text:a xlink:href="https://discoveringanzacs.naa.gov.au/browse/person/71528" xlink:type="simple">https://discoveringanzacs.naa.gov.au/browse/person/71528</text:a></text:p>
          </table:table-cell>
          <table:table-cell table:number-columns-repeated="5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Francis Lesli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027387" calcext:value-type="float">
            <text:p>3027387</text:p>
          </table:table-cell>
          <table:table-cell office:value-type="string" calcext:value-type="string">
            <text:p><text:a xlink:href="https://discoveringanzacs.naa.gov.au/browse/person/70397" xlink:type="simple">https://discoveringanzacs.naa.gov.au/browse/person/70397</text:a></text:p>
          </table:table-cell>
          <table:table-cell table:number-columns-repeated="2"/>
          <table:table-cell office:value-type="string" calcext:value-type="string">
            <text:p>Cycling without a light!</text:p>
          </table:table-cell>
          <table:table-cell table:number-columns-repeated="4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Leonard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d 1932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 and Arm</text:p>
          </table:table-cell>
          <table:table-cell office:value-type="float" office:value="3122870" calcext:value-type="float">
            <text:p>3122870</text:p>
          </table:table-cell>
          <table:table-cell office:value-type="string" calcext:value-type="string">
            <text:p><text:a xlink:href="https://discoveringanzacs.naa.gov.au/browse/person/100376" xlink:type="simple">https://discoveringanzacs.naa.gov.au/browse/person/100376</text:a></text:p>
          </table:table-cell>
          <table:table-cell office:value-type="string" calcext:value-type="string">
            <text:p>Lots of additional info</text:p>
          </table:table-cell>
          <table:table-cell table:number-columns-repeated="51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William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d 1929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finger</text:p>
          </table:table-cell>
          <table:table-cell office:value-type="float" office:value="3051511" calcext:value-type="float">
            <text:p>3051511</text:p>
          </table:table-cell>
          <table:table-cell office:value-type="string" calcext:value-type="string">
            <text:p><text:a xlink:href="https://discoveringanzacs.naa.gov.au/browse/person/80824" xlink:type="simple">https://discoveringanzacs.naa.gov.au/browse/person/80824</text:a></text:p>
          </table:table-cell>
          <table:table-cell office:value-type="string" calcext:value-type="string">
            <text:p>Lots of additional info</text:p>
          </table:table-cell>
          <table:table-cell table:number-columns-repeated="51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Bellette</text:p>
          </table:table-cell>
          <table:table-cell office:value-type="string" calcext:value-type="string">
            <text:p>Norman Godfrey Lovell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ounded 4 times, became M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SW leg and Thigh</text:p>
          </table:table-cell>
          <table:table-cell office:value-type="float" office:value="3071510" calcext:value-type="float">
            <text:p>3071510</text:p>
          </table:table-cell>
          <table:table-cell office:value-type="string" calcext:value-type="string">
            <text:p><text:a xlink:href="https://discoveringanzacs.naa.gov.au/browse/person/86007" xlink:type="simple">https://discoveringanzacs.naa.gov.au/browse/person/86007</text:a></text:p>
          </table:table-cell>
          <table:table-cell table:number-columns-repeated="5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Cutler</text:p>
          </table:table-cell>
          <table:table-cell office:value-type="string" calcext:value-type="string">
            <text:p>Francis Willi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5/8/188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Buttock and thigh</text:p>
          </table:table-cell>
          <table:table-cell office:value-type="float" office:value="3481255" calcext:value-type="float">
            <text:p>3481255</text:p>
          </table:table-cell>
          <table:table-cell office:value-type="string" calcext:value-type="string">
            <text:p><text:a xlink:href="https://discoveringanzacs.naa.gov.au/browse/person/140332" xlink:type="simple">https://discoveringanzacs.naa.gov.au/browse/person/140332</text:a></text:p>
          </table:table-cell>
          <table:table-cell office:value-type="string" calcext:value-type="string">
            <text:p><text:a xlink:href="http://nla.gov.au/nla.news-article153055163" xlink:type="simple">http://nla.gov.au/nla.news-article153055163</text:a></text:p>
          </table:table-cell>
          <table:table-cell table:number-columns-repeated="51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Charles Henry Samuel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 Severe</text:p>
          </table:table-cell>
          <table:table-cell office:value-type="float" office:value="3482825" calcext:value-type="float">
            <text:p>3482825</text:p>
          </table:table-cell>
          <table:table-cell office:value-type="string" calcext:value-type="string">
            <text:p><text:a xlink:href="https://discoveringanzacs.naa.gov.au/browse/person/140695" xlink:type="simple">https://discoveringanzacs.naa.gov.au/browse/person/140695</text:a></text:p>
          </table:table-cell>
          <table:table-cell table:number-columns-repeated="5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Francis Waterfo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5/11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1858401" calcext:value-type="float">
            <text:p>1858401</text:p>
          </table:table-cell>
          <table:table-cell office:value-type="string" calcext:value-type="string">
            <text:p><text:a xlink:href="https://discoveringanzacs.naa.gov.au/browse/person/20402" xlink:type="simple">https://discoveringanzacs.naa.gov.au/browse/person/20402</text:a></text:p>
          </table:table-cell>
          <table:table-cell table:number-columns-repeated="5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Default" office:value-type="string" calcext:value-type="string">
            <text:p>Eady</text:p>
          </table:table-cell>
          <table:table-cell office:value-type="string" calcext:value-type="string">
            <text:p>William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531517" calcext:value-type="float">
            <text:p>3531517</text:p>
          </table:table-cell>
          <table:table-cell office:value-type="string" calcext:value-type="string">
            <text:p><text:a xlink:href="https://discoveringanzacs.naa.gov.au/browse/person/157068" xlink:type="simple">https://discoveringanzacs.naa.gov.au/browse/person/157068</text:a></text:p>
          </table:table-cell>
          <table:table-cell office:value-type="string" calcext:value-type="string">
            <text:p><text:a xlink:href="https://trove.nla.gov.au/newspaper/article/52382822" xlink:type="simple">https://trove.nla.gov.au/newspaper/article/52382822</text:a> Obituary</text:p>
          </table:table-cell>
          <table:table-cell table:number-columns-repeated="51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Grundy</text:p>
          </table:table-cell>
          <table:table-cell office:value-type="string" calcext:value-type="string">
            <text:p>Francis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Wrist</text:p>
          </table:table-cell>
          <table:table-cell office:value-type="float" office:value="4391206" calcext:value-type="float">
            <text:p>4391206</text:p>
          </table:table-cell>
          <table:table-cell office:value-type="string" calcext:value-type="string">
            <text:p><text:a xlink:href="https://discoveringanzacs.naa.gov.au/browse/person/186501" xlink:type="simple">https://discoveringanzacs.naa.gov.au/browse/person/186501</text:a></text:p>
          </table:table-cell>
          <table:table-cell office:value-type="string" calcext:value-type="string">
            <text:p><text:a xlink:href="http://nla.gov.au/nla.news-article64586982" xlink:type="simple">http://nla.gov.au/nla.news-article64586982</text:a> Wounding</text:p>
          </table:table-cell>
          <table:table-cell table:number-columns-repeated="51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Gallagher </text:p>
          </table:table-cell>
          <table:table-cell office:value-type="string" calcext:value-type="string">
            <text:p>Victor Michae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 and Leg</text:p>
          </table:table-cell>
          <table:table-cell office:value-type="float" office:value="4001939" calcext:value-type="float">
            <text:p>4001939</text:p>
          </table:table-cell>
          <table:table-cell office:value-type="string" calcext:value-type="string">
            <text:p><text:a xlink:href="https://discoveringanzacs.naa.gov.au/browse/person/170631" xlink:type="simple">https://discoveringanzacs.naa.gov.au/browse/person/170631</text:a></text:p>
          </table:table-cell>
          <table:table-cell office:value-type="string" calcext:value-type="string">
            <text:p><text:a xlink:href="http://nla.gov.au/nla.news-article187737611" xlink:type="simple">http://nla.gov.au/nla.news-article187737611</text:a> “Franklin Heroes”</text:p>
          </table:table-cell>
          <table:table-cell table:number-columns-repeated="5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Grose</text:p>
          </table:table-cell>
          <table:table-cell office:value-type="string" calcext:value-type="string">
            <text:p>William Charl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d 1980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Neck</text:p>
          </table:table-cell>
          <table:table-cell office:value-type="float" office:value="4391061" calcext:value-type="float">
            <text:p>4391061</text:p>
          </table:table-cell>
          <table:table-cell office:value-type="string" calcext:value-type="string">
            <text:p><text:a xlink:href="https://discoveringanzacs.naa.gov.au/browse/person/186369" xlink:type="simple">https://discoveringanzacs.naa.gov.au/browse/person/186369</text:a></text:p>
          </table:table-cell>
          <table:table-cell table:number-columns-repeated="5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Arthu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5/11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No details</text:p>
          </table:table-cell>
          <table:table-cell office:value-type="float" office:value="3007080" calcext:value-type="float">
            <text:p>3007080</text:p>
          </table:table-cell>
          <table:table-cell office:value-type="string" calcext:value-type="string">
            <text:p><text:a xlink:href="https://discoveringanzacs.naa.gov.au/browse/person/61589" xlink:type="simple">https://discoveringanzacs.naa.gov.au/browse/person/61589</text:a></text:p>
          </table:table-cell>
          <table:table-cell table:number-columns-repeated="5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Hodgman</text:p>
          </table:table-cell>
          <table:table-cell office:value-type="string" calcext:value-type="string">
            <text:p>Douglas Alla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Bomb wound thigh</text:p>
          </table:table-cell>
          <table:table-cell office:value-type="float" office:value="5283506" calcext:value-type="float">
            <text:p>5283506</text:p>
          </table:table-cell>
          <table:table-cell office:value-type="string" calcext:value-type="string">
            <text:p><text:a xlink:href="https://discoveringanzacs.naa.gov.au/browse/person/207055" xlink:type="simple">https://discoveringanzacs.naa.gov.au/browse/person/207055</text:a></text:p>
          </table:table-cell>
          <table:table-cell table:number-columns-repeated="5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Walte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e DA Pozieres description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3008129" calcext:value-type="float">
            <text:p>3008129</text:p>
          </table:table-cell>
          <table:table-cell office:value-type="string" calcext:value-type="string">
            <text:p><text:a xlink:href="https://discoveringanzacs.naa.gov.au/browse/person/62302" xlink:type="simple">https://discoveringanzacs.naa.gov.au/browse/person/62302</text:a></text:p>
          </table:table-cell>
          <table:table-cell office:value-type="string" calcext:value-type="string">
            <text:p><text:a xlink:href="http://nla.gov.au/nla.news-article26666509" xlink:type="simple">http://nla.gov.au/nla.news-article26666509</text:a></text:p>
          </table:table-cell>
          <table:table-cell table:number-columns-repeated="51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Albert Ernes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7369334" calcext:value-type="float">
            <text:p>7369334</text:p>
          </table:table-cell>
          <table:table-cell office:value-type="string" calcext:value-type="string">
            <text:p><text:a xlink:href="https://discoveringanzacs.naa.gov.au/browse/person/232110" xlink:type="simple">https://discoveringanzacs.naa.gov.au/browse/person/232110</text:a></text:p>
          </table:table-cell>
          <table:table-cell office:value-type="string" calcext:value-type="string">
            <text:p><text:a xlink:href="http://nla.gov.au/nla.news-article187735838" xlink:type="simple">http://nla.gov.au/nla.news-article187735838</text:a> 1919 Item of interest</text:p>
          </table:table-cell>
          <table:table-cell office:value-type="string" calcext:value-type="string">
            <text:p><text:a xlink:href="http://nla.gov.au/nla.news-article151267946" xlink:type="simple">http://nla.gov.au/nla.news-article151267946</text:a> Casualty List 423</text:p>
          </table:table-cell>
          <table:table-cell table:number-columns-repeated="50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Lawler</text:p>
          </table:table-cell>
          <table:table-cell office:value-type="string" calcext:value-type="string">
            <text:p>Her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rrect name Hubert. Died 20/1/79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Buttock</text:p>
          </table:table-cell>
          <table:table-cell office:value-type="float" office:value="7376963" calcext:value-type="float">
            <text:p>7376963</text:p>
          </table:table-cell>
          <table:table-cell table:style-name="Default" office:value-type="string" calcext:value-type="string">
            <text:p><text:span text:style-name="T3"><text:a xlink:href="https://discoveringanzacs.naa.gov.au/browse/person/239714" xlink:type="simple">https://discoveringanzacs.naa.gov.au/browse/person/239714</text:a></text:span></text:p>
          </table:table-cell>
          <table:table-cell table:number-columns-repeated="5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Tasman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came curator of Gallipol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SW Ear</text:p>
          </table:table-cell>
          <table:table-cell office:value-type="float" office:value="8013789" calcext:value-type="float">
            <text:p>8013789</text:p>
          </table:table-cell>
          <table:table-cell office:value-type="string" calcext:value-type="string">
            <text:p><text:a xlink:href="https://discoveringanzacs.naa.gov.au/browse/person/276654" xlink:type="simple">https://discoveringanzacs.naa.gov.au/browse/person/276654</text:a></text:p>
          </table:table-cell>
          <table:table-cell office:value-type="string" calcext:value-type="string">
            <text:p><text:a xlink:href="https://www.awm.gov.au/collection/LIB100000962" xlink:type="simple">https://www.awm.gov.au/collection/LIB100000962</text:a></text:p>
          </table:table-cell>
          <table:table-cell office:value-type="string" calcext:value-type="string">
            <text:p><text:a xlink:href="http://nla.gov.au/nla.news-article193988077" xlink:type="simple">http://nla.gov.au/nla.news-article193988077</text:a> Example of his work</text:p>
          </table:table-cell>
          <table:table-cell table:number-columns-repeated="50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John Raymon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 severe</text:p>
          </table:table-cell>
          <table:table-cell office:value-type="float" office:value="1945601" calcext:value-type="float">
            <text:p>1945601</text:p>
          </table:table-cell>
          <table:table-cell office:value-type="string" calcext:value-type="string">
            <text:p><text:a xlink:href="https://discoveringanzacs.naa.gov.au/browse/person/39532" xlink:type="simple">https://discoveringanzacs.naa.gov.au/browse/person/39532</text:a></text:p>
          </table:table-cell>
          <table:table-cell table:number-columns-repeated="5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Walte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Rt Arm Severe</text:p>
          </table:table-cell>
          <table:table-cell office:value-type="float" office:value="1991469" calcext:value-type="float">
            <text:p>1991469</text:p>
          </table:table-cell>
          <table:table-cell office:value-type="string" calcext:value-type="string">
            <text:p><text:a xlink:href="https://discoveringanzacs.naa.gov.au/browse/person/53530" xlink:type="simple">https://discoveringanzacs.naa.gov.au/browse/person/53530</text:a></text:p>
          </table:table-cell>
          <table:table-cell office:value-type="string" calcext:value-type="string">
            <text:p><text:a xlink:href="http://nla.gov.au/nla.news-article50902483" xlink:type="simple">http://nla.gov.au/nla.news-article50902483</text:a> Returning home</text:p>
          </table:table-cell>
          <table:table-cell table:number-columns-repeated="51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Sharman</text:p>
          </table:table-cell>
          <table:table-cell office:value-type="string" calcext:value-type="string">
            <text:p>Clifford Alfred Valentin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 Right Shoulder</text:p>
          </table:table-cell>
          <table:table-cell office:value-type="float" office:value="8080121" calcext:value-type="float">
            <text:p>8080121</text:p>
          </table:table-cell>
          <table:table-cell office:value-type="string" calcext:value-type="string">
            <text:p><text:a xlink:href="https://discoveringanzacs.naa.gov.au/browse/person/313173" xlink:type="simple">https://discoveringanzacs.naa.gov.au/browse/person/313173</text:a></text:p>
          </table:table-cell>
          <table:table-cell office:value-type="string" calcext:value-type="string">
            <text:p><text:a xlink:href="http://nla.gov.au/nla.news-article64586982" xlink:type="simple">http://nla.gov.au/nla.news-article64586982</text:a> Wounding</text:p>
          </table:table-cell>
          <table:table-cell table:number-columns-repeated="51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noxall</text:p>
          </table:table-cell>
          <table:table-cell office:value-type="string" calcext:value-type="string">
            <text:p>John Donal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 Pl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calp</text:p>
          </table:table-cell>
          <table:table-cell office:value-type="float" office:value="8088538" calcext:value-type="float">
            <text:p>8088538</text:p>
          </table:table-cell>
          <table:table-cell office:value-type="string" calcext:value-type="string">
            <text:p><text:a xlink:href="https://discoveringanzacs.naa.gov.au/browse/person/321589" xlink:type="simple">https://discoveringanzacs.naa.gov.au/browse/person/321589</text:a></text:p>
          </table:table-cell>
          <table:table-cell office:value-type="string" calcext:value-type="string">
            <text:p><text:a xlink:href="http://nla.gov.au/nla.news-article91400672" xlink:type="simple">http://nla.gov.au/nla.news-article91400672</text:a> Obituary</text:p>
          </table:table-cell>
          <table:table-cell table:number-columns-repeated="51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Harol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1779620" calcext:value-type="float">
            <text:p>1779620</text:p>
          </table:table-cell>
          <table:table-cell office:value-type="string" calcext:value-type="string">
            <text:p><text:a xlink:href="https://discoveringanzacs.naa.gov.au/browse/person/2118" xlink:type="simple">https://discoveringanzacs.naa.gov.au/browse/person/2118</text:a></text:p>
          </table:table-cell>
          <table:table-cell table:number-columns-repeated="5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Trebilcock</text:p>
          </table:table-cell>
          <table:table-cell office:value-type="string" calcext:value-type="string">
            <text:p>Herbert Leith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Chest</text:p>
          </table:table-cell>
          <table:table-cell office:value-type="float" office:value="8393599" calcext:value-type="float">
            <text:p>8393599</text:p>
          </table:table-cell>
          <table:table-cell office:value-type="string" calcext:value-type="string">
            <text:p><text:a xlink:href="https://discoveringanzacs.naa.gov.au/browse/person/364821" xlink:type="simple">https://discoveringanzacs.naa.gov.au/browse/person/364821</text:a></text:p>
          </table:table-cell>
          <table:table-cell table:number-columns-repeated="5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Triffet</text:p>
          </table:table-cell>
          <table:table-cell office:value-type="string" calcext:value-type="string">
            <text:p>Gordon Tasma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A Lagincourt – RTA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Neck</text:p>
          </table:table-cell>
          <table:table-cell office:value-type="float" office:value="8394366" calcext:value-type="float">
            <text:p>8394366</text:p>
          </table:table-cell>
          <table:table-cell office:value-type="string" calcext:value-type="string">
            <text:p><text:a xlink:href="https://discoveringanzacs.naa.gov.au/browse/person/365588" xlink:type="simple">https://discoveringanzacs.naa.gov.au/browse/person/365588</text:a></text:p>
          </table:table-cell>
          <table:table-cell table:number-columns-repeated="5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James Gardine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rapnel wound Head</text:p>
          </table:table-cell>
          <table:table-cell office:value-type="float" office:value="1914617" calcext:value-type="float">
            <text:p>1914617</text:p>
          </table:table-cell>
          <table:table-cell office:value-type="string" calcext:value-type="string">
            <text:p><text:a xlink:href="https://discoveringanzacs.naa.gov.au/browse/person/26607" xlink:type="simple">https://discoveringanzacs.naa.gov.au/browse/person/26607</text:a></text:p>
          </table:table-cell>
          <table:table-cell office:value-type="string" calcext:value-type="string">
            <text:p><text:a xlink:href="http://nla.gov.au/nla.news-article202447086" xlink:type="simple">http://nla.gov.au/nla.news-article202447086</text:a> Assault by Brother in Law</text:p>
          </table:table-cell>
          <table:table-cell table:number-columns-repeated="51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Edgar Thoma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, Left Thigh</text:p>
          </table:table-cell>
          <table:table-cell office:value-type="float" office:value="8347572" calcext:value-type="float">
            <text:p>8347572</text:p>
          </table:table-cell>
          <table:table-cell office:value-type="string" calcext:value-type="string">
            <text:p><text:a xlink:href="https://discoveringanzacs.naa.gov.au/browse/person/349829" xlink:type="simple">https://discoveringanzacs.naa.gov.au/browse/person/349829</text:a></text:p>
          </table:table-cell>
          <table:table-cell table:number-columns-repeated="5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Default" office:value-type="string" calcext:value-type="string">
            <text:p>Willey</text:p>
          </table:table-cell>
          <table:table-cell office:value-type="string" calcext:value-type="string">
            <text:p>Mordey Paxto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came 2Lt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Back and Leg</text:p>
          </table:table-cell>
          <table:table-cell office:value-type="float" office:value="8388872" calcext:value-type="float">
            <text:p>8388872</text:p>
          </table:table-cell>
          <table:table-cell office:value-type="string" calcext:value-type="string">
            <text:p><text:a xlink:href="https://discoveringanzacs.naa.gov.au/browse/person/360105" xlink:type="simple">https://discoveringanzacs.naa.gov.au/browse/person/360105</text:a></text:p>
          </table:table-cell>
          <table:table-cell office:value-type="string" calcext:value-type="string">
            <text:p><text:a xlink:href="http://nla.gov.au/nla.news-article50859473" xlink:type="simple">http://nla.gov.au/nla.news-article50859473</text:a></text:p>
          </table:table-cell>
          <table:table-cell table:number-columns-repeated="51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Default" office:value-type="string" calcext:value-type="string">
            <text:p>Riley</text:p>
          </table:table-cell>
          <table:table-cell office:value-type="string" calcext:value-type="string">
            <text:p>Joseph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9/5/51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8031721" calcext:value-type="float">
            <text:p>8031721</text:p>
          </table:table-cell>
          <table:table-cell office:value-type="string" calcext:value-type="string">
            <text:p><text:a xlink:href="https://discoveringanzacs.naa.gov.au/browse/records/258404" xlink:type="simple">https://discoveringanzacs.naa.gov.au/browse/records/258404</text:a></text:p>
          </table:table-cell>
          <table:table-cell office:value-type="string" calcext:value-type="string">
            <text:p><text:a xlink:href="https://trove.nla.gov.au/newspaper/article/27035715" xlink:type="simple">https://trove.nla.gov.au/newspaper/article/27035715</text:a> Death Funeral Notice</text:p>
          </table:table-cell>
          <table:table-cell table:number-columns-repeated="51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Default" office:value-type="string" calcext:value-type="string">
            <text:p>Pregnell</text:p>
          </table:table-cell>
          <table:table-cell office:value-type="string" calcext:value-type="string">
            <text:p>Thomas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Fractured Elbow</text:p>
          </table:table-cell>
          <table:table-cell office:value-type="float" office:value="8023122" calcext:value-type="float">
            <text:p>8023122</text:p>
          </table:table-cell>
          <table:table-cell office:value-type="string" calcext:value-type="string">
            <text:p><text:a xlink:href="https://discoveringanzacs.naa.gov.au/browse/person/285982" xlink:type="simple">https://discoveringanzacs.naa.gov.au/browse/person/285982</text:a></text:p>
          </table:table-cell>
          <table:table-cell office:value-type="string" calcext:value-type="string">
            <text:p><text:a xlink:href="http://nla.gov.au/nla.news-article26659073" xlink:type="simple">http://nla.gov.au/nla.news-article26659073</text:a> Funeral</text:p>
          </table:table-cell>
          <table:table-cell table:number-columns-repeated="51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Horace Willi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Elbow</text:p>
          </table:table-cell>
          <table:table-cell office:value-type="float" office:value="8070677" calcext:value-type="float">
            <text:p>8070677</text:p>
          </table:table-cell>
          <table:table-cell office:value-type="string" calcext:value-type="string">
            <text:p><text:a xlink:href="https://discoveringanzacs.naa.gov.au/browse/person/303822" xlink:type="simple">https://discoveringanzacs.naa.gov.au/browse/person/303822</text:a></text:p>
          </table:table-cell>
          <table:table-cell table:number-columns-repeated="5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Moran</text:p>
          </table:table-cell>
          <table:table-cell office:value-type="string" calcext:value-type="string">
            <text:p>Mauric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7986297" calcext:value-type="float">
            <text:p>7986297</text:p>
          </table:table-cell>
          <table:table-cell office:value-type="string" calcext:value-type="string">
            <text:p><text:a xlink:href="https://discoveringanzacs.naa.gov.au/browse/person/249200" xlink:type="simple">https://discoveringanzacs.naa.gov.au/browse/person/249200</text:a></text:p>
          </table:table-cell>
          <table:table-cell table:number-columns-repeated="5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Default" office:value-type="string" calcext:value-type="string">
            <text:p>Abbott</text:p>
          </table:table-cell>
          <table:table-cell office:value-type="string" calcext:value-type="string">
            <text:p>Nathaniel 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W 10/8/18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Shell wounds</text:p>
          </table:table-cell>
          <table:table-cell office:value-type="float" office:value="3016816" calcext:value-type="float">
            <text:p>3016816</text:p>
          </table:table-cell>
          <table:table-cell office:value-type="string" calcext:value-type="string">
            <text:p><text:a xlink:href="https://discoveringanzacs.naa.gov.au/browse/person/67656" xlink:type="simple">https://discoveringanzacs.naa.gov.au/browse/person/67656</text:a></text:p>
          </table:table-cell>
          <table:table-cell table:number-columns-repeated="5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Bartle</text:p>
          </table:table-cell>
          <table:table-cell office:value-type="string" calcext:value-type="string">
            <text:p>Vivian Nichola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3/7/1963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3054058" calcext:value-type="float">
            <text:p>3054058</text:p>
          </table:table-cell>
          <table:table-cell office:value-type="string" calcext:value-type="string">
            <text:p><text:a xlink:href="https://discoveringanzacs.naa.gov.au/browse/person/82068" xlink:type="simple">https://discoveringanzacs.naa.gov.au/browse/person/82068</text:a></text:p>
          </table:table-cell>
          <table:table-cell table:number-columns-repeated="5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Default" office:value-type="string" calcext:value-type="string">
            <text:p>Chilcott</text:p>
          </table:table-cell>
          <table:table-cell office:value-type="string" calcext:value-type="string">
            <text:p>Walter Perc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 28/4/1973</text:p>
          </table:table-cell>
          <table:table-cell table:style-name="ce27" office:value-type="string" calcext:value-type="string">
            <text:p>1st Reif</text:p>
          </table:table-cell>
          <table:table-cell office:value-type="string" calcext:value-type="string">
            <text:p>GSW Buttock and thigh</text:p>
          </table:table-cell>
          <table:table-cell office:value-type="float" office:value="3243495" calcext:value-type="float">
            <text:p>3243495</text:p>
          </table:table-cell>
          <table:table-cell office:value-type="string" calcext:value-type="string">
            <text:p><text:a xlink:href="https://discoveringanzacs.naa.gov.au/browse/person/118649" xlink:type="simple">https://discoveringanzacs.naa.gov.au/browse/person/118649</text:a></text:p>
          </table:table-cell>
          <table:table-cell table:number-columns-repeated="5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Sydney Charl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Foot</text:p>
          </table:table-cell>
          <table:table-cell office:value-type="float" office:value="4668096" calcext:value-type="float">
            <text:p>4668096</text:p>
          </table:table-cell>
          <table:table-cell office:value-type="string" calcext:value-type="string">
            <text:p><text:a xlink:href="https://discoveringanzacs.naa.gov.au/browse/person/188476" xlink:type="simple">https://discoveringanzacs.naa.gov.au/browse/person/188476</text:a></text:p>
          </table:table-cell>
          <table:table-cell table:number-columns-repeated="5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Frederick Teagu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Arm and Shoulder</text:p>
          </table:table-cell>
          <table:table-cell office:value-type="float" office:value="4671632" calcext:value-type="float">
            <text:p>4671632</text:p>
          </table:table-cell>
          <table:table-cell office:value-type="string" calcext:value-type="string">
            <text:p><text:a xlink:href="https://discoveringanzacs.naa.gov.au/browse/person/190509" xlink:type="simple">https://discoveringanzacs.naa.gov.au/browse/person/190509</text:a></text:p>
          </table:table-cell>
          <table:table-cell table:number-columns-repeated="5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Default" office:value-type="string" calcext:value-type="string">
            <text:p>Lee</text:p>
          </table:table-cell>
          <table:table-cell office:value-type="string" calcext:value-type="string">
            <text:p>Ernes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8198081" calcext:value-type="float">
            <text:p>8198081</text:p>
          </table:table-cell>
          <table:table-cell office:value-type="string" calcext:value-type="string">
            <text:p><text:a xlink:href="https://discoveringanzacs.naa.gov.au/browse/person/336121" xlink:type="simple">https://discoveringanzacs.naa.gov.au/browse/person/336121</text:a></text:p>
          </table:table-cell>
          <table:table-cell table:number-columns-repeated="52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McKellar</text:p>
          </table:table-cell>
          <table:table-cell office:value-type="string" calcext:value-type="string">
            <text:p>Henry Blackwell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GSW Hand</text:p>
          </table:table-cell>
          <table:table-cell office:value-type="float" office:value="1949108" calcext:value-type="float">
            <text:p>1949108</text:p>
          </table:table-cell>
          <table:table-cell office:value-type="string" calcext:value-type="string">
            <text:p><text:a xlink:href="https://discoveringanzacs.naa.gov.au/browse/person/41173" xlink:type="simple">https://discoveringanzacs.naa.gov.au/browse/person/41173</text:a></text:p>
          </table:table-cell>
          <table:table-cell table:number-columns-repeated="52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Morriss</text:p>
          </table:table-cell>
          <table:table-cell office:value-type="string" calcext:value-type="string">
            <text:p>Dudle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GSW Jaw</text:p>
          </table:table-cell>
          <table:table-cell office:value-type="float" office:value="7988662" calcext:value-type="float">
            <text:p>7988662</text:p>
          </table:table-cell>
          <table:table-cell office:value-type="string" calcext:value-type="string">
            <text:p><text:a xlink:href="https://discoveringanzacs.naa.gov.au/browse/person/251553" xlink:type="simple">https://discoveringanzacs.naa.gov.au/browse/person/251553</text:a></text:p>
          </table:table-cell>
          <table:table-cell table:number-columns-repeated="5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Panton</text:p>
          </table:table-cell>
          <table:table-cell office:value-type="string" calcext:value-type="string">
            <text:p>Edward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8008100" calcext:value-type="float">
            <text:p>8008100</text:p>
          </table:table-cell>
          <table:table-cell office:value-type="string" calcext:value-type="string">
            <text:p><text:a xlink:href="https://discoveringanzacs.naa.gov.au/browse/person/270971" xlink:type="simple">https://discoveringanzacs.naa.gov.au/browse/person/270971</text:a></text:p>
          </table:table-cell>
          <table:table-cell table:number-columns-repeated="5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Percy Ho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Back</text:p>
          </table:table-cell>
          <table:table-cell office:value-type="float" office:value="3514091" calcext:value-type="float">
            <text:p>3514091</text:p>
          </table:table-cell>
          <table:table-cell office:value-type="string" calcext:value-type="string">
            <text:p><text:a xlink:href="https://discoveringanzacs.naa.gov.au/browse/person/150334" xlink:type="simple">https://discoveringanzacs.naa.gov.au/browse/person/150334</text:a></text:p>
          </table:table-cell>
          <table:table-cell office:value-type="string" calcext:value-type="string">
            <text:p><text:a xlink:href="https://trove.nla.gov.au/list/84115" xlink:type="simple">https://trove.nla.gov.au/list/84115</text:a>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1</text:p>
          </table:table-cell>
          <table:table-cell table:number-columns-repeated="4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John Franci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Chest</text:p>
          </table:table-cell>
          <table:table-cell office:value-type="float" office:value="4028557" calcext:value-type="float">
            <text:p>4028557</text:p>
          </table:table-cell>
          <table:table-cell office:value-type="string" calcext:value-type="string">
            <text:p><text:a xlink:href="https://discoveringanzacs.naa.gov.au/browse/person/175955" xlink:type="simple">https://discoveringanzacs.naa.gov.au/browse/person/175955</text:a></text:p>
          </table:table-cell>
          <table:table-cell table:number-columns-repeated="5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legal Absentee No Medals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8392067" calcext:value-type="float">
            <text:p>8392067</text:p>
          </table:table-cell>
          <table:table-cell office:value-type="string" calcext:value-type="string">
            <text:p><text:a xlink:href="https://discoveringanzacs.naa.gov.au/browse/person/363289" xlink:type="simple">https://discoveringanzacs.naa.gov.au/browse/person/363289</text:a></text:p>
          </table:table-cell>
          <table:table-cell table:number-columns-repeated="52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Alan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GSW Knee</text:p>
          </table:table-cell>
          <table:table-cell office:value-type="float" office:value="7989569" calcext:value-type="float">
            <text:p>7989569</text:p>
          </table:table-cell>
          <table:table-cell office:value-type="string" calcext:value-type="string">
            <text:p><text:a xlink:href="https://discoveringanzacs.naa.gov.au/browse/person/252460" xlink:type="simple">https://discoveringanzacs.naa.gov.au/browse/person/252460</text:a></text:p>
          </table:table-cell>
          <table:table-cell table:number-columns-repeated="52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Colin Arthu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gnaller</text:p>
          </table:table-cell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Shell <text:s/>shock</text:p>
          </table:table-cell>
          <table:table-cell office:value-type="float" office:value="1906889" calcext:value-type="float">
            <text:p>1906889</text:p>
          </table:table-cell>
          <table:table-cell office:value-type="string" calcext:value-type="string">
            <text:p><text:a xlink:href="https://discoveringanzacs.naa.gov.au/browse/person/23381" xlink:type="simple">https://discoveringanzacs.naa.gov.au/browse/person/23381</text:a></text:p>
          </table:table-cell>
          <table:table-cell table:number-columns-repeated="5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Leonard Gordo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4/10/1917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3449374" calcext:value-type="float">
            <text:p>3449374</text:p>
          </table:table-cell>
          <table:table-cell office:value-type="string" calcext:value-type="string">
            <text:p><text:a xlink:href="https://discoveringanzacs.naa.gov.au/browse/person/133647" xlink:type="simple">https://discoveringanzacs.naa.gov.au/browse/person/133647</text:a></text:p>
          </table:table-cell>
          <table:table-cell table:number-columns-repeated="52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idney Charl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1788680" calcext:value-type="float">
            <text:p>1788680</text:p>
          </table:table-cell>
          <table:table-cell office:value-type="string" calcext:value-type="string">
            <text:p><text:a xlink:href="https://discoveringanzacs.naa.gov.au/browse/person/4203" xlink:type="simple">https://discoveringanzacs.naa.gov.au/browse/person/4203</text:a></text:p>
          </table:table-cell>
          <table:table-cell table:number-columns-repeated="5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Default" office:value-type="string" calcext:value-type="string">
            <text:p>Watts</text:p>
          </table:table-cell>
          <table:table-cell office:value-type="string" calcext:value-type="string">
            <text:p>Francis Arthur David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t</text:p>
          </table:table-cell>
          <table:table-cell table:style-name="ce27" office:value-type="string" calcext:value-type="string">
            <text:p>1st Reif</text:p>
          </table:table-cell>
          <table:table-cell office:value-type="string" calcext:value-type="string">
            <text:p>GSW Thigh</text:p>
          </table:table-cell>
          <table:table-cell office:value-type="float" office:value="8376453" calcext:value-type="float">
            <text:p>8376453</text:p>
          </table:table-cell>
          <table:table-cell office:value-type="string" calcext:value-type="string">
            <text:p><text:a xlink:href="https://discoveringanzacs.naa.gov.au/browse/person/353699" xlink:type="simple">https://discoveringanzacs.naa.gov.au/browse/person/353699</text:a></text:p>
          </table:table-cell>
          <table:table-cell table:number-columns-repeated="5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Allum</text:p>
          </table:table-cell>
          <table:table-cell office:value-type="string" calcext:value-type="string">
            <text:p>Alexander Thoma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Chest and Shoulder</text:p>
          </table:table-cell>
          <table:table-cell office:value-type="float" office:value="3032376" calcext:value-type="float">
            <text:p>3032376</text:p>
          </table:table-cell>
          <table:table-cell office:value-type="string" calcext:value-type="string">
            <text:p><text:a xlink:href="https://discoveringanzacs.naa.gov.au/browse/person/71755" xlink:type="simple">https://discoveringanzacs.naa.gov.au/browse/person/71755</text:a></text:p>
          </table:table-cell>
          <table:table-cell table:number-columns-repeated="5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Alexander Charl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at Aus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Left Foot</text:p>
          </table:table-cell>
          <table:table-cell office:value-type="float" office:value="3044351" calcext:value-type="float">
            <text:p>3044351</text:p>
          </table:table-cell>
          <table:table-cell office:value-type="string" calcext:value-type="string">
            <text:p><text:a xlink:href="https://discoveringanzacs.naa.gov.au/browse/person/77463" xlink:type="simple">https://discoveringanzacs.naa.gov.au/browse/person/77463</text:a></text:p>
          </table:table-cell>
          <table:table-cell table:number-columns-repeated="52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Cowling</text:p>
          </table:table-cell>
          <table:table-cell office:value-type="string" calcext:value-type="string">
            <text:p>Hector William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 MGs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Arm Mild</text:p>
          </table:table-cell>
          <table:table-cell office:value-type="float" office:value="3435163" calcext:value-type="float">
            <text:p>3435163</text:p>
          </table:table-cell>
          <table:table-cell office:value-type="string" calcext:value-type="string">
            <text:p><text:a xlink:href="https://discoveringanzacs.naa.gov.au/browse/person/130670" xlink:type="simple">https://discoveringanzacs.naa.gov.au/browse/person/130670</text:a></text:p>
          </table:table-cell>
          <table:table-cell table:number-columns-repeated="5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Cubis</text:p>
          </table:table-cell>
          <table:table-cell office:value-type="string" calcext:value-type="string">
            <text:p>Stanley Frederick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 <text:s/>d 1958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Back Severe</text:p>
          </table:table-cell>
          <table:table-cell office:value-type="float" office:value="3473998" calcext:value-type="float">
            <text:p>3473998</text:p>
          </table:table-cell>
          <table:table-cell office:value-type="string" calcext:value-type="string">
            <text:p><text:a xlink:href="https://discoveringanzacs.naa.gov.au/browse/person/138056" xlink:type="simple">https://discoveringanzacs.naa.gov.au/browse/person/138056</text:a></text:p>
          </table:table-cell>
          <table:table-cell table:number-columns-repeated="5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Joseph</text:p>
          </table:table-cell>
          <table:table-cell table:style-name="ce28" office:value-type="date" office:date-value="2016-08-07" calcext:value-type="date">
            <text:p>07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3509028" calcext:value-type="float">
            <text:p>3509028</text:p>
          </table:table-cell>
          <table:table-cell office:value-type="string" calcext:value-type="string">
            <text:p><text:a xlink:href="https://discoveringanzacs.naa.gov.au/browse/person/148610" xlink:type="simple">https://discoveringanzacs.naa.gov.au/browse/person/148610</text:a></text:p>
          </table:table-cell>
          <table:table-cell table:number-columns-repeated="5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armody</text:p>
          </table:table-cell>
          <table:table-cell office:value-type="string" calcext:value-type="string">
            <text:p>John Parnell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 and shoulder</text:p>
          </table:table-cell>
          <table:table-cell office:value-type="float" office:value="3488387" calcext:value-type="float">
            <text:p>3488387</text:p>
          </table:table-cell>
          <table:table-cell office:value-type="string" calcext:value-type="string">
            <text:p><text:a xlink:href="https://discoveringanzacs.naa.gov.au/browse/person/142237" xlink:type="simple">https://discoveringanzacs.naa.gov.au/browse/person/142237</text:a></text:p>
          </table:table-cell>
          <table:table-cell table:number-columns-repeated="5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Fitzhenry</text:p>
          </table:table-cell>
          <table:table-cell office:value-type="string" calcext:value-type="string">
            <text:p>Frederick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Pioneer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3910269" calcext:value-type="float">
            <text:p>3910269</text:p>
          </table:table-cell>
          <table:table-cell table:style-name="Default" office:value-type="string" calcext:value-type="string">
            <text:p><text:a xlink:href="https://discoveringanzacs.naa.gov.au/browse/person/167728" xlink:type="simple">https://discoveringanzacs.naa.gov.au/browse/person/167728</text:a></text:p>
          </table:table-cell>
          <table:table-cell table:number-columns-repeated="5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Douglas Vincen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Shell shock</text:p>
          </table:table-cell>
          <table:table-cell office:value-type="float" office:value="4669274" calcext:value-type="float">
            <text:p>4669274</text:p>
          </table:table-cell>
          <table:table-cell office:value-type="string" calcext:value-type="string">
            <text:p><text:a xlink:href="https://discoveringanzacs.naa.gov.au/browse/person/189434" xlink:type="simple">https://discoveringanzacs.naa.gov.au/browse/person/189434</text:a></text:p>
          </table:table-cell>
          <table:table-cell table:number-columns-repeated="52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Stanley Ro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Back</text:p>
          </table:table-cell>
          <table:table-cell office:value-type="float" office:value="6994292" calcext:value-type="float">
            <text:p>6994292</text:p>
          </table:table-cell>
          <table:table-cell office:value-type="string" calcext:value-type="string">
            <text:p><text:a xlink:href="https://discoveringanzacs.naa.gov.au/browse/person/218754" xlink:type="simple">https://discoveringanzacs.naa.gov.au/browse/person/218754</text:a></text:p>
          </table:table-cell>
          <table:table-cell/>
          <table:table-cell office:value-type="string" calcext:value-type="string">
            <text:p><text:a xlink:href="http://nla.gov.au/nla.news-article20239358" xlink:type="simple">http://nla.gov.au/nla.news-article20239358</text:a></text:p>
          </table:table-cell>
          <table:table-cell office:value-type="string" calcext:value-type="string">
            <text:p><text:a xlink:href="http://nla.gov.au/nla.news-article36889768" xlink:type="simple">http://nla.gov.au/nla.news-article36889768</text:a></text:p>
          </table:table-cell>
          <table:table-cell table:number-columns-repeated="49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Francis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26 Mar 1917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Legs Hand</text:p>
          </table:table-cell>
          <table:table-cell office:value-type="float" office:value="8216015" calcext:value-type="float">
            <text:p>8216015</text:p>
          </table:table-cell>
          <table:table-cell office:value-type="string" calcext:value-type="string">
            <text:p><text:a xlink:href="https://discoveringanzacs.naa.gov.au/browse/person/348033" xlink:type="simple">https://discoveringanzacs.naa.gov.au/browse/person/348033</text:a></text:p>
          </table:table-cell>
          <table:table-cell table:number-columns-repeated="5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Millwood</text:p>
          </table:table-cell>
          <table:table-cell office:value-type="string" calcext:value-type="string">
            <text:p>George Joh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 6/10/1917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Elbow</text:p>
          </table:table-cell>
          <table:table-cell office:value-type="float" office:value="7980180" calcext:value-type="float">
            <text:p>7980180</text:p>
          </table:table-cell>
          <table:table-cell office:value-type="string" calcext:value-type="string">
            <text:p><text:a xlink:href="https://discoveringanzacs.naa.gov.au/browse/person/243084" xlink:type="simple">https://discoveringanzacs.naa.gov.au/browse/person/243084</text:a></text:p>
          </table:table-cell>
          <table:table-cell office:value-type="string" calcext:value-type="string">
            <text:p><text:a xlink:href="https://www.awm.gov.au/collection/R1647116" xlink:type="simple">https://www.awm.gov.au/collection/R1647116</text:a></text:p>
          </table:table-cell>
          <table:table-cell table:number-columns-repeated="51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Jarman</text:p>
          </table:table-cell>
          <table:table-cell office:value-type="string" calcext:value-type="string">
            <text:p>Maurice 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7375127" calcext:value-type="float">
            <text:p>7375127</text:p>
          </table:table-cell>
          <table:table-cell office:value-type="string" calcext:value-type="string">
            <text:p><text:a xlink:href="https://discoveringanzacs.naa.gov.au/browse/person/237898" xlink:type="simple">https://discoveringanzacs.naa.gov.au/browse/person/237898</text:a></text:p>
          </table:table-cell>
          <table:table-cell table:number-columns-repeated="5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Herbert Edw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1989354" calcext:value-type="float">
            <text:p>1989354</text:p>
          </table:table-cell>
          <table:table-cell office:value-type="string" calcext:value-type="string">
            <text:p><text:a xlink:href="https://discoveringanzacs.naa.gov.au/browse/person/53228" xlink:type="simple">https://discoveringanzacs.naa.gov.au/browse/person/53228</text:a></text:p>
          </table:table-cell>
          <table:table-cell table:number-columns-repeated="5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Randleson</text:p>
          </table:table-cell>
          <table:table-cell office:value-type="string" calcext:value-type="string">
            <text:p>Thomas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Abdomen</text:p>
          </table:table-cell>
          <table:table-cell office:value-type="float" office:value="8024644" calcext:value-type="float">
            <text:p>8024644</text:p>
          </table:table-cell>
          <table:table-cell office:value-type="string" calcext:value-type="string">
            <text:p><text:a xlink:href="https://discoveringanzacs.naa.gov.au/browse/person/287501" xlink:type="simple">https://discoveringanzacs.naa.gov.au/browse/person/287501</text:a></text:p>
          </table:table-cell>
          <table:table-cell table:number-columns-repeated="5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Roberson</text:p>
          </table:table-cell>
          <table:table-cell office:value-type="string" calcext:value-type="string">
            <text:p>Charles 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wi MM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R Hand</text:p>
          </table:table-cell>
          <table:table-cell office:value-type="float" office:value="8035274" calcext:value-type="float">
            <text:p>8035274</text:p>
          </table:table-cell>
          <table:table-cell office:value-type="string" calcext:value-type="string">
            <text:p><text:a xlink:href="https://discoveringanzacs.naa.gov.au/browse/person/298112" xlink:type="simple">https://discoveringanzacs.naa.gov.au/browse/person/298112</text:a></text:p>
          </table:table-cell>
          <table:table-cell table:number-columns-repeated="5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Ronaldson</text:p>
          </table:table-cell>
          <table:table-cell office:value-type="string" calcext:value-type="string">
            <text:p>Ro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26 Jun 1917, Red Cross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Foot</text:p>
          </table:table-cell>
          <table:table-cell office:value-type="float" office:value="8034958" calcext:value-type="float">
            <text:p>8034958</text:p>
          </table:table-cell>
          <table:table-cell office:value-type="string" calcext:value-type="string">
            <text:p><text:a xlink:href="https://discoveringanzacs.naa.gov.au/browse/person/297796" xlink:type="simple">https://discoveringanzacs.naa.gov.au/browse/person/297796</text:a></text:p>
          </table:table-cell>
          <table:table-cell table:number-columns-repeated="5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Frederick 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Contusion</text:p>
          </table:table-cell>
          <table:table-cell office:value-type="float" office:value="3013457" calcext:value-type="float">
            <text:p>3013457</text:p>
          </table:table-cell>
          <table:table-cell office:value-type="string" calcext:value-type="string">
            <text:p><text:a xlink:href="https://discoveringanzacs.naa.gov.au/browse/person/66198" xlink:type="simple">https://discoveringanzacs.naa.gov.au/browse/person/66198</text:a></text:p>
          </table:table-cell>
          <table:table-cell table:number-columns-repeated="5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Wounded R Ankle</text:p>
          </table:table-cell>
          <table:table-cell office:value-type="float" office:value="8361832" calcext:value-type="float">
            <text:p>8361832</text:p>
          </table:table-cell>
          <table:table-cell office:value-type="string" calcext:value-type="string">
            <text:p><text:a xlink:href="https://discoveringanzacs.naa.gov.au/browse/person/351087" xlink:type="simple">https://discoveringanzacs.naa.gov.au/browse/person/351087</text:a></text:p>
          </table:table-cell>
          <table:table-cell table:number-columns-repeated="5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Default" office:value-type="string" calcext:value-type="string">
            <text:p>Salmond</text:p>
          </table:table-cell>
          <table:table-cell office:value-type="string" calcext:value-type="string">
            <text:p>Athol Gordo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ve Salmon</text:p>
          </table:table-cell>
          <table:table-cell table:style-name="ce27" office:value-type="string" calcext:value-type="string">
            <text:p>2nd Reif</text:p>
          </table:table-cell>
          <table:table-cell office:value-type="string" calcext:value-type="string">
            <text:p>GSW Shoulder</text:p>
          </table:table-cell>
          <table:table-cell office:value-type="float" office:value="8074668" calcext:value-type="float">
            <text:p>8074668</text:p>
          </table:table-cell>
          <table:table-cell office:value-type="string" calcext:value-type="string">
            <text:p><text:a xlink:href="https://discoveringanzacs.naa.gov.au/browse/person/307724" xlink:type="simple">https://discoveringanzacs.naa.gov.au/browse/person/307724</text:a></text:p>
          </table:table-cell>
          <table:table-cell table:number-columns-repeated="5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Osbourne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8001775" calcext:value-type="float">
            <text:p>8001775</text:p>
          </table:table-cell>
          <table:table-cell office:value-type="string" calcext:value-type="string">
            <text:p><text:a xlink:href="https://discoveringanzacs.naa.gov.au/browse/person/264650" xlink:type="simple">https://discoveringanzacs.naa.gov.au/browse/person/264650</text:a></text:p>
          </table:table-cell>
          <table:table-cell table:number-columns-repeated="5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14 Apr 1918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Arm</text:p>
          </table:table-cell>
          <table:table-cell office:value-type="float" office:value="3009637" calcext:value-type="float">
            <text:p>3009637</text:p>
          </table:table-cell>
          <table:table-cell office:value-type="string" calcext:value-type="string">
            <text:p><text:a xlink:href="https://discoveringanzacs.naa.gov.au/browse/person/63508" xlink:type="simple">https://discoveringanzacs.naa.gov.au/browse/person/63508</text:a></text:p>
          </table:table-cell>
          <table:table-cell table:number-columns-repeated="5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Badcock</text:p>
          </table:table-cell>
          <table:table-cell office:value-type="string" calcext:value-type="string">
            <text:p>Russel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POW</text:p>
          </table:table-cell>
          <table:table-cell office:value-type="float" office:value="3043561" calcext:value-type="float">
            <text:p>3043561</text:p>
          </table:table-cell>
          <table:table-cell office:value-type="string" calcext:value-type="string">
            <text:p><text:a xlink:href="https://discoveringanzacs.naa.gov.au/browse/person/77199" xlink:type="simple">https://discoveringanzacs.naa.gov.au/browse/person/77199</text:a></text:p>
          </table:table-cell>
          <table:table-cell table:number-columns-repeated="52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Clements</text:p>
          </table:table-cell>
          <table:table-cell office:value-type="string" calcext:value-type="string">
            <text:p>Richard Her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20 Sep 1917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3255701" calcext:value-type="float">
            <text:p>3255701</text:p>
          </table:table-cell>
          <table:table-cell office:value-type="string" calcext:value-type="string">
            <text:p><text:a xlink:href="https://discoveringanzacs.naa.gov.au/browse/person/120754" xlink:type="simple">https://discoveringanzacs.naa.gov.au/browse/person/120754</text:a></text:p>
          </table:table-cell>
          <table:table-cell table:number-columns-repeated="5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Charlesworth</text:p>
          </table:table-cell>
          <table:table-cell office:value-type="string" calcext:value-type="string">
            <text:p>Albert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W Lagincourt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POW 29/7/16</text:p>
          </table:table-cell>
          <table:table-cell office:value-type="float" office:value="3236135" calcext:value-type="float">
            <text:p>3236135</text:p>
          </table:table-cell>
          <table:table-cell office:value-type="string" calcext:value-type="string">
            <text:p><text:a xlink:href="https://discoveringanzacs.naa.gov.au/browse/person/117788" xlink:type="simple">https://discoveringanzacs.naa.gov.au/browse/person/117788</text:a></text:p>
          </table:table-cell>
          <table:table-cell table:number-columns-repeated="52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Charlesworth</text:p>
          </table:table-cell>
          <table:table-cell office:value-type="string" calcext:value-type="string">
            <text:p>Michael Lewi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Slightly</text:p>
          </table:table-cell>
          <table:table-cell office:value-type="float" office:value="3235898" calcext:value-type="float">
            <text:p>3235898</text:p>
          </table:table-cell>
          <table:table-cell office:value-type="string" calcext:value-type="string">
            <text:p><text:a xlink:href="https://discoveringanzacs.naa.gov.au/browse/person/117766" xlink:type="simple">https://discoveringanzacs.naa.gov.au/browse/person/117766</text:a></text:p>
          </table:table-cell>
          <table:table-cell table:number-columns-repeated="52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John Johnso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 14/11 – DofGas 1924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Multiple</text:p>
          </table:table-cell>
          <table:table-cell office:value-type="float" office:value="8213659" calcext:value-type="float">
            <text:p>8213659</text:p>
          </table:table-cell>
          <table:table-cell office:value-type="string" calcext:value-type="string">
            <text:p><text:a xlink:href="https://discoveringanzacs.naa.gov.au/browse/person/345679" xlink:type="simple">https://discoveringanzacs.naa.gov.au/browse/person/345679</text:a></text:p>
          </table:table-cell>
          <table:table-cell table:number-columns-repeated="5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Ernest Andrew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Arm</text:p>
          </table:table-cell>
          <table:table-cell office:value-type="float" office:value="1949293" calcext:value-type="float">
            <text:p>1949293</text:p>
          </table:table-cell>
          <table:table-cell office:value-type="string" calcext:value-type="string">
            <text:p><text:a xlink:href="https://discoveringanzacs.naa.gov.au/browse/person/41245" xlink:type="simple">https://discoveringanzacs.naa.gov.au/browse/person/41245</text:a></text:p>
          </table:table-cell>
          <table:table-cell table:number-columns-repeated="5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Arm – Amputated</text:p>
          </table:table-cell>
          <table:table-cell office:value-type="float" office:value="7985003" calcext:value-type="float">
            <text:p>7985003</text:p>
          </table:table-cell>
          <table:table-cell office:value-type="string" calcext:value-type="string">
            <text:p><text:a xlink:href="https://discoveringanzacs.naa.gov.au/browse/person/247906" xlink:type="simple">https://discoveringanzacs.naa.gov.au/browse/person/247906</text:a></text:p>
          </table:table-cell>
          <table:table-cell table:number-columns-repeated="52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Edward Joh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tman, KIA 2/<text:span text:style-name="T2">9/</text:span>1918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Back</text:p>
          </table:table-cell>
          <table:table-cell office:value-type="float" office:value="8016956" calcext:value-type="float">
            <text:p>8016956</text:p>
          </table:table-cell>
          <table:table-cell office:value-type="string" calcext:value-type="string">
            <text:p><text:a xlink:href="https://discoveringanzacs.naa.gov.au/browse/person/279820" xlink:type="simple">https://discoveringanzacs.naa.gov.au/browse/person/279820</text:a></text:p>
          </table:table-cell>
          <table:table-cell table:number-columns-repeated="52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Har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Buttock</text:p>
          </table:table-cell>
          <table:table-cell office:value-type="float" office:value="8035361" calcext:value-type="float">
            <text:p>8035361</text:p>
          </table:table-cell>
          <table:table-cell office:value-type="string" calcext:value-type="string">
            <text:p><text:a xlink:href="https://discoveringanzacs.naa.gov.au/browse/person/298198" xlink:type="simple">https://discoveringanzacs.naa.gov.au/browse/person/298198</text:a></text:p>
          </table:table-cell>
          <table:table-cell table:number-columns-repeated="5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Robert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4 Oct 1917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8074961" calcext:value-type="float">
            <text:p>8074961</text:p>
          </table:table-cell>
          <table:table-cell office:value-type="string" calcext:value-type="string">
            <text:p><text:a xlink:href="https://discoveringanzacs.naa.gov.au/browse/person/308017" xlink:type="simple">https://discoveringanzacs.naa.gov.au/browse/person/308017</text:a></text:p>
          </table:table-cell>
          <table:table-cell table:number-columns-repeated="52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elso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3/10/18 AKA Nelson James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Leg</text:p>
          </table:table-cell>
          <table:table-cell office:value-type="float" office:value="8085577" calcext:value-type="float">
            <text:p>8085577</text:p>
          </table:table-cell>
          <table:table-cell office:value-type="string" calcext:value-type="string">
            <text:p><text:a xlink:href="https://discoveringanzacs.naa.gov.au/browse/person/318628" xlink:type="simple">https://discoveringanzacs.naa.gov.au/browse/person/318628</text:a></text:p>
          </table:table-cell>
          <table:table-cell table:number-columns-repeated="5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Stanley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8084363" calcext:value-type="float">
            <text:p>8084363</text:p>
          </table:table-cell>
          <table:table-cell office:value-type="string" calcext:value-type="string">
            <text:p><text:a xlink:href="https://discoveringanzacs.naa.gov.au/browse/person/317414" xlink:type="simple">https://discoveringanzacs.naa.gov.au/browse/person/317414</text:a></text:p>
          </table:table-cell>
          <table:table-cell table:number-columns-repeated="5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Quadrill</text:p>
          </table:table-cell>
          <table:table-cell office:value-type="string" calcext:value-type="string">
            <text:p>Walter Lambert</text:p>
          </table:table-cell>
          <table:table-cell table:style-name="ce28" office:value-type="date" office:date-value="2006-07-29" calcext:value-type="date">
            <text:p>29/07/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W 29/7/16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POW</text:p>
          </table:table-cell>
          <table:table-cell office:value-type="float" office:value="8069665" calcext:value-type="float">
            <text:p>8069665</text:p>
          </table:table-cell>
          <table:table-cell office:value-type="string" calcext:value-type="string">
            <text:p><text:a xlink:href="https://discoveringanzacs.naa.gov.au/browse/person/303024" xlink:type="simple">https://discoveringanzacs.naa.gov.au/browse/person/303024</text:a></text:p>
          </table:table-cell>
          <table:table-cell table:number-columns-repeated="52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Whitchurch</text:p>
          </table:table-cell>
          <table:table-cell office:value-type="string" calcext:value-type="string">
            <text:p>Gordo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A 5/11-amputation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Shell <text:s/>shock</text:p>
          </table:table-cell>
          <table:table-cell office:value-type="float" office:value="8383977" calcext:value-type="float">
            <text:p>8383977</text:p>
          </table:table-cell>
          <table:table-cell office:value-type="string" calcext:value-type="string">
            <text:p><text:a xlink:href="https://discoveringanzacs.naa.gov.au/browse/person/358213" xlink:type="simple">https://discoveringanzacs.naa.gov.au/browse/person/358213</text:a></text:p>
          </table:table-cell>
          <table:table-cell table:number-columns-repeated="5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Lawrenc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No details</text:p>
          </table:table-cell>
          <table:table-cell office:value-type="float" office:value="3054813" calcext:value-type="float">
            <text:p>3054813</text:p>
          </table:table-cell>
          <table:table-cell office:value-type="string" calcext:value-type="string">
            <text:p><text:a xlink:href="https://discoveringanzacs.naa.gov.au/browse/person/82437" xlink:type="simple">https://discoveringanzacs.naa.gov.au/browse/person/82437</text:a></text:p>
          </table:table-cell>
          <table:table-cell table:number-columns-repeated="5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Default" office:value-type="string" calcext:value-type="string">
            <text:p>Cooke</text:p>
          </table:table-cell>
          <table:table-cell office:value-type="string" calcext:value-type="string">
            <text:p>Joh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3rd Reif</text:p>
          </table:table-cell>
          <table:table-cell office:value-type="string" calcext:value-type="string">
            <text:p>GSW Arm</text:p>
          </table:table-cell>
          <table:table-cell office:value-type="float" office:value="3401937" calcext:value-type="float">
            <text:p>3401937</text:p>
          </table:table-cell>
          <table:table-cell office:value-type="string" calcext:value-type="string">
            <text:p><text:a xlink:href="https://discoveringanzacs.naa.gov.au/browse/person/126630" xlink:type="simple">https://discoveringanzacs.naa.gov.au/browse/person/126630</text:a></text:p>
          </table:table-cell>
          <table:table-cell table:number-columns-repeated="5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Goodyear</text:p>
          </table:table-cell>
          <table:table-cell office:value-type="string" calcext:value-type="string">
            <text:p>Daniel Davi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No details</text:p>
          </table:table-cell>
          <table:table-cell office:value-type="float" office:value="4774414" calcext:value-type="float">
            <text:p>4774414</text:p>
          </table:table-cell>
          <table:table-cell office:value-type="string" calcext:value-type="string">
            <text:p><text:a xlink:href="https://discoveringanzacs.naa.gov.au/browse/person/200154" xlink:type="simple">https://discoveringanzacs.naa.gov.au/browse/person/200154</text:a></text:p>
          </table:table-cell>
          <table:table-cell table:number-columns-repeated="5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Coli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so 1937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Thigh</text:p>
          </table:table-cell>
          <table:table-cell office:value-type="float" office:value="4703995" calcext:value-type="float">
            <text:p>4703995</text:p>
          </table:table-cell>
          <table:table-cell office:value-type="string" calcext:value-type="string">
            <text:p><text:a xlink:href="https://discoveringanzacs.naa.gov.au/browse/person/191758" xlink:type="simple">https://discoveringanzacs.naa.gov.au/browse/person/191758</text:a></text:p>
          </table:table-cell>
          <table:table-cell table:number-columns-repeated="52"/>
        </table:table-row>
        <table:table-row table:style-name="ro2">
          <table:table-cell office:value-type="float" office:value="1905" calcext:value-type="float">
            <text:p>1905</text:p>
          </table:table-cell>
          <table:table-cell table:style-name="Default" office:value-type="string" calcext:value-type="string">
            <text:p>Kadak</text:p>
          </table:table-cell>
          <table:table-cell office:value-type="string" calcext:value-type="string">
            <text:p>Arthu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ssian, Enl Egypt</text:p>
          </table:table-cell>
          <table:table-cell table:style-name="ce27" office:value-type="string" calcext:value-type="string">
            <text:p>3<text:span text:style-name="T1">rd</text:span> Reif</text:p>
          </table:table-cell>
          <table:table-cell office:value-type="string" calcext:value-type="string">
            <text:p>GSW Chest</text:p>
          </table:table-cell>
          <table:table-cell office:value-type="float" office:value="7368299" calcext:value-type="float">
            <text:p>7368299</text:p>
          </table:table-cell>
          <table:table-cell office:value-type="string" calcext:value-type="string">
            <text:p><text:a xlink:href="https://discoveringanzacs.naa.gov.au/browse/person/231078" xlink:type="simple">https://discoveringanzacs.naa.gov.au/browse/person/231078</text:a></text:p>
          </table:table-cell>
          <table:table-cell table:number-columns-repeated="5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McGrath</text:p>
          </table:table-cell>
          <table:table-cell office:value-type="string" calcext:value-type="string">
            <text:p>Michael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4 Oct 1917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GSW Wrist and Side</text:p>
          </table:table-cell>
          <table:table-cell office:value-type="float" office:value="1944900" calcext:value-type="float">
            <text:p>1944900</text:p>
          </table:table-cell>
          <table:table-cell office:value-type="string" calcext:value-type="string">
            <text:p><text:a xlink:href="https://discoveringanzacs.naa.gov.au/browse/person/38992" xlink:type="simple">https://discoveringanzacs.naa.gov.au/browse/person/38992</text:a></text:p>
          </table:table-cell>
          <table:table-cell table:number-columns-repeated="52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McDonnell</text:p>
          </table:table-cell>
          <table:table-cell office:value-type="string" calcext:value-type="string">
            <text:p>Edw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<text:span text:style-name="T1">rd</text:span> Reif</text:p>
          </table:table-cell>
          <table:table-cell office:value-type="string" calcext:value-type="string">
            <text:p>See 1952 Simmons record GSW Head severe</text:p>
          </table:table-cell>
          <table:table-cell office:value-type="float" office:value="1942163" calcext:value-type="float">
            <text:p>1942163</text:p>
          </table:table-cell>
          <table:table-cell office:value-type="string" calcext:value-type="string">
            <text:p><text:a xlink:href="https://discoveringanzacs.naa.gov.au/browse/person/37093" xlink:type="simple">https://discoveringanzacs.naa.gov.au/browse/person/37093</text:a></text:p>
          </table:table-cell>
          <table:table-cell table:number-columns-repeated="52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ercy Collingwoo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e 1952 Simmons</text:p>
          </table:table-cell>
          <table:table-cell office:value-type="string" calcext:value-type="string">
            <text:p>3<text:span text:style-name="T1">rd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3002153" calcext:value-type="float">
            <text:p>3002153</text:p>
          </table:table-cell>
          <table:table-cell office:value-type="string" calcext:value-type="string">
            <text:p><text:a xlink:href="https://discoveringanzacs.naa.gov.au/browse/person/58154" xlink:type="simple">https://discoveringanzacs.naa.gov.au/browse/person/58154</text:a></text:p>
          </table:table-cell>
          <table:table-cell table:number-columns-repeated="5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Wilfred Ernes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18/7/18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GSW Buttock</text:p>
          </table:table-cell>
          <table:table-cell office:value-type="float" office:value="3175832" calcext:value-type="float">
            <text:p>3175832</text:p>
          </table:table-cell>
          <table:table-cell office:value-type="string" calcext:value-type="string">
            <text:p><text:a xlink:href="https://discoveringanzacs.naa.gov.au/browse/person/107976" xlink:type="simple">https://discoveringanzacs.naa.gov.au/browse/person/107976</text:a></text:p>
          </table:table-cell>
          <table:table-cell table:number-columns-repeated="5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Crotty</text:p>
          </table:table-cell>
          <table:table-cell office:value-type="string" calcext:value-type="string">
            <text:p>Thomas Michael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Head</text:p>
          </table:table-cell>
          <table:table-cell office:value-type="float" office:value="3470573" calcext:value-type="float">
            <text:p>3470573</text:p>
          </table:table-cell>
          <table:table-cell office:value-type="string" calcext:value-type="string">
            <text:p><text:a xlink:href="https://discoveringanzacs.naa.gov.au/browse/person/137416" xlink:type="simple">https://discoveringanzacs.naa.gov.au/browse/person/137416</text:a></text:p>
          </table:table-cell>
          <table:table-cell table:number-columns-repeated="5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Jess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Shrapnel Arm</text:p>
          </table:table-cell>
          <table:table-cell office:value-type="float" office:value="3493416" calcext:value-type="float">
            <text:p>3493416</text:p>
          </table:table-cell>
          <table:table-cell office:value-type="string" calcext:value-type="string">
            <text:p><text:a xlink:href="https://discoveringanzacs.naa.gov.au/browse/person/143600" xlink:type="simple">https://discoveringanzacs.naa.gov.au/browse/person/143600</text:a></text:p>
          </table:table-cell>
          <table:table-cell table:number-columns-repeated="5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Default" office:value-type="string" calcext:value-type="string">
            <text:p>Ford</text:p>
          </table:table-cell>
          <table:table-cell office:value-type="string" calcext:value-type="string">
            <text:p>Samuel Callerwa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3rd Reif</text:p>
          </table:table-cell>
          <table:table-cell office:value-type="string" calcext:value-type="string">
            <text:p>GSW Lung</text:p>
          </table:table-cell>
          <table:table-cell office:value-type="float" office:value="4024177" calcext:value-type="float">
            <text:p>4024177</text:p>
          </table:table-cell>
          <table:table-cell office:value-type="string" calcext:value-type="string">
            <text:p><text:a xlink:href="https://discoveringanzacs.naa.gov.au/browse/person/173497" xlink:type="simple">https://discoveringanzacs.naa.gov.au/browse/person/173497</text:a></text:p>
          </table:table-cell>
          <table:table-cell table:number-columns-repeated="5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enry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8/8/18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GSW Body Abdomen, severe</text:p>
          </table:table-cell>
          <table:table-cell office:value-type="float" office:value="1926229" calcext:value-type="float">
            <text:p>1926229</text:p>
          </table:table-cell>
          <table:table-cell office:value-type="string" calcext:value-type="string">
            <text:p><text:a xlink:href="https://discoveringanzacs.naa.gov.au/browse/person/30454" xlink:type="simple">https://discoveringanzacs.naa.gov.au/browse/person/30454</text:a></text:p>
          </table:table-cell>
          <table:table-cell table:number-columns-repeated="5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William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Thigh and shell shock</text:p>
          </table:table-cell>
          <table:table-cell office:value-type="float" office:value="1828963" calcext:value-type="float">
            <text:p>1828963</text:p>
          </table:table-cell>
          <table:table-cell office:value-type="string" calcext:value-type="string">
            <text:p><text:a xlink:href="https://discoveringanzacs.naa.gov.au/browse/person/13656" xlink:type="simple">https://discoveringanzacs.naa.gov.au/browse/person/13656</text:a></text:p>
          </table:table-cell>
          <table:table-cell table:number-columns-repeated="5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Rollason</text:p>
          </table:table-cell>
          <table:table-cell office:value-type="string" calcext:value-type="string">
            <text:p>Herbert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No Details</text:p>
          </table:table-cell>
          <table:table-cell office:value-type="float" office:value="8037475" calcext:value-type="float">
            <text:p>8037475</text:p>
          </table:table-cell>
          <table:table-cell office:value-type="string" calcext:value-type="string">
            <text:p><text:a xlink:href="https://discoveringanzacs.naa.gov.au/browse/person/300309" xlink:type="simple">https://discoveringanzacs.naa.gov.au/browse/person/300309</text:a></text:p>
          </table:table-cell>
          <table:table-cell table:number-columns-repeated="5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cNab</text:p>
          </table:table-cell>
          <table:table-cell office:value-type="string" calcext:value-type="string">
            <text:p>William Dougla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Foot slight</text:p>
          </table:table-cell>
          <table:table-cell office:value-type="float" office:value="1957007" calcext:value-type="float">
            <text:p>1957007</text:p>
          </table:table-cell>
          <table:table-cell office:value-type="string" calcext:value-type="string">
            <text:p><text:a xlink:href="https://discoveringanzacs.naa.gov.au/browse/person/44897" xlink:type="simple">https://discoveringanzacs.naa.gov.au/browse/person/44897</text:a>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Abdomen Taken POW</text:p>
          </table:table-cell>
          <table:table-cell office:value-type="float" office:value="3095006" calcext:value-type="float">
            <text:p>3095006</text:p>
          </table:table-cell>
          <table:table-cell office:value-type="string" calcext:value-type="string">
            <text:p><text:a xlink:href="https://discoveringanzacs.naa.gov.au/browse/person/92917" xlink:type="simple">https://discoveringanzacs.naa.gov.au/browse/person/92917</text:a></text:p>
          </table:table-cell>
          <table:table-cell table:number-columns-repeated="5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Lawrence Willi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Leg mild</text:p>
          </table:table-cell>
          <table:table-cell office:value-type="float" office:value="3477156" calcext:value-type="float">
            <text:p>3477156</text:p>
          </table:table-cell>
          <table:table-cell office:value-type="string" calcext:value-type="string">
            <text:p><text:a xlink:href="https://discoveringanzacs.naa.gov.au/browse/person/139095" xlink:type="simple">https://discoveringanzacs.naa.gov.au/browse/person/139095</text:a></text:p>
          </table:table-cell>
          <table:table-cell table:number-columns-repeated="5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Roy Broca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Leg</text:p>
          </table:table-cell>
          <table:table-cell office:value-type="float" office:value="4741113" calcext:value-type="float">
            <text:p>4741113</text:p>
          </table:table-cell>
          <table:table-cell office:value-type="string" calcext:value-type="string">
            <text:p><text:a xlink:href="https://discoveringanzacs.naa.gov.au/browse/person/195928" xlink:type="simple">https://discoveringanzacs.naa.gov.au/browse/person/195928</text:a></text:p>
          </table:table-cell>
          <table:table-cell table:number-columns-repeated="5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Default" office:value-type="string" calcext:value-type="string">
            <text:p>Inglis</text:p>
          </table:table-cell>
          <table:table-cell office:value-type="string" calcext:value-type="string">
            <text:p>Joseph William Thoma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MGs</text:p>
          </table:table-cell>
          <table:table-cell table:style-name="ce27" office:value-type="string" calcext:value-type="string">
            <text:p>3rd Reif</text:p>
          </table:table-cell>
          <table:table-cell office:value-type="string" calcext:value-type="string">
            <text:p>GSW Arm</text:p>
          </table:table-cell>
          <table:table-cell office:value-type="float" office:value="7365114" calcext:value-type="float">
            <text:p>7365114</text:p>
          </table:table-cell>
          <table:table-cell office:value-type="string" calcext:value-type="string">
            <text:p><text:a xlink:href="https://discoveringanzacs.naa.gov.au/browse/person/227912" xlink:type="simple">https://discoveringanzacs.naa.gov.au/browse/person/227912</text:a></text:p>
          </table:table-cell>
          <table:table-cell table:number-columns-repeated="5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Harry Shelborne Davi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Bomb wound POW</text:p>
          </table:table-cell>
          <table:table-cell office:value-type="float" office:value="3010676" calcext:value-type="float">
            <text:p>3010676</text:p>
          </table:table-cell>
          <table:table-cell office:value-type="string" calcext:value-type="string">
            <text:p><text:a xlink:href="https://discoveringanzacs.naa.gov.au/browse/person/64336" xlink:type="simple">https://discoveringanzacs.naa.gov.au/browse/person/64336</text:a></text:p>
          </table:table-cell>
          <table:table-cell table:number-columns-repeated="5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Stanley Gratta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Arm</text:p>
          </table:table-cell>
          <table:table-cell office:value-type="float" office:value="4787972" calcext:value-type="float">
            <text:p>4787972</text:p>
          </table:table-cell>
          <table:table-cell office:value-type="string" calcext:value-type="string">
            <text:p><text:a xlink:href="https://discoveringanzacs.naa.gov.au/browse/records/253721" xlink:type="simple">https://discoveringanzacs.naa.gov.au/browse/records/253721</text:a></text:p>
          </table:table-cell>
          <table:table-cell table:number-columns-repeated="5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William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POW</text:p>
          </table:table-cell>
          <table:table-cell office:value-type="float" office:value="8381227" calcext:value-type="float">
            <text:p>8381227</text:p>
          </table:table-cell>
          <table:table-cell office:value-type="string" calcext:value-type="string">
            <text:p><text:a xlink:href="https://discoveringanzacs.naa.gov.au/browse/person/356469" xlink:type="simple">https://discoveringanzacs.naa.gov.au/browse/person/356469</text:a></text:p>
          </table:table-cell>
          <table:table-cell table:number-columns-repeated="5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Wrist</text:p>
          </table:table-cell>
          <table:table-cell office:value-type="float" office:value="8004488" calcext:value-type="float">
            <text:p>8004488</text:p>
          </table:table-cell>
          <table:table-cell office:value-type="string" calcext:value-type="string">
            <text:p><text:a xlink:href="https://discoveringanzacs.naa.gov.au/browse/person/267361" xlink:type="simple">https://discoveringanzacs.naa.gov.au/browse/person/267361</text:a></text:p>
          </table:table-cell>
          <table:table-cell table:number-columns-repeated="5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Gunton</text:p>
          </table:table-cell>
          <table:table-cell office:value-type="string" calcext:value-type="string">
            <text:p>Hedl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Legs and Arm</text:p>
          </table:table-cell>
          <table:table-cell office:value-type="float" office:value="4380122" calcext:value-type="float">
            <text:p>4380122</text:p>
          </table:table-cell>
          <table:table-cell office:value-type="string" calcext:value-type="string">
            <text:p><text:a xlink:href="https://discoveringanzacs.naa.gov.au/browse/person/185954" xlink:type="simple">https://discoveringanzacs.naa.gov.au/browse/person/185954</text:a></text:p>
          </table:table-cell>
          <table:table-cell table:number-columns-repeated="5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rthur Charles French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Thigh</text:p>
          </table:table-cell>
          <table:table-cell office:value-type="float" office:value="1762708" calcext:value-type="float">
            <text:p>1762708</text:p>
          </table:table-cell>
          <table:table-cell office:value-type="string" calcext:value-type="string">
            <text:p><text:a xlink:href="https://discoveringanzacs.naa.gov.au/browse/person/489" xlink:type="simple">https://discoveringanzacs.naa.gov.au/browse/person/489</text:a></text:p>
          </table:table-cell>
          <table:table-cell table:number-columns-repeated="52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style-name="Default" office:value-type="string" calcext:value-type="string">
            <text:p>Smith</text:p>
          </table:table-cell>
          <table:table-cell office:value-type="string" calcext:value-type="string">
            <text:p>Charles Alexander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3rd Reif</text:p>
          </table:table-cell>
          <table:table-cell office:value-type="string" calcext:value-type="string">
            <text:p>GSW Shoulder</text:p>
          </table:table-cell>
          <table:table-cell office:value-type="float" office:value="1766909" calcext:value-type="float">
            <text:p>1766909</text:p>
          </table:table-cell>
          <table:table-cell office:value-type="string" calcext:value-type="string">
            <text:p><text:a xlink:href="https://discoveringanzacs.naa.gov.au/browse/records/211247" xlink:type="simple">https://discoveringanzacs.naa.gov.au/browse/records/211247</text:a></text:p>
          </table:table-cell>
          <table:table-cell table:number-columns-repeated="5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Oliver</text:p>
          </table:table-cell>
          <table:table-cell table:style-name="ce28" office:value-type="date" office:date-value="2016-08-02" calcext:value-type="date">
            <text:p>02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RN 206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GSW/Bomb Hand</text:p>
          </table:table-cell>
          <table:table-cell office:value-type="float" office:value="1810476" calcext:value-type="float">
            <text:p>1810476</text:p>
          </table:table-cell>
          <table:table-cell office:value-type="string" calcext:value-type="string">
            <text:p><text:a xlink:href="https://discoveringanzacs.naa.gov.au/browse/person/9303" xlink:type="simple">https://discoveringanzacs.naa.gov.au/browse/person/9303</text:a></text:p>
          </table:table-cell>
          <table:table-cell table:number-columns-repeated="5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Harold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, Leg, LFoot</text:p>
          </table:table-cell>
          <table:table-cell office:value-type="float" office:value="3029366" calcext:value-type="float">
            <text:p>3029366</text:p>
          </table:table-cell>
          <table:table-cell office:value-type="string" calcext:value-type="string">
            <text:p><text:a xlink:href="https://discoveringanzacs.naa.gov.au/browse/person/70850" xlink:type="simple">https://discoveringanzacs.naa.gov.au/browse/person/70850</text:a></text:p>
          </table:table-cell>
          <table:table-cell table:number-columns-repeated="5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lfred Hoope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Scalp</text:p>
          </table:table-cell>
          <table:table-cell office:value-type="float" office:value="1794029" calcext:value-type="float">
            <text:p>1794029</text:p>
          </table:table-cell>
          <table:table-cell office:value-type="string" calcext:value-type="string">
            <text:p><text:a xlink:href="https://discoveringanzacs.naa.gov.au/browse/person/5363" xlink:type="simple">https://discoveringanzacs.naa.gov.au/browse/person/5363</text:a></text:p>
          </table:table-cell>
          <table:table-cell table:number-columns-repeated="5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ichard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3015295" calcext:value-type="float">
            <text:p>3015295</text:p>
          </table:table-cell>
          <table:table-cell office:value-type="string" calcext:value-type="string">
            <text:p><text:a xlink:href="https://discoveringanzacs.naa.gov.au/browse/person/67293" xlink:type="simple">https://discoveringanzacs.naa.gov.au/browse/person/67293</text:a></text:p>
          </table:table-cell>
          <table:table-cell table:number-columns-repeated="5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Dunton</text:p>
          </table:table-cell>
          <table:table-cell office:value-type="string" calcext:value-type="string">
            <text:p>Har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6/5/18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Buttock</text:p>
          </table:table-cell>
          <table:table-cell office:value-type="float" office:value="3529575" calcext:value-type="float">
            <text:p>3529575</text:p>
          </table:table-cell>
          <table:table-cell office:value-type="string" calcext:value-type="string">
            <text:p><text:a xlink:href="https://discoveringanzacs.naa.gov.au/browse/person/156071" xlink:type="simple">https://discoveringanzacs.naa.gov.au/browse/person/156071</text:a></text:p>
          </table:table-cell>
          <table:table-cell table:number-columns-repeated="5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Thoma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Head Severe</text:p>
          </table:table-cell>
          <table:table-cell table:style-name="ce31" office:value-type="float" office:value="3912991" calcext:value-type="float">
            <text:p>3912991</text:p>
          </table:table-cell>
          <table:table-cell office:value-type="string" calcext:value-type="string">
            <text:p><text:a xlink:href="https://discoveringanzacs.naa.gov.au/browse/person/169362" xlink:type="simple">https://discoveringanzacs.naa.gov.au/browse/person/169362</text:a></text:p>
          </table:table-cell>
          <table:table-cell table:number-columns-repeated="52"/>
        </table:table-row>
        <table:table-row table:style-name="ro2">
          <table:table-cell office:value-type="float" office:value="2122" calcext:value-type="float">
            <text:p>2122</text:p>
          </table:table-cell>
          <table:table-cell table:style-name="Default" office:value-type="string" calcext:value-type="string">
            <text:p>Graham</text:p>
          </table:table-cell>
          <table:table-cell office:value-type="string" calcext:value-type="string">
            <text:p>Robert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er</text:p>
          </table:table-cell>
          <table:table-cell table:style-name="ce27" office:value-type="string" calcext:value-type="string">
            <text:p>4<text:span text:style-name="T1">th</text:span> Reif</text:p>
          </table:table-cell>
          <table:table-cell office:value-type="string" calcext:value-type="string">
            <text:p>GSW Ankle</text:p>
          </table:table-cell>
          <table:table-cell office:value-type="float" office:value="4669494" calcext:value-type="float">
            <text:p>4669494</text:p>
          </table:table-cell>
          <table:table-cell office:value-type="string" calcext:value-type="string">
            <text:p><text:a xlink:href="https://discoveringanzacs.naa.gov.au/browse/person/189650" xlink:type="simple">https://discoveringanzacs.naa.gov.au/browse/person/189650</text:a></text:p>
          </table:table-cell>
          <table:table-cell table:number-columns-repeated="5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Har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Leg Fractured Tibia</text:p>
          </table:table-cell>
          <table:table-cell office:value-type="float" office:value="1818676" calcext:value-type="float">
            <text:p>1818676</text:p>
          </table:table-cell>
          <table:table-cell office:value-type="string" calcext:value-type="string">
            <text:p><text:a xlink:href="https://discoveringanzacs.naa.gov.au/browse/person/10964" xlink:type="simple">https://discoveringanzacs.naa.gov.au/browse/person/10964</text:a></text:p>
          </table:table-cell>
          <table:table-cell table:number-columns-repeated="5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Default" office:value-type="string" calcext:value-type="string">
            <text:p>Lewis</text:p>
          </table:table-cell>
          <table:table-cell office:value-type="string" calcext:value-type="string">
            <text:p>Thomas Arthu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pat Aus</text:p>
          </table:table-cell>
          <table:table-cell table:style-name="ce27" office:value-type="string" calcext:value-type="string">
            <text:p>4th Reif</text:p>
          </table:table-cell>
          <table:table-cell office:value-type="string" calcext:value-type="string">
            <text:p>GSW Thigh and Leg</text:p>
          </table:table-cell>
          <table:table-cell office:value-type="float" office:value="8198898" calcext:value-type="float">
            <text:p>8198898</text:p>
          </table:table-cell>
          <table:table-cell office:value-type="string" calcext:value-type="string">
            <text:p><text:a xlink:href="https://discoveringanzacs.naa.gov.au/browse/person/336938" xlink:type="simple">https://discoveringanzacs.naa.gov.au/browse/person/336938</text:a></text:p>
          </table:table-cell>
          <table:table-cell table:number-columns-repeated="5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style-name="Default" office:value-type="string" calcext:value-type="string">
            <text:p>McLaughlin</text:p>
          </table:table-cell>
          <table:table-cell office:value-type="string" calcext:value-type="string">
            <text:p>Wilfred Arthu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atriated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Shoulder</text:p>
          </table:table-cell>
          <table:table-cell office:value-type="float" office:value="1952422" calcext:value-type="float">
            <text:p>1952422</text:p>
          </table:table-cell>
          <table:table-cell office:value-type="string" calcext:value-type="string">
            <text:p><text:a xlink:href="https://discoveringanzacs.naa.gov.au/browse/person/42840" xlink:type="simple">https://discoveringanzacs.naa.gov.au/browse/person/42840</text:a></text:p>
          </table:table-cell>
          <table:table-cell table:number-columns-repeated="5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acauley</text:p>
          </table:table-cell>
          <table:table-cell office:value-type="string" calcext:value-type="string">
            <text:p>Walte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Buttocks</text:p>
          </table:table-cell>
          <table:table-cell office:value-type="float" office:value="1993855" calcext:value-type="float">
            <text:p>1993855</text:p>
          </table:table-cell>
          <table:table-cell office:value-type="string" calcext:value-type="string">
            <text:p><text:a xlink:href="https://discoveringanzacs.naa.gov.au/browse/person/53738" xlink:type="simple">https://discoveringanzacs.naa.gov.au/browse/person/53738</text:a></text:p>
          </table:table-cell>
          <table:table-cell table:number-columns-repeated="5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O’Brien</text:p>
          </table:table-cell>
          <table:table-cell office:value-type="string" calcext:value-type="string">
            <text:p>Daniel</text:p>
          </table:table-cell>
          <table:table-cell table:style-name="ce28" office:value-type="date" office:date-value="2016-07-30" calcext:value-type="date">
            <text:p>30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 Pl, POW Lagincourt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Thigh</text:p>
          </table:table-cell>
          <table:table-cell office:value-type="float" office:value="7995481" calcext:value-type="float">
            <text:p>7995481</text:p>
          </table:table-cell>
          <table:table-cell office:value-type="string" calcext:value-type="string">
            <text:p><text:a xlink:href="https://discoveringanzacs.naa.gov.au/browse/person/258369" xlink:type="simple">https://discoveringanzacs.naa.gov.au/browse/person/258369</text:a></text:p>
          </table:table-cell>
          <table:table-cell table:number-columns-repeated="5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Rennie</text:p>
          </table:table-cell>
          <table:table-cell office:value-type="string" calcext:value-type="string">
            <text:p>John Andrew Gibso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 Good write up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Head and Eyes</text:p>
          </table:table-cell>
          <table:table-cell office:value-type="float" office:value="8031046" calcext:value-type="float">
            <text:p>8031046</text:p>
          </table:table-cell>
          <table:table-cell office:value-type="string" calcext:value-type="string">
            <text:p><text:a xlink:href="https://discoveringanzacs.naa.gov.au/browse/person/293890" xlink:type="simple">https://discoveringanzacs.naa.gov.au/browse/person/293890</text:a></text:p>
          </table:table-cell>
          <table:table-cell table:number-columns-repeated="52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Secomb</text:p>
          </table:table-cell>
          <table:table-cell office:value-type="string" calcext:value-type="string">
            <text:p>Wilfred Carlyon</text:p>
          </table:table-cell>
          <table:table-cell table:style-name="ce28" office:value-type="date" office:date-value="2016-08-06" calcext:value-type="date">
            <text:p>06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t- 41<text:span text:style-name="T1">st</text:span> Bn</text:p>
          </table:table-cell>
          <table:table-cell table:style-name="ce27" office:value-type="string" calcext:value-type="string">
            <text:p>4th Reif</text:p>
          </table:table-cell>
          <table:table-cell office:value-type="string" calcext:value-type="string">
            <text:p>GSW Left arm</text:p>
          </table:table-cell>
          <table:table-cell office:value-type="float" office:value="8077641" calcext:value-type="float">
            <text:p>8077641</text:p>
          </table:table-cell>
          <table:table-cell office:value-type="string" calcext:value-type="string">
            <text:p><text:a xlink:href="https://discoveringanzacs.naa.gov.au/browse/person/310694" xlink:type="simple">https://discoveringanzacs.naa.gov.au/browse/person/310694</text:a></text:p>
          </table:table-cell>
          <table:table-cell table:number-columns-repeated="5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Shoesmith</text:p>
          </table:table-cell>
          <table:table-cell office:value-type="string" calcext:value-type="string">
            <text:p>William John Frederick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8083225" calcext:value-type="float">
            <text:p>8083225</text:p>
          </table:table-cell>
          <table:table-cell office:value-type="string" calcext:value-type="string">
            <text:p><text:a xlink:href="https://discoveringanzacs.naa.gov.au/browse/person/316276" xlink:type="simple">https://discoveringanzacs.naa.gov.au/browse/person/316276</text:a></text:p>
          </table:table-cell>
          <table:table-cell table:number-columns-repeated="5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d bugger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Arm Shoulder</text:p>
          </table:table-cell>
          <table:table-cell office:value-type="float" office:value="1920667" calcext:value-type="float">
            <text:p>1920667</text:p>
          </table:table-cell>
          <table:table-cell office:value-type="string" calcext:value-type="string">
            <text:p><text:a xlink:href="https://discoveringanzacs.naa.gov.au/browse/person/28779" xlink:type="simple">https://discoveringanzacs.naa.gov.au/browse/person/28779</text:a></text:p>
          </table:table-cell>
          <table:table-cell table:number-columns-repeated="5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style-name="Default" office:value-type="string" calcext:value-type="string">
            <text:p>Lee</text:p>
          </table:table-cell>
          <table:table-cell office:value-type="string" calcext:value-type="string">
            <text:p>Terence 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out</text:p>
          </table:table-cell>
          <table:table-cell table:style-name="ce27" office:value-type="string" calcext:value-type="string">
            <text:p>4th Reif</text:p>
          </table:table-cell>
          <table:table-cell office:value-type="string" calcext:value-type="string">
            <text:p>GSW Leg</text:p>
          </table:table-cell>
          <table:table-cell office:value-type="float" office:value="8203186" calcext:value-type="float">
            <text:p>8203186</text:p>
          </table:table-cell>
          <table:table-cell office:value-type="string" calcext:value-type="string">
            <text:p><text:a xlink:href="https://discoveringanzacs.naa.gov.au/browse/person/338224" xlink:type="simple">https://discoveringanzacs.naa.gov.au/browse/person/338224</text:a></text:p>
          </table:table-cell>
          <table:table-cell table:number-columns-repeated="5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Default" office:value-type="string" calcext:value-type="string">
            <text:p>Smith</text:p>
          </table:table-cell>
          <table:table-cell office:value-type="string" calcext:value-type="string">
            <text:p>Augustus Eugene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7" office:value-type="string" calcext:value-type="string">
            <text:p>4th Reif</text:p>
          </table:table-cell>
          <table:table-cell office:value-type="string" calcext:value-type="string">
            <text:p>Minor Shell Shock</text:p>
          </table:table-cell>
          <table:table-cell office:value-type="float" office:value="1763924" calcext:value-type="float">
            <text:p>1763924</text:p>
          </table:table-cell>
          <table:table-cell office:value-type="string" calcext:value-type="string">
            <text:p><text:a xlink:href="https://discoveringanzacs.naa.gov.au/browse/person/617" xlink:type="simple">https://discoveringanzacs.naa.gov.au/browse/person/617</text:a></text:p>
          </table:table-cell>
          <table:table-cell table:number-columns-repeated="5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William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Hand</text:p>
          </table:table-cell>
          <table:table-cell office:value-type="float" office:value="3170367" calcext:value-type="float">
            <text:p>3170367</text:p>
          </table:table-cell>
          <table:table-cell office:value-type="string" calcext:value-type="string">
            <text:p><text:a xlink:href="https://discoveringanzacs.naa.gov.au/browse/person/106066" xlink:type="simple">https://discoveringanzacs.naa.gov.au/browse/person/106066</text:a></text:p>
          </table:table-cell>
          <table:table-cell table:number-columns-repeated="5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Arthu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Foot</text:p>
          </table:table-cell>
          <table:table-cell office:value-type="float" office:value="3217853" calcext:value-type="float">
            <text:p>3217853</text:p>
          </table:table-cell>
          <table:table-cell office:value-type="string" calcext:value-type="string">
            <text:p><text:a xlink:href="https://discoveringanzacs.naa.gov.au/browse/person/114853" xlink:type="simple">https://discoveringanzacs.naa.gov.au/browse/person/114853</text:a></text:p>
          </table:table-cell>
          <table:table-cell table:number-columns-repeated="5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ichard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POW</text:p>
          </table:table-cell>
          <table:table-cell office:value-type="float" office:value="3015289" calcext:value-type="float">
            <text:p>3015289</text:p>
          </table:table-cell>
          <table:table-cell office:value-type="string" calcext:value-type="string">
            <text:p><text:a xlink:href="https://discoveringanzacs.naa.gov.au/browse/person/67292" xlink:type="simple">https://discoveringanzacs.naa.gov.au/browse/person/67292</text:a></text:p>
          </table:table-cell>
          <table:table-cell table:number-columns-repeated="5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Duggan</text:p>
          </table:table-cell>
          <table:table-cell office:value-type="string" calcext:value-type="string">
            <text:p>Adolphu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3525127" calcext:value-type="float">
            <text:p>3525127</text:p>
          </table:table-cell>
          <table:table-cell office:value-type="string" calcext:value-type="string">
            <text:p><text:a xlink:href="https://discoveringanzacs.naa.gov.au/browse/person/154289" xlink:type="simple">https://discoveringanzacs.naa.gov.au/browse/person/154289</text:a></text:p>
          </table:table-cell>
          <table:table-cell table:number-columns-repeated="5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Default" office:value-type="string" calcext:value-type="string">
            <text:p>Deakin</text:p>
          </table:table-cell>
          <table:table-cell office:value-type="string" calcext:value-type="string">
            <text:p>Ronald Harol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4th Reif</text:p>
          </table:table-cell>
          <table:table-cell office:value-type="string" calcext:value-type="string">
            <text:p>GSW Right Arm</text:p>
          </table:table-cell>
          <table:table-cell office:value-type="float" office:value="3494589" calcext:value-type="float">
            <text:p>3494589</text:p>
          </table:table-cell>
          <table:table-cell office:value-type="string" calcext:value-type="string">
            <text:p><text:a xlink:href="https://discoveringanzacs.naa.gov.au/browse/person/144221" xlink:type="simple">https://discoveringanzacs.naa.gov.au/browse/person/144221</text:a></text:p>
          </table:table-cell>
          <table:table-cell table:number-columns-repeated="5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Ferrar</text:p>
          </table:table-cell>
          <table:table-cell office:value-type="string" calcext:value-type="string">
            <text:p>Fergus Moor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 and Hands</text:p>
          </table:table-cell>
          <table:table-cell office:value-type="float" office:value="3554104" calcext:value-type="float">
            <text:p>3554104</text:p>
          </table:table-cell>
          <table:table-cell office:value-type="string" calcext:value-type="string">
            <text:p><text:a xlink:href="https://discoveringanzacs.naa.gov.au/browse/person/165437" xlink:type="simple">https://discoveringanzacs.naa.gov.au/browse/person/165437</text:a></text:p>
          </table:table-cell>
          <table:table-cell table:number-columns-repeated="5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Heald</text:p>
          </table:table-cell>
          <table:table-cell office:value-type="string" calcext:value-type="string">
            <text:p>Henry Gil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Shoulder</text:p>
          </table:table-cell>
          <table:table-cell office:value-type="float" office:value="4749399" calcext:value-type="float">
            <text:p>4749399</text:p>
          </table:table-cell>
          <table:table-cell office:value-type="string" calcext:value-type="string">
            <text:p><text:a xlink:href="https://discoveringanzacs.naa.gov.au/browse/person/196798" xlink:type="simple">https://discoveringanzacs.naa.gov.au/browse/person/196798</text:a></text:p>
          </table:table-cell>
          <table:table-cell table:number-columns-repeated="5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Hynds</text:p>
          </table:table-cell>
          <table:table-cell office:value-type="string" calcext:value-type="string">
            <text:p>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Chest and Abdomen</text:p>
          </table:table-cell>
          <table:table-cell office:value-type="float" office:value="7360050" calcext:value-type="float">
            <text:p>7360050</text:p>
          </table:table-cell>
          <table:table-cell office:value-type="string" calcext:value-type="string">
            <text:p><text:a xlink:href="https://discoveringanzacs.naa.gov.au/browse/person/222884" xlink:type="simple">https://discoveringanzacs.naa.gov.au/browse/person/222884</text:a></text:p>
          </table:table-cell>
          <table:table-cell table:number-columns-repeated="5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Thomas Redbur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1822644" calcext:value-type="float">
            <text:p>1822644</text:p>
          </table:table-cell>
          <table:table-cell office:value-type="string" calcext:value-type="string">
            <text:p><text:a xlink:href="https://discoveringanzacs.naa.gov.au/browse/person/12025" xlink:type="simple">https://discoveringanzacs.naa.gov.au/browse/person/12025</text:a></text:p>
          </table:table-cell>
          <table:table-cell table:number-columns-repeated="5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Default" office:value-type="string" calcext:value-type="string">
            <text:p>Laughton</text:p>
          </table:table-cell>
          <table:table-cell office:value-type="string" calcext:value-type="string">
            <text:p>Horace Louis</text:p>
          </table:table-cell>
          <table:table-cell table:style-name="ce28" office:value-type="date" office:date-value="2016-07-30" calcext:value-type="date">
            <text:p>30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er War Man</text:p>
          </table:table-cell>
          <table:table-cell table:style-name="ce27" office:value-type="string" calcext:value-type="string">
            <text:p>4th Reif</text:p>
          </table:table-cell>
          <table:table-cell office:value-type="string" calcext:value-type="string">
            <text:p>GSW Buttock</text:p>
          </table:table-cell>
          <table:table-cell office:value-type="float" office:value="7376847" calcext:value-type="float">
            <text:p>7376847</text:p>
          </table:table-cell>
          <table:table-cell office:value-type="string" calcext:value-type="string">
            <text:p><text:a xlink:href="https://discoveringanzacs.naa.gov.au/browse/person/239598" xlink:type="simple">https://discoveringanzacs.naa.gov.au/browse/person/239598</text:a></text:p>
          </table:table-cell>
          <table:table-cell table:number-columns-repeated="5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Lunson</text:p>
          </table:table-cell>
          <table:table-cell office:value-type="string" calcext:value-type="string">
            <text:p>Lewi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Face</text:p>
          </table:table-cell>
          <table:table-cell office:value-type="float" office:value="8214105" calcext:value-type="float">
            <text:p>8214105</text:p>
          </table:table-cell>
          <table:table-cell office:value-type="string" calcext:value-type="string">
            <text:p><text:a xlink:href="https://discoveringanzacs.naa.gov.au/browse/person/346125" xlink:type="simple">https://discoveringanzacs.naa.gov.au/browse/person/346125</text:a></text:p>
          </table:table-cell>
          <table:table-cell table:number-columns-repeated="5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McDevitt</text:p>
          </table:table-cell>
          <table:table-cell office:value-type="string" calcext:value-type="string">
            <text:p>Edward Harol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1942048" calcext:value-type="float">
            <text:p>1942048</text:p>
          </table:table-cell>
          <table:table-cell office:value-type="string" calcext:value-type="string">
            <text:p><text:a xlink:href="https://discoveringanzacs.naa.gov.au/browse/person/37003" xlink:type="simple">https://discoveringanzacs.naa.gov.au/browse/person/37003</text:a></text:p>
          </table:table-cell>
          <table:table-cell table:number-columns-repeated="5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Default" office:value-type="string" calcext:value-type="string">
            <text:p>Murfett</text:p>
          </table:table-cell>
          <table:table-cell office:value-type="string" calcext:value-type="string">
            <text:p>Herbert Georg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4th Reif</text:p>
          </table:table-cell>
          <table:table-cell office:value-type="string" calcext:value-type="string">
            <text:p>GSW Thigh</text:p>
          </table:table-cell>
          <table:table-cell office:value-type="float" office:value="7989402" calcext:value-type="float">
            <text:p>7989402</text:p>
          </table:table-cell>
          <table:table-cell office:value-type="string" calcext:value-type="string">
            <text:p><text:a xlink:href="https://discoveringanzacs.naa.gov.au/browse/person/252293" xlink:type="simple">https://discoveringanzacs.naa.gov.au/browse/person/252293</text:a></text:p>
          </table:table-cell>
          <table:table-cell table:number-columns-repeated="5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Default" office:value-type="string" calcext:value-type="string">
            <text:p>Muir</text:p>
          </table:table-cell>
          <table:table-cell office:value-type="string" calcext:value-type="string">
            <text:p>Milford Matthew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MGs</text:p>
          </table:table-cell>
          <table:table-cell/>
          <table:table-cell table:style-name="ce27" office:value-type="string" calcext:value-type="string">
            <text:p>4th Reif</text:p>
          </table:table-cell>
          <table:table-cell table:style-name="ce11" office:value-type="string" calcext:value-type="string">
            <text:p>GSW Face</text:p>
          </table:table-cell>
          <table:table-cell office:value-type="float" office:value="7985678" calcext:value-type="float">
            <text:p>7985678</text:p>
          </table:table-cell>
          <table:table-cell office:value-type="string" calcext:value-type="string">
            <text:p><text:a xlink:href="https://discoveringanzacs.naa.gov.au/browse/person/248581" xlink:type="simple">https://discoveringanzacs.naa.gov.au/browse/person/248581</text:a></text:p>
          </table:table-cell>
          <table:table-cell table:style-name="ce27" office:value-type="string" calcext:value-type="string">
            <text:p>h</text:p>
          </table:table-cell>
          <table:table-cell table:style-name="ce27"/>
          <table:table-cell table:number-columns-repeated="50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McNab</text:p>
          </table:table-cell>
          <table:table-cell office:value-type="string" calcext:value-type="string">
            <text:p>Herbert Angus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Face</text:p>
          </table:table-cell>
          <table:table-cell office:value-type="float" office:value="1956992" calcext:value-type="float">
            <text:p>1956992</text:p>
          </table:table-cell>
          <table:table-cell office:value-type="string" calcext:value-type="string">
            <text:p><text:a xlink:href="https://discoveringanzacs.naa.gov.au/browse/person/44885" xlink:type="simple">https://discoveringanzacs.naa.gov.au/browse/person/44885</text:a></text:p>
          </table:table-cell>
          <table:table-cell table:number-columns-repeated="52"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William Thoma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<text:span text:style-name="T1">th</text:span> Reif</text:p>
          </table:table-cell>
          <table:table-cell office:value-type="string" calcext:value-type="string">
            <text:p>GSW Back</text:p>
          </table:table-cell>
          <table:table-cell office:value-type="float" office:value="8216098" calcext:value-type="float">
            <text:p>8216098</text:p>
          </table:table-cell>
          <table:table-cell office:value-type="string" calcext:value-type="string">
            <text:p><text:a xlink:href="https://discoveringanzacs.naa.gov.au/browse/person/348116" xlink:type="simple">https://discoveringanzacs.naa.gov.au/browse/person/348116</text:a></text:p>
          </table:table-cell>
          <table:table-cell table:number-columns-repeated="5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Paton</text:p>
          </table:table-cell>
          <table:table-cell office:value-type="string" calcext:value-type="string">
            <text:p>Douglas Mcmillia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Toes</text:p>
          </table:table-cell>
          <table:table-cell office:value-type="float" office:value="8008646" calcext:value-type="float">
            <text:p>8008646</text:p>
          </table:table-cell>
          <table:table-cell office:value-type="string" calcext:value-type="string">
            <text:p><text:a xlink:href="https://discoveringanzacs.naa.gov.au/browse/person/271517" xlink:type="simple">https://discoveringanzacs.naa.gov.au/browse/person/271517</text:a></text:p>
          </table:table-cell>
          <table:table-cell table:number-columns-repeated="5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Pugh</text:p>
          </table:table-cell>
          <table:table-cell office:value-type="string" calcext:value-type="string">
            <text:p>Vivian Lewi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Chin</text:p>
          </table:table-cell>
          <table:table-cell office:value-type="float" office:value="8022550" calcext:value-type="float">
            <text:p>8022550</text:p>
          </table:table-cell>
          <table:table-cell office:value-type="string" calcext:value-type="string">
            <text:p><text:a xlink:href="https://discoveringanzacs.naa.gov.au/browse/person/285410" xlink:type="simple">https://discoveringanzacs.naa.gov.au/browse/person/285410</text:a></text:p>
          </table:table-cell>
          <table:table-cell table:number-columns-repeated="52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Peebles</text:p>
          </table:table-cell>
          <table:table-cell office:value-type="string" calcext:value-type="string">
            <text:p>Alexander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L Arm</text:p>
          </table:table-cell>
          <table:table-cell office:value-type="float" office:value="8009910" calcext:value-type="float">
            <text:p>8009910</text:p>
          </table:table-cell>
          <table:table-cell office:value-type="string" calcext:value-type="string">
            <text:p><text:a xlink:href="https://discoveringanzacs.naa.gov.au/browse/person/272780" xlink:type="simple">https://discoveringanzacs.naa.gov.au/browse/person/272780</text:a></text:p>
          </table:table-cell>
          <table:table-cell table:number-columns-repeated="5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ter William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M KIA 3/05/17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Hand</text:p>
          </table:table-cell>
          <table:table-cell office:value-type="float" office:value="1912535" calcext:value-type="float">
            <text:p>1912535</text:p>
          </table:table-cell>
          <table:table-cell office:value-type="string" calcext:value-type="string">
            <text:p><text:a xlink:href="https://discoveringanzacs.naa.gov.au/browse/person/25967" xlink:type="simple">https://discoveringanzacs.naa.gov.au/browse/person/25967</text:a></text:p>
          </table:table-cell>
          <table:table-cell table:number-columns-repeated="52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Frank Clyde 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Leg</text:p>
          </table:table-cell>
          <table:table-cell office:value-type="float" office:value="1911208" calcext:value-type="float">
            <text:p>1911208</text:p>
          </table:table-cell>
          <table:table-cell office:value-type="string" calcext:value-type="string">
            <text:p><text:a xlink:href="https://discoveringanzacs.naa.gov.au/browse/person/25429" xlink:type="simple">https://discoveringanzacs.naa.gov.au/browse/person/25429</text:a></text:p>
          </table:table-cell>
          <table:table-cell table:number-columns-repeated="5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Frankli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18 Jul 1918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No details</text:p>
          </table:table-cell>
          <table:table-cell office:value-type="float" office:value="1975882" calcext:value-type="float">
            <text:p>1975882</text:p>
          </table:table-cell>
          <table:table-cell office:value-type="string" calcext:value-type="string">
            <text:p><text:a xlink:href="https://discoveringanzacs.naa.gov.au/browse/person/51884" xlink:type="simple">https://discoveringanzacs.naa.gov.au/browse/person/51884</text:a></text:p>
          </table:table-cell>
          <table:table-cell table:number-columns-repeated="52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Struthers</text:p>
          </table:table-cell>
          <table:table-cell office:value-type="string" calcext:value-type="string">
            <text:p>Ro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4 Mar 1917</text:p>
          </table:table-cell>
          <table:table-cell office:value-type="string" calcext:value-type="string">
            <text:p>5th Reif</text:p>
          </table:table-cell>
          <table:table-cell office:value-type="string" calcext:value-type="string">
            <text:p>No Details</text:p>
          </table:table-cell>
          <table:table-cell office:value-type="float" office:value="8095491" calcext:value-type="float">
            <text:p>8095491</text:p>
          </table:table-cell>
          <table:table-cell office:value-type="string" calcext:value-type="string">
            <text:p><text:a xlink:href="https://discoveringanzacs.naa.gov.au/browse/person/328536" xlink:type="simple">https://discoveringanzacs.naa.gov.au/browse/person/328536</text:a></text:p>
          </table:table-cell>
          <table:table-cell table:number-columns-repeated="52"/>
        </table:table-row>
        <table:table-row table:style-name="ro2">
          <table:table-cell office:value-type="float" office:value="2453" calcext:value-type="float">
            <text:p>2453</text:p>
          </table:table-cell>
          <table:table-cell office:value-type="string" calcext:value-type="string">
            <text:p>Bruford</text:p>
          </table:table-cell>
          <table:table-cell office:value-type="string" calcext:value-type="string">
            <text:p>Alex Teulon Beamish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W 26/3/17</text:p>
          </table:table-cell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Chest</text:p>
          </table:table-cell>
          <table:table-cell office:value-type="float" office:value="3132807" calcext:value-type="float">
            <text:p>3132807</text:p>
          </table:table-cell>
          <table:table-cell office:value-type="string" calcext:value-type="string">
            <text:p><text:a xlink:href="https://discoveringanzacs.naa.gov.au/browse/person/102944" xlink:type="simple">https://discoveringanzacs.naa.gov.au/browse/person/102944</text:a></text:p>
          </table:table-cell>
          <table:table-cell table:number-columns-repeated="5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Percy Her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5/11</text:p>
          </table:table-cell>
          <table:table-cell office:value-type="string" calcext:value-type="string">
            <text:p>5th Reif</text:p>
          </table:table-cell>
          <table:table-cell office:value-type="string" calcext:value-type="string">
            <text:p>GSW Knee</text:p>
          </table:table-cell>
          <table:table-cell office:value-type="float" office:value="4734545" calcext:value-type="float">
            <text:p>4734545</text:p>
          </table:table-cell>
          <table:table-cell office:value-type="string" calcext:value-type="string">
            <text:p><text:a xlink:href="https://discoveringanzacs.naa.gov.au/browse/person/193517" xlink:type="simple">https://discoveringanzacs.naa.gov.au/browse/person/193517</text:a></text:p>
          </table:table-cell>
          <table:table-cell table:number-columns-repeated="52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style-name="Default" office:value-type="string" calcext:value-type="string">
            <text:p>Gill</text:p>
          </table:table-cell>
          <table:table-cell office:value-type="string" calcext:value-type="string">
            <text:p>Leslie Arthur</text:p>
          </table:table-cell>
          <table:table-cell table:style-name="ce28" office:value-type="date" office:date-value="2016-08-06" calcext:value-type="date">
            <text:p>06/08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5th Reif</text:p>
          </table:table-cell>
          <table:table-cell office:value-type="string" calcext:value-type="string">
            <text:p>GSW left Thigh and ankle</text:p>
          </table:table-cell>
          <table:table-cell office:value-type="float" office:value="5008760" calcext:value-type="float">
            <text:p>5008760</text:p>
          </table:table-cell>
          <table:table-cell office:value-type="string" calcext:value-type="string">
            <text:p><text:a xlink:href="https://discoveringanzacs.naa.gov.au/browse/person/203219" xlink:type="simple">https://discoveringanzacs.naa.gov.au/browse/person/203219</text:a></text:p>
          </table:table-cell>
          <table:table-cell table:number-columns-repeated="5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rederick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GSW Buttock</text:p>
          </table:table-cell>
          <table:table-cell office:value-type="float" office:value="1796266" calcext:value-type="float">
            <text:p>1796266</text:p>
          </table:table-cell>
          <table:table-cell office:value-type="string" calcext:value-type="string">
            <text:p><text:a xlink:href="https://discoveringanzacs.naa.gov.au/browse/person/5940" xlink:type="simple">https://discoveringanzacs.naa.gov.au/browse/person/5940</text:a></text:p>
          </table:table-cell>
          <table:table-cell table:number-columns-repeated="52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Frank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GSW Abdomen</text:p>
          </table:table-cell>
          <table:table-cell office:value-type="float" office:value="3177270" calcext:value-type="float">
            <text:p>3177270</text:p>
          </table:table-cell>
          <table:table-cell office:value-type="string" calcext:value-type="string">
            <text:p><text:a xlink:href="https://discoveringanzacs.naa.gov.au/browse/person/108628" xlink:type="simple">https://discoveringanzacs.naa.gov.au/browse/person/108628</text:a></text:p>
          </table:table-cell>
          <table:table-cell table:number-columns-repeated="52"/>
        </table:table-row>
        <table:table-row table:style-name="ro2">
          <table:table-cell office:value-type="float" office:value="2469" calcext:value-type="float">
            <text:p>2469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Hand</text:p>
          </table:table-cell>
          <table:table-cell office:value-type="float" office:value="3476888" calcext:value-type="float">
            <text:p>3476888</text:p>
          </table:table-cell>
          <table:table-cell office:value-type="string" calcext:value-type="string">
            <text:p><text:a xlink:href="https://discoveringanzacs.naa.gov.au/browse/person/139014" xlink:type="simple">https://discoveringanzacs.naa.gov.au/browse/person/139014</text:a></text:p>
          </table:table-cell>
          <table:table-cell table:number-columns-repeated="52"/>
        </table:table-row>
        <table:table-row table:style-name="ro2">
          <table:table-cell office:value-type="float" office:value="2476" calcext:value-type="float">
            <text:p>2476</text:p>
          </table:table-cell>
          <table:table-cell office:value-type="string" calcext:value-type="string">
            <text:p>Clingeleffer</text:p>
          </table:table-cell>
          <table:table-cell office:value-type="string" calcext:value-type="string">
            <text:p>Richard Herb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Arm mild</text:p>
          </table:table-cell>
          <table:table-cell office:value-type="float" office:value="3258619" calcext:value-type="float">
            <text:p>3258619</text:p>
          </table:table-cell>
          <table:table-cell office:value-type="string" calcext:value-type="string">
            <text:p><text:a xlink:href="https://discoveringanzacs.naa.gov.au/browse/person/121195" xlink:type="simple">https://discoveringanzacs.naa.gov.au/browse/person/121195</text:a></text:p>
          </table:table-cell>
          <table:table-cell table:number-columns-repeated="5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Denney</text:p>
          </table:table-cell>
          <table:table-cell office:value-type="string" calcext:value-type="string">
            <text:p>Charles Frederick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GSW Head</text:p>
          </table:table-cell>
          <table:table-cell office:value-type="float" office:value="3500984" calcext:value-type="float">
            <text:p>3500984</text:p>
          </table:table-cell>
          <table:table-cell office:value-type="string" calcext:value-type="string">
            <text:p><text:a xlink:href="https://discoveringanzacs.naa.gov.au/browse/person/145905" xlink:type="simple">https://discoveringanzacs.naa.gov.au/browse/person/145905</text:a></text:p>
          </table:table-cell>
          <table:table-cell table:number-columns-repeated="52"/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Jack Cyril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3913733" calcext:value-type="float">
            <text:p>3913733</text:p>
          </table:table-cell>
          <table:table-cell office:value-type="string" calcext:value-type="string">
            <text:p><text:a xlink:href="https://discoveringanzacs.naa.gov.au/browse/person/169684" xlink:type="simple">https://discoveringanzacs.naa.gov.au/browse/person/169684</text:a></text:p>
          </table:table-cell>
          <table:table-cell table:number-columns-repeated="52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Jack 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Arm and Thigh</text:p>
          </table:table-cell>
          <table:table-cell office:value-type="float" office:value="5485198" calcext:value-type="float">
            <text:p>5485198</text:p>
          </table:table-cell>
          <table:table-cell office:value-type="string" calcext:value-type="string">
            <text:p><text:a xlink:href="https://discoveringanzacs.naa.gov.au/browse/person/213307" xlink:type="simple">https://discoveringanzacs.naa.gov.au/browse/person/213307</text:a></text:p>
          </table:table-cell>
          <table:table-cell table:number-columns-repeated="5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William 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5th Reif</text:p>
          </table:table-cell>
          <table:table-cell office:value-type="string" calcext:value-type="string">
            <text:p>GSW Hand</text:p>
          </table:table-cell>
          <table:table-cell office:value-type="float" office:value="4734811" calcext:value-type="float">
            <text:p>4734811</text:p>
          </table:table-cell>
          <table:table-cell office:value-type="string" calcext:value-type="string">
            <text:p><text:a xlink:href="https://discoveringanzacs.naa.gov.au/browse/person/193783" xlink:type="simple">https://discoveringanzacs.naa.gov.au/browse/person/193783</text:a></text:p>
          </table:table-cell>
          <table:table-cell table:number-columns-repeated="52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Jago</text:p>
          </table:table-cell>
          <table:table-cell office:value-type="string" calcext:value-type="string">
            <text:p>William Claud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Shell Shock</text:p>
          </table:table-cell>
          <table:table-cell office:value-type="float" office:value="7376084" calcext:value-type="float">
            <text:p>7376084</text:p>
          </table:table-cell>
          <table:table-cell office:value-type="string" calcext:value-type="string">
            <text:p><text:a xlink:href="https://discoveringanzacs.naa.gov.au/browse/person/238838" xlink:type="simple">https://discoveringanzacs.naa.gov.au/browse/person/238838</text:a></text:p>
          </table:table-cell>
          <table:table-cell table:number-columns-repeated="5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Kelb</text:p>
          </table:table-cell>
          <table:table-cell office:value-type="string" calcext:value-type="string">
            <text:p>Lloyd Alla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mber 2 wives?</text:p>
          </table:table-cell>
          <table:table-cell office:value-type="string" calcext:value-type="string">
            <text:p>5th Reif</text:p>
          </table:table-cell>
          <table:table-cell office:value-type="string" calcext:value-type="string">
            <text:p>GSW Back</text:p>
          </table:table-cell>
          <table:table-cell office:value-type="float" office:value="7366745" calcext:value-type="float">
            <text:p>7366745</text:p>
          </table:table-cell>
          <table:table-cell office:value-type="string" calcext:value-type="string">
            <text:p><text:a xlink:href="https://discoveringanzacs.naa.gov.au/browse/person/229541" xlink:type="simple">https://discoveringanzacs.naa.gov.au/browse/person/229541</text:a></text:p>
          </table:table-cell>
          <table:table-cell table:number-columns-repeated="5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Leahy</text:p>
          </table:table-cell>
          <table:table-cell office:value-type="string" calcext:value-type="string">
            <text:p>James Samue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GSW Wrist and Shoulder</text:p>
          </table:table-cell>
          <table:table-cell office:value-type="float" office:value="7378392" calcext:value-type="float">
            <text:p>7378392</text:p>
          </table:table-cell>
          <table:table-cell office:value-type="string" calcext:value-type="string">
            <text:p><text:a xlink:href="https://discoveringanzacs.naa.gov.au/browse/person/241121" xlink:type="simple">https://discoveringanzacs.naa.gov.au/browse/person/241121</text:a></text:p>
          </table:table-cell>
          <table:table-cell table:number-columns-repeated="52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style-name="Default" office:value-type="string" calcext:value-type="string">
            <text:p>Rosevears</text:p>
          </table:table-cell>
          <table:table-cell office:value-type="string" calcext:value-type="string">
            <text:p>Albert Edw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5th Reif</text:p>
          </table:table-cell>
          <table:table-cell office:value-type="string" calcext:value-type="string">
            <text:p>GSW back</text:p>
          </table:table-cell>
          <table:table-cell office:value-type="float" office:value="8038182" calcext:value-type="float">
            <text:p>8038182</text:p>
          </table:table-cell>
          <table:table-cell office:value-type="string" calcext:value-type="string">
            <text:p><text:a xlink:href="https://discoveringanzacs.naa.gov.au/browse/person/301015" xlink:type="simple">https://discoveringanzacs.naa.gov.au/browse/person/301015</text:a></text:p>
          </table:table-cell>
          <table:table-cell table:number-columns-repeated="5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De Jersey</text:p>
          </table:table-cell>
          <table:table-cell office:value-type="string" calcext:value-type="string">
            <text:p>Lewis 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W 30 Oct 1918(Sydney)</text:p>
          </table:table-cell>
          <table:table-cell office:value-type="string" calcext:value-type="string">
            <text:p>5th Reif</text:p>
          </table:table-cell>
          <table:table-cell office:value-type="string" calcext:value-type="string">
            <text:p>GSW Forearm</text:p>
          </table:table-cell>
          <table:table-cell office:value-type="float" office:value="3497647" calcext:value-type="float">
            <text:p>3497647</text:p>
          </table:table-cell>
          <table:table-cell office:value-type="string" calcext:value-type="string">
            <text:p><text:a xlink:href="https://discoveringanzacs.naa.gov.au/browse/person/145102" xlink:type="simple">https://discoveringanzacs.naa.gov.au/browse/person/145102</text:a></text:p>
          </table:table-cell>
          <table:table-cell table:number-columns-repeated="52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Tolman</text:p>
          </table:table-cell>
          <table:table-cell office:value-type="string" calcext:value-type="string">
            <text:p>Mostyn Edw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GSW R Arm</text:p>
          </table:table-cell>
          <table:table-cell office:value-type="float" office:value="8391985" calcext:value-type="float">
            <text:p>8391985</text:p>
          </table:table-cell>
          <table:table-cell office:value-type="string" calcext:value-type="string">
            <text:p><text:a xlink:href="https://discoveringanzacs.naa.gov.au/browse/person/363207" xlink:type="simple">https://discoveringanzacs.naa.gov.au/browse/person/363207</text:a></text:p>
          </table:table-cell>
          <table:table-cell table:number-columns-repeated="5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Edmondson</text:p>
          </table:table-cell>
          <table:table-cell office:value-type="string" calcext:value-type="string">
            <text:p>William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 26/3/17</text:p>
          </table:table-cell>
          <table:table-cell office:value-type="string" calcext:value-type="string">
            <text:p>7th Reif</text:p>
          </table:table-cell>
          <table:table-cell office:value-type="string" calcext:value-type="string">
            <text:p>GSW Arm and Scalp</text:p>
          </table:table-cell>
          <table:table-cell office:value-type="float" office:value="3535464" calcext:value-type="float">
            <text:p>3535464</text:p>
          </table:table-cell>
          <table:table-cell office:value-type="string" calcext:value-type="string">
            <text:p><text:a xlink:href="https://discoveringanzacs.naa.gov.au/browse/person/158516" xlink:type="simple">https://discoveringanzacs.naa.gov.au/browse/person/158516</text:a></text:p>
          </table:table-cell>
          <table:table-cell table:number-columns-repeated="52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style-name="Default" office:value-type="string" calcext:value-type="string">
            <text:p>Lang</text:p>
          </table:table-cell>
          <table:table-cell office:value-type="string" calcext:value-type="string">
            <text:p>James Andrew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od write up in da</text:p>
          </table:table-cell>
          <table:table-cell table:style-name="ce27" office:value-type="string" calcext:value-type="string">
            <text:p>7th Reif</text:p>
          </table:table-cell>
          <table:table-cell office:value-type="string" calcext:value-type="string">
            <text:p>GSW Shoulder</text:p>
          </table:table-cell>
          <table:table-cell office:value-type="float" office:value="7374918" calcext:value-type="float">
            <text:p>7374918</text:p>
          </table:table-cell>
          <table:table-cell office:value-type="string" calcext:value-type="string">
            <text:p><text:a xlink:href="https://discoveringanzacs.naa.gov.au/browse/person/237689" xlink:type="simple">https://discoveringanzacs.naa.gov.au/browse/person/237689</text:a></text:p>
          </table:table-cell>
          <table:table-cell table:number-columns-repeated="5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Renton</text:p>
          </table:table-cell>
          <table:table-cell office:value-type="string" calcext:value-type="string">
            <text:p>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th Reif</text:p>
          </table:table-cell>
          <table:table-cell office:value-type="string" calcext:value-type="string">
            <text:p>GSW Leg Severe</text:p>
          </table:table-cell>
          <table:table-cell office:value-type="float" office:value="8031095" calcext:value-type="float">
            <text:p>8031095</text:p>
          </table:table-cell>
          <table:table-cell office:value-type="string" calcext:value-type="string">
            <text:p><text:a xlink:href="https://discoveringanzacs.naa.gov.au/browse/person/293939" xlink:type="simple">https://discoveringanzacs.naa.gov.au/browse/person/293939</text:a></text:p>
          </table:table-cell>
          <table:table-cell table:number-columns-repeated="52"/>
        </table:table-row>
        <table:table-row table:style-name="ro2">
          <table:table-cell office:value-type="float" office:value="3144" calcext:value-type="float">
            <text:p>314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Walte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with 11<text:span text:style-name="T1">th</text:span> MGs</text:p>
          </table:table-cell>
          <table:table-cell table:style-name="ce27" office:value-type="string" calcext:value-type="string">
            <text:p>7<text:span text:style-name="T1">th</text:span></text:p>
          </table:table-cell>
          <table:table-cell office:value-type="string" calcext:value-type="string">
            <text:p>GSW Chest</text:p>
          </table:table-cell>
          <table:table-cell office:value-type="float" office:value="3003799" calcext:value-type="float">
            <text:p>3003799</text:p>
          </table:table-cell>
          <table:table-cell table:style-name="ce16" office:value-type="string" calcext:value-type="string">
            <text:p><text:a xlink:href="https://discoveringanzacs.naa.gov.au/browse/person/59400" xlink:type="simple">https://discoveringanzacs.naa.gov.au/browse/person/59400</text:a></text:p>
          </table:table-cell>
          <table:table-cell table:style-name="ce27" table:number-columns-repeated="2"/>
          <table:table-cell table:number-columns-repeated="50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Robert Walke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th Reif</text:p>
          </table:table-cell>
          <table:table-cell office:value-type="string" calcext:value-type="string">
            <text:p>GSW Neck</text:p>
          </table:table-cell>
          <table:table-cell office:value-type="float" office:value="8396022" calcext:value-type="float">
            <text:p>8396022</text:p>
          </table:table-cell>
          <table:table-cell office:value-type="string" calcext:value-type="string">
            <text:p><text:a xlink:href="https://discoveringanzacs.naa.gov.au/browse/person/16057" xlink:type="simple">https://discoveringanzacs.naa.gov.au/browse/person/16057</text:a></text:p>
          </table:table-cell>
          <table:table-cell table:number-columns-repeated="52"/>
        </table:table-row>
        <table:table-row table:style-name="ro2">
          <table:table-cell office:value-type="float" office:value="3155" calcext:value-type="float">
            <text:p>315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John Ferne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GSW Arm</text:p>
          </table:table-cell>
          <table:table-cell office:value-type="float" office:value="1916799" calcext:value-type="float">
            <text:p>1916799</text:p>
          </table:table-cell>
          <table:table-cell office:value-type="string" calcext:value-type="string">
            <text:p><text:a xlink:href="https://discoveringanzacs.naa.gov.au/browse/person/27532" xlink:type="simple">https://discoveringanzacs.naa.gov.au/browse/person/27532</text:a></text:p>
          </table:table-cell>
          <table:table-cell table:number-columns-repeated="52"/>
        </table:table-row>
        <table:table-row table:style-name="ro2">
          <table:table-cell office:value-type="float" office:value="3157" calcext:value-type="float">
            <text:p>315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alter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 Lagincourt, good write up in da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GSW Thigh</text:p>
          </table:table-cell>
          <table:table-cell office:value-type="float" office:value="1917506" calcext:value-type="float">
            <text:p>1917506</text:p>
          </table:table-cell>
          <table:table-cell office:value-type="string" calcext:value-type="string">
            <text:p><text:a xlink:href="https://discoveringanzacs.naa.gov.au/browse/person/27721" xlink:type="simple">https://discoveringanzacs.naa.gov.au/browse/person/27721</text:a></text:p>
          </table:table-cell>
          <table:table-cell table:number-columns-repeated="52"/>
        </table:table-row>
        <table:table-row table:style-name="ro2">
          <table:table-cell office:value-type="float" office:value="3161" calcext:value-type="float">
            <text:p>3161</text:p>
          </table:table-cell>
          <table:table-cell table:style-name="Default" office:value-type="string" calcext:value-type="string">
            <text:p>Woodford</text:p>
          </table:table-cell>
          <table:table-cell office:value-type="string" calcext:value-type="string">
            <text:p>Percy William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7<text:span text:style-name="T1">th</text:span></text:p>
          </table:table-cell>
          <table:table-cell office:value-type="string" calcext:value-type="string">
            <text:p>GSW Face</text:p>
          </table:table-cell>
          <table:table-cell office:value-type="float" office:value="8860139" calcext:value-type="float">
            <text:p>8860139</text:p>
          </table:table-cell>
          <table:table-cell table:style-name="ce16" office:value-type="string" calcext:value-type="string">
            <text:p><text:a xlink:href="https://discoveringanzacs.naa.gov.au/browse/person/373329" xlink:type="simple">https://discoveringanzacs.naa.gov.au/browse/person/373329</text:a></text:p>
          </table:table-cell>
          <table:table-cell/>
          <table:table-cell table:style-name="ce27"/>
          <table:table-cell table:number-columns-repeated="50"/>
        </table:table-row>
        <table:table-row table:style-name="ro2">
          <table:table-cell office:value-type="float" office:value="3162" calcext:value-type="float">
            <text:p>3162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Alfred Rober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CM</text:p>
          </table:table-cell>
          <table:table-cell table:style-name="ce27" office:value-type="string" calcext:value-type="string">
            <text:p>7<text:span text:style-name="T1">th</text:span></text:p>
          </table:table-cell>
          <table:table-cell office:value-type="string" calcext:value-type="string">
            <text:p>Bomb wound Shoulder</text:p>
          </table:table-cell>
          <table:table-cell office:value-type="float" office:value="8366049" calcext:value-type="float">
            <text:p>8366049</text:p>
          </table:table-cell>
          <table:table-cell table:style-name="ce16" office:value-type="string" calcext:value-type="string">
            <text:p><text:a xlink:href="https://discoveringanzacs.naa.gov.au/browse/person/351304" xlink:type="simple">https://discoveringanzacs.naa.gov.au/browse/person/351304</text:a></text:p>
          </table:table-cell>
          <table:table-cell/>
          <table:table-cell table:style-name="ce27"/>
          <table:table-cell table:number-columns-repeated="50"/>
        </table:table-row>
        <table:table-row table:style-name="ro2">
          <table:table-cell office:value-type="float" office:value="3164" calcext:value-type="float">
            <text:p>3164</text:p>
          </table:table-cell>
          <table:table-cell office:value-type="string" calcext:value-type="string">
            <text:p>Wilkins</text:p>
          </table:table-cell>
          <table:table-cell office:value-type="string" calcext:value-type="string">
            <text:p>Benjami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ounded Fleurs also</text:p>
          </table:table-cell>
          <table:table-cell table:style-name="ce27" office:value-type="string" calcext:value-type="string">
            <text:p>7<text:span text:style-name="T1">th</text:span></text:p>
          </table:table-cell>
          <table:table-cell office:value-type="string" calcext:value-type="string">
            <text:p>GSW Leg</text:p>
          </table:table-cell>
          <table:table-cell office:value-type="float" office:value="8389321" calcext:value-type="float">
            <text:p>8389321</text:p>
          </table:table-cell>
          <table:table-cell office:value-type="string" calcext:value-type="string">
            <text:p><text:a xlink:href="https://discoveringanzacs.naa.gov.au/browse/person/360554" xlink:type="simple">https://discoveringanzacs.naa.gov.au/browse/person/360554</text:a></text:p>
          </table:table-cell>
          <table:table-cell table:style-name="ce19"/>
          <table:table-cell table:style-name="ce27"/>
          <table:table-cell table:number-columns-repeated="50"/>
        </table:table-row>
        <table:table-row table:style-name="ro2">
          <table:table-cell office:value-type="float" office:value="3278" calcext:value-type="float">
            <text:p>3278</text:p>
          </table:table-cell>
          <table:table-cell table:style-name="Default" office:value-type="string" calcext:value-type="string">
            <text:p>Doak</text:p>
          </table:table-cell>
          <table:table-cell office:value-type="string" calcext:value-type="string">
            <text:p>Agnu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9 Aug 1918</text:p>
          </table:table-cell>
          <table:table-cell table:style-name="ce27" office:value-type="string" calcext:value-type="string">
            <text:p>7<text:span text:style-name="T1">th</text:span></text:p>
          </table:table-cell>
          <table:table-cell office:value-type="string" calcext:value-type="string">
            <text:p>GSW Ankle</text:p>
          </table:table-cell>
          <table:table-cell office:value-type="float" office:value="3509340" calcext:value-type="float">
            <text:p>3509340</text:p>
          </table:table-cell>
          <table:table-cell table:style-name="ce16" office:value-type="string" calcext:value-type="string">
            <text:p><text:a xlink:href="https://discoveringanzacs.naa.gov.au/browse/person/148726" xlink:type="simple">https://discoveringanzacs.naa.gov.au/browse/person/148726</text:a></text:p>
          </table:table-cell>
          <table:table-cell office:value-type="string" calcext:value-type="string">
            <text:p><text:a xlink:href="https://www.communities.tas.gov.au/__data/assets/pdf_file/0018/70722/DOAK-Angus-By-Lydia-kelly.pdf" xlink:type="simple">https://www.communities.tas.gov.au/__data/assets/pdf_file/0018/70722/DOAK-Angus-By-Lydia-kelly.pdf</text:a></text:p>
          </table:table-cell>
          <table:table-cell table:style-name="ce27"/>
          <table:table-cell table:number-columns-repeated="50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James Hutchin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7th Reif</text:p>
          </table:table-cell>
          <table:table-cell office:value-type="string" calcext:value-type="string">
            <text:p>Shrapnel Arm</text:p>
          </table:table-cell>
          <table:table-cell office:value-type="float" office:value="4787394" calcext:value-type="float">
            <text:p>4787394</text:p>
          </table:table-cell>
          <table:table-cell office:value-type="string" calcext:value-type="string">
            <text:p><text:a xlink:href="https://discoveringanzacs.naa.gov.au/browse/person/201006" xlink:type="simple">https://discoveringanzacs.naa.gov.au/browse/person/201006</text:a></text:p>
          </table:table-cell>
          <table:table-cell table:number-columns-repeated="52"/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string" calcext:value-type="string">
            <text:p>McBean</text:p>
          </table:table-cell>
          <table:table-cell office:value-type="string" calcext:value-type="string">
            <text:p>Davi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7<text:span text:style-name="T1">th</text:span></text:p>
          </table:table-cell>
          <table:table-cell office:value-type="string" calcext:value-type="string">
            <text:p>Shrapnel Thigh</text:p>
          </table:table-cell>
          <table:table-cell office:value-type="float" office:value="1937741" calcext:value-type="float">
            <text:p>1937741</text:p>
          </table:table-cell>
          <table:table-cell table:style-name="ce16" office:value-type="string" calcext:value-type="string">
            <text:p><text:a xlink:href="https://discoveringanzacs.naa.gov.au/browse/person/34213" xlink:type="simple">https://discoveringanzacs.naa.gov.au/browse/person/34213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Reuben Vache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Arm</text:p>
          </table:table-cell>
          <table:table-cell office:value-type="float" office:value="3110896" calcext:value-type="float">
            <text:p>3110896</text:p>
          </table:table-cell>
          <table:table-cell office:value-type="string" calcext:value-type="string">
            <text:p><text:a xlink:href="https://discoveringanzacs.naa.gov.au/browse/person/98127" xlink:type="simple">https://discoveringanzacs.naa.gov.au/browse/person/98127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Brinnand</text:p>
          </table:table-cell>
          <table:table-cell office:value-type="string" calcext:value-type="string">
            <text:p>Har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Lung</text:p>
          </table:table-cell>
          <table:table-cell office:value-type="float" office:value="3124334" calcext:value-type="float">
            <text:p>3124334</text:p>
          </table:table-cell>
          <table:table-cell office:value-type="string" calcext:value-type="string">
            <text:p><text:a xlink:href="https://discoveringanzacs.naa.gov.au/browse/person/100647" xlink:type="simple">https://discoveringanzacs.naa.gov.au/browse/person/100647</text:a></text:p>
          </table:table-cell>
          <table:table-cell table:number-columns-repeated="5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Leslie Rupe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<text:span text:style-name="T1">th</text:span> Reif</text:p>
          </table:table-cell>
          <table:table-cell office:value-type="string" calcext:value-type="string">
            <text:p>GSW Hand</text:p>
          </table:table-cell>
          <table:table-cell office:value-type="float" office:value="3471187" calcext:value-type="float">
            <text:p>3471187</text:p>
          </table:table-cell>
          <table:table-cell office:value-type="string" calcext:value-type="string">
            <text:p><text:a xlink:href="https://discoveringanzacs.naa.gov.au/browse/person/137471" xlink:type="simple">https://discoveringanzacs.naa.gov.au/browse/person/137471</text:a></text:p>
          </table:table-cell>
          <table:table-cell table:number-columns-repeated="52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style-name="Default" office:value-type="string" calcext:value-type="string">
            <text:p>Christie</text:p>
          </table:table-cell>
          <table:table-cell office:value-type="string" calcext:value-type="string">
            <text:p>Leslie Lyal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Hand</text:p>
          </table:table-cell>
          <table:table-cell office:value-type="float" office:value="3247713" calcext:value-type="float">
            <text:p>3247713</text:p>
          </table:table-cell>
          <table:table-cell table:style-name="ce16" office:value-type="string" calcext:value-type="string">
            <text:p><text:a xlink:href="https://discoveringanzacs.naa.gov.au/browse/person/119410" xlink:type="simple">https://discoveringanzacs.naa.gov.au/browse/person/119410</text:a></text:p>
          </table:table-cell>
          <table:table-cell/>
          <table:table-cell table:style-name="ce27"/>
          <table:table-cell table:number-columns-repeated="50"/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string" calcext:value-type="string">
            <text:p>Collie</text:p>
          </table:table-cell>
          <table:table-cell office:value-type="string" calcext:value-type="string">
            <text:p>William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5/11/16</text:p>
          </table:table-cell>
          <table:table-cell office:value-type="string" calcext:value-type="string">
            <text:p>8<text:span text:style-name="T1">th</text:span> Reif</text:p>
          </table:table-cell>
          <table:table-cell office:value-type="string" calcext:value-type="string">
            <text:p>Sprained ankle – admitted</text:p>
          </table:table-cell>
          <table:table-cell office:value-type="float" office:value="3270951" calcext:value-type="float">
            <text:p>3270951</text:p>
          </table:table-cell>
          <table:table-cell office:value-type="string" calcext:value-type="string">
            <text:p><text:a xlink:href="https://discoveringanzacs.naa.gov.au/browse/person/123807" xlink:type="simple">https://discoveringanzacs.naa.gov.au/browse/person/123807</text:a></text:p>
          </table:table-cell>
          <table:table-cell table:number-columns-repeated="5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Collard</text:p>
          </table:table-cell>
          <table:table-cell office:value-type="string" calcext:value-type="string">
            <text:p>Jack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Hand</text:p>
          </table:table-cell>
          <table:table-cell office:value-type="float" office:value="3270655" calcext:value-type="float">
            <text:p>3270655</text:p>
          </table:table-cell>
          <table:table-cell office:value-type="string" calcext:value-type="string">
            <text:p><text:a xlink:href="https://discoveringanzacs.naa.gov.au/browse/person/123636" xlink:type="simple">https://discoveringanzacs.naa.gov.au/browse/person/123636</text:a></text:p>
          </table:table-cell>
          <table:table-cell table:number-columns-repeated="52"/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Thomas Frederick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55 also</text:p>
          </table:table-cell>
          <table:table-cell office:value-type="string" calcext:value-type="string">
            <text:p>8<text:span text:style-name="T1">th</text:span> Reif</text:p>
          </table:table-cell>
          <table:table-cell office:value-type="string" calcext:value-type="string">
            <text:p>GSW Back</text:p>
          </table:table-cell>
          <table:table-cell office:value-type="float" office:value="1855990" calcext:value-type="float">
            <text:p>1855990</text:p>
          </table:table-cell>
          <table:table-cell office:value-type="string" calcext:value-type="string">
            <text:p><text:a xlink:href="https://discoveringanzacs.naa.gov.au/browse/person/19940" xlink:type="simple">https://discoveringanzacs.naa.gov.au/browse/person/19940</text:a></text:p>
          </table:table-cell>
          <table:table-cell table:number-columns-repeated="52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style-name="Default" office:value-type="string" calcext:value-type="string">
            <text:p>Erickson</text:p>
          </table:table-cell>
          <table:table-cell office:value-type="string" calcext:value-type="string">
            <text:p>Otto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Face</text:p>
          </table:table-cell>
          <table:table-cell office:value-type="float" office:value="3543761" calcext:value-type="float">
            <text:p>3543761</text:p>
          </table:table-cell>
          <table:table-cell office:value-type="string" calcext:value-type="string">
            <text:p><text:a xlink:href="https://discoveringanzacs.naa.gov.au/browse/person/161481" xlink:type="simple">https://discoveringanzacs.naa.gov.au/browse/person/161481</text:a></text:p>
          </table:table-cell>
          <table:table-cell table:number-columns-repeated="5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Hugh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Bomb wound</text:p>
          </table:table-cell>
          <table:table-cell office:value-type="float" office:value="4024635" calcext:value-type="float">
            <text:p>4024635</text:p>
          </table:table-cell>
          <table:table-cell table:style-name="ce16" office:value-type="string" calcext:value-type="string">
            <text:p><text:a xlink:href="https://discoveringanzacs.naa.gov.au/browse/person/173955" xlink:type="simple">https://discoveringanzacs.naa.gov.au/browse/person/173955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Gricks</text:p>
          </table:table-cell>
          <table:table-cell office:value-type="string" calcext:value-type="string">
            <text:p>John Aubu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Head</text:p>
          </table:table-cell>
          <table:table-cell office:value-type="float" office:value="4711466" calcext:value-type="float">
            <text:p>4711466</text:p>
          </table:table-cell>
          <table:table-cell table:style-name="ce16" office:value-type="string" calcext:value-type="string">
            <text:p><text:a xlink:href="https://discoveringanzacs.naa.gov.au/browse/person/192742" xlink:type="simple">https://discoveringanzacs.naa.gov.au/browse/person/192742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Hanniffy</text:p>
          </table:table-cell>
          <table:table-cell office:value-type="string" calcext:value-type="string">
            <text:p>Charles 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Shell <text:s/>shock</text:p>
          </table:table-cell>
          <table:table-cell office:value-type="float" office:value="4255771" calcext:value-type="float">
            <text:p>4255771</text:p>
          </table:table-cell>
          <table:table-cell table:style-name="ce16" office:value-type="string" calcext:value-type="string">
            <text:p><text:a xlink:href="https://discoveringanzacs.naa.gov.au/browse/person/181848" xlink:type="simple">https://discoveringanzacs.naa.gov.au/browse/person/181848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ydney Reid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Back</text:p>
          </table:table-cell>
          <table:table-cell office:value-type="float" office:value="7372018" calcext:value-type="float">
            <text:p>7372018</text:p>
          </table:table-cell>
          <table:table-cell office:value-type="string" calcext:value-type="string">
            <text:p><text:a xlink:href="https://discoveringanzacs.naa.gov.au/browse/person/234792" xlink:type="simple">https://discoveringanzacs.naa.gov.au/browse/person/234792</text:a></text:p>
          </table:table-cell>
          <table:table-cell table:number-columns-repeated="5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Cecil Frank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X14403 <text:s/>Orig 1815620</text:p>
          </table:table-cell>
          <table:table-cell table:style-name="ce27" office:value-type="string" calcext:value-type="string">
            <text:p>8th Reif</text:p>
          </table:table-cell>
          <table:table-cell table:style-name="Default" office:value-type="string" calcext:value-type="string">
            <text:p>GSW Forearm</text:p>
          </table:table-cell>
          <table:table-cell office:value-type="float" office:value="4868930" calcext:value-type="float">
            <text:p>4868930</text:p>
          </table:table-cell>
          <table:table-cell table:style-name="ce16" office:value-type="string" calcext:value-type="string">
            <text:p><text:a xlink:href="https://discoveringanzacs.naa.gov.au/browse/person/10314" xlink:type="simple">https://discoveringanzacs.naa.gov.au/browse/person/10314</text:a></text:p>
          </table:table-cell>
          <table:table-cell office:value-type="string" calcext:value-type="string">
            <text:p><text:a xlink:href="https://recordsearch.naa.gov.au/SearchNRetrieve/Interface/DetailsReports/ItemDetail.aspx?Barcode=4868930" xlink:type="simple">https://recordsearch.naa.gov.au/SearchNRetrieve/Interface/DetailsReports/ItemDetail.aspx?Barcode=4868930</text:a></text:p>
          </table:table-cell>
          <table:table-cell table:style-name="ce27"/>
          <table:table-cell table:number-columns-repeated="50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Alexande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Hand and Leg</text:p>
          </table:table-cell>
          <table:table-cell office:value-type="float" office:value="1829034" calcext:value-type="float">
            <text:p>1829034</text:p>
          </table:table-cell>
          <table:table-cell table:style-name="ce16" office:value-type="string" calcext:value-type="string">
            <text:p><text:a xlink:href="https://discoveringanzacs.naa.gov.au/browse/person/13707" xlink:type="simple">https://discoveringanzacs.naa.gov.au/browse/person/13707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Lyburn</text:p>
          </table:table-cell>
          <table:table-cell office:value-type="string" calcext:value-type="string">
            <text:p>Alexande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Thumb</text:p>
          </table:table-cell>
          <table:table-cell office:value-type="float" office:value="8214240" calcext:value-type="float">
            <text:p>8214240</text:p>
          </table:table-cell>
          <table:table-cell office:value-type="string" calcext:value-type="string">
            <text:p><text:a xlink:href="https://discoveringanzacs.naa.gov.au/browse/person/346260" xlink:type="simple">https://discoveringanzacs.naa.gov.au/browse/person/346260</text:a></text:p>
          </table:table-cell>
          <table:table-cell table:number-columns-repeated="52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McKee</text:p>
          </table:table-cell>
          <table:table-cell office:value-type="string" calcext:value-type="string">
            <text:p>Harold Charl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t-20/1/18</text:p>
          </table:table-cell>
          <table:table-cell office:value-type="string" calcext:value-type="string">
            <text:p>8th Reif</text:p>
          </table:table-cell>
          <table:table-cell office:value-type="string" calcext:value-type="string">
            <text:p>GSW Face</text:p>
          </table:table-cell>
          <table:table-cell office:value-type="float" office:value="1948904" calcext:value-type="float">
            <text:p>1948904</text:p>
          </table:table-cell>
          <table:table-cell office:value-type="string" calcext:value-type="string">
            <text:p><text:a xlink:href="https://discoveringanzacs.naa.gov.au/browse/person/41065" xlink:type="simple">https://discoveringanzacs.naa.gov.au/browse/person/41065</text:a></text:p>
          </table:table-cell>
          <table:table-cell table:number-columns-repeated="52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Neilsen</text:p>
          </table:table-cell>
          <table:table-cell office:value-type="string" calcext:value-type="string">
            <text:p>Laurits Ludwig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Arm</text:p>
          </table:table-cell>
          <table:table-cell office:value-type="float" office:value="7991132" calcext:value-type="float">
            <text:p>7991132</text:p>
          </table:table-cell>
          <table:table-cell table:style-name="ce16" office:value-type="string" calcext:value-type="string">
            <text:p><text:a xlink:href="https://discoveringanzacs.naa.gov.au/browse/person/254021" xlink:type="simple">https://discoveringanzacs.naa.gov.au/browse/person/254021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Ormandy</text:p>
          </table:table-cell>
          <table:table-cell office:value-type="string" calcext:value-type="string">
            <text:p>William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Thigh</text:p>
          </table:table-cell>
          <table:table-cell office:value-type="float" office:value="7998689" calcext:value-type="float">
            <text:p>7998689</text:p>
          </table:table-cell>
          <table:table-cell office:value-type="string" calcext:value-type="string">
            <text:p><text:a xlink:href="https://discoveringanzacs.naa.gov.au/browse/person/261569" xlink:type="simple">https://discoveringanzacs.naa.gov.au/browse/person/261569</text:a></text:p>
          </table:table-cell>
          <table:table-cell table:number-columns-repeated="52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Rainnie</text:p>
          </table:table-cell>
          <table:table-cell office:value-type="string" calcext:value-type="string">
            <text:p>George Watso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Head</text:p>
          </table:table-cell>
          <table:table-cell office:value-type="float" office:value="8026004" calcext:value-type="float">
            <text:p>8026004</text:p>
          </table:table-cell>
          <table:table-cell table:style-name="ce16" office:value-type="string" calcext:value-type="string">
            <text:p><text:a xlink:href="https://discoveringanzacs.naa.gov.au/browse/person/288860" xlink:type="simple">https://discoveringanzacs.naa.gov.au/browse/person/288860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rancis Edwi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Buttock</text:p>
          </table:table-cell>
          <table:table-cell office:value-type="float" office:value="1773705" calcext:value-type="float">
            <text:p>1773705</text:p>
          </table:table-cell>
          <table:table-cell table:style-name="ce16" office:value-type="string" calcext:value-type="string">
            <text:p><text:a xlink:href="https://discoveringanzacs.naa.gov.au/browse/person/1505" xlink:type="simple">https://discoveringanzacs.naa.gov.au/browse/person/1505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Stumm</text:p>
          </table:table-cell>
          <table:table-cell office:value-type="string" calcext:value-type="string">
            <text:p>Louis Otto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Thigh</text:p>
          </table:table-cell>
          <table:table-cell office:value-type="float" office:value="8095716" calcext:value-type="float">
            <text:p>8095716</text:p>
          </table:table-cell>
          <table:table-cell table:style-name="ce16" office:value-type="string" calcext:value-type="string">
            <text:p><text:a xlink:href="https://discoveringanzacs.naa.gov.au/browse/person/328760" xlink:type="simple">https://discoveringanzacs.naa.gov.au/browse/person/328760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Joseph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Amputation Thigh</text:p>
          </table:table-cell>
          <table:table-cell office:value-type="float" office:value="8073761" calcext:value-type="float">
            <text:p>8073761</text:p>
          </table:table-cell>
          <table:table-cell office:value-type="string" calcext:value-type="string">
            <text:p><text:a xlink:href="https://discoveringanzacs.naa.gov.au/browse/person/306818" xlink:type="simple">https://discoveringanzacs.naa.gov.au/browse/person/306818</text:a></text:p>
          </table:table-cell>
          <table:table-cell table:number-columns-repeated="52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Shoulder</text:p>
          </table:table-cell>
          <table:table-cell office:value-type="float" office:value="3029800" calcext:value-type="float">
            <text:p>3029800</text:p>
          </table:table-cell>
          <table:table-cell office:value-type="string" calcext:value-type="string">
            <text:p><text:a xlink:href="https://discoveringanzacs.naa.gov.au/browse/person/71073" xlink:type="simple">https://discoveringanzacs.naa.gov.au/browse/person/71073</text:a></text:p>
          </table:table-cell>
          <table:table-cell table:number-columns-repeated="52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style-name="Default" office:value-type="string" calcext:value-type="string">
            <text:p>Broomhead</text:p>
          </table:table-cell>
          <table:table-cell office:value-type="string" calcext:value-type="string">
            <text:p>Edgar Thoma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Slight wounds to body</text:p>
          </table:table-cell>
          <table:table-cell office:value-type="float" office:value="3130419" calcext:value-type="float">
            <text:p>3130419</text:p>
          </table:table-cell>
          <table:table-cell office:value-type="string" calcext:value-type="string">
            <text:p><text:a xlink:href="https://discoveringanzacs.naa.gov.au/browse/person/102030" xlink:type="simple">https://discoveringanzacs.naa.gov.au/browse/person/102030</text:a></text:p>
          </table:table-cell>
          <table:table-cell table:number-columns-repeated="52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Commane</text:p>
          </table:table-cell>
          <table:table-cell office:value-type="string" calcext:value-type="string">
            <text:p>Alfred Jame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 Pl</text:p>
          </table:table-cell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Thigh</text:p>
          </table:table-cell>
          <table:table-cell office:value-type="float" office:value="3274538" calcext:value-type="float">
            <text:p>3274538</text:p>
          </table:table-cell>
          <table:table-cell table:style-name="ce16" office:value-type="string" calcext:value-type="string">
            <text:p><text:a xlink:href="https://discoveringanzacs.naa.gov.au/browse/person/124447" xlink:type="simple">https://discoveringanzacs.naa.gov.au/browse/person/124447</text:a></text:p>
          </table:table-cell>
          <table:table-cell/>
          <table:table-cell office:value-type="string" calcext:value-type="string">
            <text:p><text:a xlink:href="https://s3-ap-southeast-2.amazonaws.com/awm-media/collection/RCDIG1041617/document/5629286.PDF" xlink:type="simple">https://s3-ap-southeast-2.amazonaws.com/awm-media/collection/RCDIG1041617/document/5629286.PDF</text:a></text:p>
          </table:table-cell>
          <table:table-cell table:number-columns-repeated="50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Goodey</text:p>
          </table:table-cell>
          <table:table-cell office:value-type="string" calcext:value-type="string">
            <text:p>Joseph Ro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Hospitalised – No detail -NBC?</text:p>
          </table:table-cell>
          <table:table-cell office:value-type="float" office:value="4818562" calcext:value-type="float">
            <text:p>4818562</text:p>
          </table:table-cell>
          <table:table-cell office:value-type="string" calcext:value-type="string">
            <text:p><text:a xlink:href="https://discoveringanzacs.naa.gov.au/browse/person/201980" xlink:type="simple">https://discoveringanzacs.naa.gov.au/browse/person/201980</text:a></text:p>
          </table:table-cell>
          <table:table-cell table:number-columns-repeated="52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eonard Ernest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14/11/1916</text:p>
          </table:table-cell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Back</text:p>
          </table:table-cell>
          <table:table-cell office:value-type="float" office:value="8086609" calcext:value-type="float">
            <text:p>8086609</text:p>
          </table:table-cell>
          <table:table-cell table:style-name="ce16" office:value-type="string" calcext:value-type="string">
            <text:p><text:a xlink:href="https://discoveringanzacs.naa.gov.au/browse/person/319660" xlink:type="simple">https://discoveringanzacs.naa.gov.au/browse/person/319660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Jack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Thigh</text:p>
          </table:table-cell>
          <table:table-cell office:value-type="float" office:value="4679971" calcext:value-type="float">
            <text:p>4679971</text:p>
          </table:table-cell>
          <table:table-cell table:style-name="ce16" office:value-type="string" calcext:value-type="string">
            <text:p><text:a xlink:href="https://discoveringanzacs.naa.gov.au/browse/person/190890" xlink:type="simple">https://discoveringanzacs.naa.gov.au/browse/person/190890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style-name="Default" office:value-type="string" calcext:value-type="string">
            <text:p>Heald</text:p>
          </table:table-cell>
          <table:table-cell office:value-type="string" calcext:value-type="string">
            <text:p>John Franci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29/8/1918</text:p>
          </table:table-cell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Arm</text:p>
          </table:table-cell>
          <table:table-cell office:value-type="float" office:value="4749400" calcext:value-type="float">
            <text:p>4749400</text:p>
          </table:table-cell>
          <table:table-cell office:value-type="string" calcext:value-type="string">
            <text:p><text:a xlink:href="https://discoveringanzacs.naa.gov.au/browse/person/196799" xlink:type="simple">https://discoveringanzacs.naa.gov.au/browse/person/196799</text:a></text:p>
          </table:table-cell>
          <table:table-cell table:number-columns-repeated="52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style-name="Default" office:value-type="string" calcext:value-type="string">
            <text:p>Howard</text:p>
          </table:table-cell>
          <table:table-cell office:value-type="string" calcext:value-type="string">
            <text:p>Darcey Henry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29/10/1917 Brookside</text:p>
          </table:table-cell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Skull and Arms</text:p>
          </table:table-cell>
          <table:table-cell office:value-type="float" office:value="5485247" calcext:value-type="float">
            <text:p>5485247</text:p>
          </table:table-cell>
          <table:table-cell table:style-name="ce16" office:value-type="string" calcext:value-type="string">
            <text:p><text:a xlink:href="https://discoveringanzacs.naa.gov.au/browse/person/213356" xlink:type="simple">https://discoveringanzacs.naa.gov.au/browse/person/213356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Eric George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No details</text:p>
          </table:table-cell>
          <table:table-cell office:value-type="float" office:value="8206743" calcext:value-type="float">
            <text:p>8206743</text:p>
          </table:table-cell>
          <table:table-cell office:value-type="string" calcext:value-type="string">
            <text:p><text:a xlink:href="https://discoveringanzacs.naa.gov.au/browse/records/275694" xlink:type="simple">https://discoveringanzacs.naa.gov.au/browse/records/275694</text:a></text:p>
          </table:table-cell>
          <table:table-cell table:number-columns-repeated="5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Thoma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Back</text:p>
          </table:table-cell>
          <table:table-cell office:value-type="float" office:value="1940499" calcext:value-type="float">
            <text:p>1940499</text:p>
          </table:table-cell>
          <table:table-cell table:style-name="ce16" office:value-type="string" calcext:value-type="string">
            <text:p><text:a xlink:href="https://discoveringanzacs.naa.gov.au/browse/person/35973" xlink:type="simple">https://discoveringanzacs.naa.gov.au/browse/person/35973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atrick Joh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Shell <text:s/>shock</text:p>
          </table:table-cell>
          <table:table-cell office:value-type="float" office:value="1786807" calcext:value-type="float">
            <text:p>1786807</text:p>
          </table:table-cell>
          <table:table-cell office:value-type="string" calcext:value-type="string">
            <text:p><text:a xlink:href="https://discoveringanzacs.naa.gov.au/browse/person/3662" xlink:type="simple">https://discoveringanzacs.naa.gov.au/browse/person/3662</text:a></text:p>
          </table:table-cell>
          <table:table-cell table:number-columns-repeated="52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Alfred 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13/6/21 War service</text:p>
          </table:table-cell>
          <table:table-cell table:style-name="ce27" office:value-type="string" calcext:value-type="string">
            <text:p>8th Reif</text:p>
          </table:table-cell>
          <table:table-cell office:value-type="string" calcext:value-type="string">
            <text:p>GSW Arm</text:p>
          </table:table-cell>
          <table:table-cell office:value-type="float" office:value="1927503" calcext:value-type="float">
            <text:p>1927503</text:p>
          </table:table-cell>
          <table:table-cell table:style-name="ce16" office:value-type="string" calcext:value-type="string">
            <text:p><text:a xlink:href="https://discoveringanzacs.naa.gov.au/browse/person/30896" xlink:type="simple">https://discoveringanzacs.naa.gov.au/browse/person/30896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Whelan</text:p>
          </table:table-cell>
          <table:table-cell office:value-type="string" calcext:value-type="string">
            <text:p>William Hen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16/12/17</text:p>
          </table:table-cell>
          <table:table-cell office:value-type="string" calcext:value-type="string">
            <text:p>8th Reif</text:p>
          </table:table-cell>
          <table:table-cell office:value-type="string" calcext:value-type="string">
            <text:p>GSW Wrist</text:p>
          </table:table-cell>
          <table:table-cell office:value-type="float" office:value="8383757" calcext:value-type="float">
            <text:p>8383757</text:p>
          </table:table-cell>
          <table:table-cell office:value-type="string" calcext:value-type="string">
            <text:p><text:a xlink:href="https://discoveringanzacs.naa.gov.au/browse/person/357993" xlink:type="simple">https://discoveringanzacs.naa.gov.au/browse/person/357993</text:a></text:p>
          </table:table-cell>
          <table:table-cell office:value-type="string" calcext:value-type="string">
            <text:p><text:a xlink:href="https://www.awm.gov.au/collection/P10270973" xlink:type="simple">https://www.awm.gov.au/collection/P10270973</text:a></text:p>
          </table:table-cell>
          <table:table-cell table:number-columns-repeated="51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Roy Leon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 4 MG Bn</text:p>
          </table:table-cell>
          <table:table-cell office:value-type="string" calcext:value-type="string">
            <text:p>8th Reif</text:p>
          </table:table-cell>
          <table:table-cell office:value-type="string" calcext:value-type="string">
            <text:p>Shell <text:s/>shock</text:p>
          </table:table-cell>
          <table:table-cell office:value-type="float" office:value="8203575" calcext:value-type="float">
            <text:p>8203575</text:p>
          </table:table-cell>
          <table:table-cell office:value-type="string" calcext:value-type="string">
            <text:p><text:a xlink:href="https://discoveringanzacs.naa.gov.au/browse/person/338613" xlink:type="simple">https://discoveringanzacs.naa.gov.au/browse/person/338613</text:a></text:p>
          </table:table-cell>
          <table:table-cell table:number-columns-repeated="5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string" calcext:value-type="string">
            <text:p>Bensley</text:p>
          </table:table-cell>
          <table:table-cell office:value-type="string" calcext:value-type="string">
            <text:p>Jam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9<text:span text:style-name="T1">th</text:span> Reif</text:p>
          </table:table-cell>
          <table:table-cell office:value-type="string" calcext:value-type="string">
            <text:p>GSW Leg and Arm</text:p>
          </table:table-cell>
          <table:table-cell office:value-type="float" office:value="3074087" calcext:value-type="float">
            <text:p>3074087</text:p>
          </table:table-cell>
          <table:table-cell office:value-type="string" calcext:value-type="string">
            <text:p><text:a xlink:href="https://discoveringanzacs.naa.gov.au/browse/person/87177" xlink:type="simple">https://discoveringanzacs.naa.gov.au/browse/person/87177</text:a></text:p>
          </table:table-cell>
          <table:table-cell table:number-columns-repeated="52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Patrick William Arthu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9th Reif</text:p>
          </table:table-cell>
          <table:table-cell office:value-type="string" calcext:value-type="string">
            <text:p>Remained on duty</text:p>
          </table:table-cell>
          <table:table-cell office:value-type="float" office:value="7990390" calcext:value-type="float">
            <text:p>7990390</text:p>
          </table:table-cell>
          <table:table-cell table:style-name="ce16" office:value-type="string" calcext:value-type="string">
            <text:p><text:a xlink:href="https://discoveringanzacs.naa.gov.au/browse/person/253281" xlink:type="simple">https://discoveringanzacs.naa.gov.au/browse/person/253281</text:a></text:p>
          </table:table-cell>
          <table:table-cell/>
          <table:table-cell table:style-name="ce27"/>
          <table:table-cell table:number-columns-repeated="50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string" calcext:value-type="string">
            <text:p>Mannion</text:p>
          </table:table-cell>
          <table:table-cell office:value-type="string" calcext:value-type="string">
            <text:p>Michael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9<text:span text:style-name="T1">th</text:span> Reif</text:p>
          </table:table-cell>
          <table:table-cell office:value-type="string" calcext:value-type="string">
            <text:p>GSW Arm and Leg</text:p>
          </table:table-cell>
          <table:table-cell office:value-type="float" office:value="8216106" calcext:value-type="float">
            <text:p>8216106</text:p>
          </table:table-cell>
          <table:table-cell table:style-name="ce16" office:value-type="string" calcext:value-type="string">
            <text:p><text:a xlink:href="https://discoveringanzacs.naa.gov.au/browse/person/348124" xlink:type="simple">https://discoveringanzacs.naa.gov.au/browse/person/348124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William John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table:style-name="ce27" office:value-type="string" calcext:value-type="string">
            <text:p>9th Reif</text:p>
          </table:table-cell>
          <table:table-cell office:value-type="string" calcext:value-type="string">
            <text:p>GSW Chest</text:p>
          </table:table-cell>
          <table:table-cell office:value-type="float" office:value="3900529" calcext:value-type="float">
            <text:p>3900529</text:p>
          </table:table-cell>
          <table:table-cell table:style-name="ce16" office:value-type="string" calcext:value-type="string">
            <text:p><text:a xlink:href="https://discoveringanzacs.naa.gov.au/browse/person/166238" xlink:type="simple">https://discoveringanzacs.naa.gov.au/browse/person/166238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illiam Morri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9th Reif</text:p>
          </table:table-cell>
          <table:table-cell office:value-type="string" calcext:value-type="string">
            <text:p>GSW Shoulder</text:p>
          </table:table-cell>
          <table:table-cell office:value-type="float" office:value="1813667" calcext:value-type="float">
            <text:p>1813667</text:p>
          </table:table-cell>
          <table:table-cell office:value-type="string" calcext:value-type="string">
            <text:p><text:a xlink:href="https://discoveringanzacs.naa.gov.au/browse/person/10002" xlink:type="simple">https://discoveringanzacs.naa.gov.au/browse/person/10002</text:a></text:p>
          </table:table-cell>
          <table:table-cell/>
          <table:table-cell table:style-name="ce27"/>
          <table:table-cell table:number-columns-repeated="50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Joh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9<text:span text:style-name="T1">th</text:span> Reif</text:p>
          </table:table-cell>
          <table:table-cell office:value-type="string" calcext:value-type="string">
            <text:p>GSW Back</text:p>
          </table:table-cell>
          <table:table-cell office:value-type="float" office:value="1977346" calcext:value-type="float">
            <text:p>1977346</text:p>
          </table:table-cell>
          <table:table-cell office:value-type="string" calcext:value-type="string">
            <text:p><text:a xlink:href="https://discoveringanzacs.naa.gov.au/browse/person/52227" xlink:type="simple">https://discoveringanzacs.naa.gov.au/browse/person/52227</text:a></text:p>
          </table:table-cell>
          <table:table-cell table:number-columns-repeated="52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Albert Edw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17/7/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Neck</text:p>
          </table:table-cell>
          <table:table-cell office:value-type="float" office:value="1987816" calcext:value-type="float">
            <text:p>1987816</text:p>
          </table:table-cell>
          <table:table-cell office:value-type="string" calcext:value-type="string">
            <text:p><text:a xlink:href="https://discoveringanzacs.naa.gov.au/browse/person/52895" xlink:type="simple">https://discoveringanzacs.naa.gov.au/browse/person/52895</text:a></text:p>
          </table:table-cell>
          <table:table-cell table:number-columns-repeated="52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style-name="Default" office:value-type="string" calcext:value-type="string">
            <text:p>Andrewes</text:p>
          </table:table-cell>
          <table:table-cell office:value-type="string" calcext:value-type="string">
            <text:p>Lancelot Ruggles</text:p>
          </table:table-cell>
          <table:table-cell table:style-name="ce28" office:value-type="date" office:date-value="2016-08-02" calcext:value-type="date">
            <text:p>02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Heatstroke</text:p>
          </table:table-cell>
          <table:table-cell office:value-type="float" office:value="3033506" calcext:value-type="float">
            <text:p>3033506</text:p>
          </table:table-cell>
          <table:table-cell office:value-type="string" calcext:value-type="string">
            <text:p><text:a xlink:href="https://discoveringanzacs.naa.gov.au/browse/person/72548" xlink:type="simple">https://discoveringanzacs.naa.gov.au/browse/person/72548</text:a></text:p>
          </table:table-cell>
          <table:table-cell table:number-columns-repeated="52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idney Charles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KA Sydney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8215603" calcext:value-type="float">
            <text:p>8215603</text:p>
          </table:table-cell>
          <table:table-cell office:value-type="string" calcext:value-type="string">
            <text:p><text:a xlink:href="https://discoveringanzacs.naa.gov.au/browse/person/347621" xlink:type="simple">https://discoveringanzacs.naa.gov.au/browse/person/347621</text:a></text:p>
          </table:table-cell>
          <table:table-cell table:number-columns-repeated="52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Charles William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KIA <text:s/>19/12/1917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7998129" calcext:value-type="float">
            <text:p>7998129</text:p>
          </table:table-cell>
          <table:table-cell office:value-type="string" calcext:value-type="string">
            <text:p><text:a xlink:href="https://discoveringanzacs.naa.gov.au/browse/person/261013" xlink:type="simple">https://discoveringanzacs.naa.gov.au/browse/person/261013</text:a></text:p>
          </table:table-cell>
          <table:table-cell table:number-columns-repeated="52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Anear</text:p>
          </table:table-cell>
          <table:table-cell office:value-type="string" calcext:value-type="string">
            <text:p>Robert Arnold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3033714" calcext:value-type="float">
            <text:p>3033714</text:p>
          </table:table-cell>
          <table:table-cell office:value-type="string" calcext:value-type="string">
            <text:p><text:a xlink:href="https://discoveringanzacs.naa.gov.au/browse/person/72723" xlink:type="simple">https://discoveringanzacs.naa.gov.au/browse/person/72723</text:a></text:p>
          </table:table-cell>
          <table:table-cell table:number-columns-repeated="52"/>
        </table:table-row>
        <table:table-row table:style-name="ro4">
          <table:table-cell office:value-type="float" office:value="4378" calcext:value-type="float">
            <text:p>4378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Edward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No Detail</text:p>
          </table:table-cell>
          <table:table-cell office:value-type="float" office:value="3049163" calcext:value-type="float">
            <text:p>3049163</text:p>
          </table:table-cell>
          <table:table-cell office:value-type="string" calcext:value-type="string">
            <text:p><text:a xlink:href="https://discoveringanzacs.naa.gov.au/browse/person/79969" xlink:type="simple">https://discoveringanzacs.naa.gov.au/browse/person/79969</text:a></text:p>
          </table:table-cell>
          <table:table-cell table:number-columns-repeated="52"/>
        </table:table-row>
        <table:table-row table:style-name="ro4">
          <table:table-cell office:value-type="float" office:value="4379" calcext:value-type="float">
            <text:p>4379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Peter William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DOW 28/3/1917</text:p>
          </table:table-cell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Not on 2016 Roll GSW Arm</text:p>
          </table:table-cell>
          <table:table-cell office:value-type="float" office:value="3088792" calcext:value-type="float">
            <text:p>3088792</text:p>
          </table:table-cell>
          <table:table-cell office:value-type="string" calcext:value-type="string">
            <text:p><text:a xlink:href="https://discoveringanzacs.naa.gov.au/browse/person/91310" xlink:type="simple">https://discoveringanzacs.naa.gov.au/browse/person/91310</text:a></text:p>
          </table:table-cell>
          <table:table-cell table:number-columns-repeated="52"/>
        </table:table-row>
        <table:table-row table:style-name="ro4">
          <table:table-cell office:value-type="float" office:value="4384" calcext:value-type="float">
            <text:p>4384</text:p>
          </table:table-cell>
          <table:table-cell office:value-type="string" calcext:value-type="string">
            <text:p>Clutten</text:p>
          </table:table-cell>
          <table:table-cell office:value-type="string" calcext:value-type="string">
            <text:p>Herbert Edward</text:p>
          </table:table-cell>
          <table:table-cell table:style-name="ce28" office:value-type="date" office:date-value="2016-07-30" calcext:value-type="date">
            <text:p>30/07/16</text:p>
          </table:table-cell>
          <table:table-cell office:value-type="string" calcext:value-type="string">
            <text:p>A</text:p>
          </table:table-cell>
          <table:table-cell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to Etaples</text:p>
          </table:table-cell>
          <table:table-cell office:value-type="float" office:value="3262387" calcext:value-type="float">
            <text:p>3262387</text:p>
          </table:table-cell>
          <table:table-cell office:value-type="string" calcext:value-type="string">
            <text:p><text:a xlink:href="https://discoveringanzacs.naa.gov.au/browse/person/121540" xlink:type="simple">https://discoveringanzacs.naa.gov.au/browse/person/121540</text:a></text:p>
          </table:table-cell>
          <table:table-cell table:number-columns-repeated="52"/>
        </table:table-row>
        <table:table-row table:style-name="ro4">
          <table:table-cell office:value-type="float" office:value="4386" calcext:value-type="float">
            <text:p>4386</text:p>
          </table:table-cell>
          <table:table-cell office:value-type="string" calcext:value-type="string">
            <text:p>Crosisca</text:p>
          </table:table-cell>
          <table:table-cell office:value-type="string" calcext:value-type="string">
            <text:p>Emanuel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Arm</text:p>
          </table:table-cell>
          <table:table-cell office:value-type="float" office:value="3468153" calcext:value-type="float">
            <text:p>3468153</text:p>
          </table:table-cell>
          <table:table-cell office:value-type="string" calcext:value-type="string">
            <text:p><text:a xlink:href="https://discoveringanzacs.naa.gov.au/browse/person/137042" xlink:type="simple">https://discoveringanzacs.naa.gov.au/browse/person/137042</text:a></text:p>
          </table:table-cell>
          <table:table-cell table:number-columns-repeated="52"/>
        </table:table-row>
        <table:table-row table:style-name="ro4">
          <table:table-cell office:value-type="float" office:value="4388" calcext:value-type="float">
            <text:p>4388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Arthur Joseph</text:p>
          </table:table-cell>
          <table:table-cell table:style-name="ce28" office:value-type="date" office:date-value="2016-08-02" calcext:value-type="date">
            <text:p>02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to Arm Head</text:p>
          </table:table-cell>
          <table:table-cell office:value-type="float" office:value="3421113" calcext:value-type="float">
            <text:p>3421113</text:p>
          </table:table-cell>
          <table:table-cell office:value-type="string" calcext:value-type="string">
            <text:p><text:a xlink:href="https://discoveringanzacs.naa.gov.au/browse/person/128333" xlink:type="simple">https://discoveringanzacs.naa.gov.au/browse/person/128333</text:a></text:p>
          </table:table-cell>
          <table:table-cell table:number-columns-repeated="52"/>
        </table:table-row>
        <table:table-row table:style-name="ro4">
          <table:table-cell office:value-type="float" office:value="4390" calcext:value-type="float">
            <text:p>4390</text:p>
          </table:table-cell>
          <table:table-cell office:value-type="string" calcext:value-type="string">
            <text:p>Copple</text:p>
          </table:table-cell>
          <table:table-cell office:value-type="string" calcext:value-type="string">
            <text:p>Harry</text:p>
          </table:table-cell>
          <table:table-cell table:style-name="ce28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to Etaples</text:p>
          </table:table-cell>
          <table:table-cell office:value-type="float" office:value="3417977" calcext:value-type="float">
            <text:p>3417977</text:p>
          </table:table-cell>
          <table:table-cell office:value-type="string" calcext:value-type="string">
            <text:p><text:a xlink:href="https://discoveringanzacs.naa.gov.au/browse/person/127947" xlink:type="simple">https://discoveringanzacs.naa.gov.au/browse/person/127947</text:a></text:p>
          </table:table-cell>
          <table:table-cell table:number-columns-repeated="52"/>
        </table:table-row>
        <table:table-row table:style-name="ro4">
          <table:table-cell office:value-type="float" office:value="4400" calcext:value-type="float">
            <text:p>4400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Patrick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Right Lung</text:p>
          </table:table-cell>
          <table:table-cell office:value-type="float" office:value="3484995" calcext:value-type="float">
            <text:p>3484995</text:p>
          </table:table-cell>
          <table:table-cell office:value-type="string" calcext:value-type="string">
            <text:p><text:a xlink:href="https://discoveringanzacs.naa.gov.au/browse/person/141374" xlink:type="simple">https://discoveringanzacs.naa.gov.au/browse/person/141374</text:a></text:p>
          </table:table-cell>
          <table:table-cell table:number-columns-repeated="52"/>
        </table:table-row>
        <table:table-row table:style-name="ro4">
          <table:table-cell table:style-name="ce17" office:value-type="float" office:value="4401" calcext:value-type="float">
            <text:p>4401</text:p>
          </table:table-cell>
          <table:table-cell table:style-name="ce25" office:value-type="string" calcext:value-type="string">
            <text:p>Draper</text:p>
          </table:table-cell>
          <table:table-cell table:style-name="ce26" office:value-type="string" calcext:value-type="string">
            <text:p>George Albert</text:p>
          </table:table-cell>
          <table:table-cell table:style-name="ce28" office:value-type="date" office:date-value="2016-08-05" calcext:value-type="date">
            <text:p>05/08/16</text:p>
          </table:table-cell>
          <table:table-cell table:style-name="ce30"/>
          <table:table-cell office:value-type="string" calcext:value-type="string">
            <text:p>DOW 3/8/18</text:p>
          </table:table-cell>
          <table:table-cell table:style-name="ce29" office:value-type="string" calcext:value-type="string">
            <text:p>11<text:span text:style-name="T1">th</text:span> Reif</text:p>
          </table:table-cell>
          <table:table-cell table:style-name="ce25" office:value-type="string" calcext:value-type="string">
            <text:p>GSW Ankle</text:p>
          </table:table-cell>
          <table:table-cell table:style-name="ce30" office:value-type="float" office:value="3521535" calcext:value-type="float">
            <text:p>3521535</text:p>
          </table:table-cell>
          <table:table-cell office:value-type="string" calcext:value-type="string">
            <text:p><text:a xlink:href="https://discoveringanzacs.naa.gov.au/browse/person/152953" xlink:type="simple">https://discoveringanzacs.naa.gov.au/browse/person/152953</text:a></text:p>
          </table:table-cell>
          <table:table-cell table:number-columns-repeated="52"/>
        </table:table-row>
        <table:table-row table:style-name="ro4">
          <table:table-cell table:style-name="ce17" office:value-type="float" office:value="4403" calcext:value-type="float">
            <text:p>4403</text:p>
          </table:table-cell>
          <table:table-cell table:style-name="ce25" office:value-type="string" calcext:value-type="string">
            <text:p>Elliott</text:p>
          </table:table-cell>
          <table:table-cell table:style-name="ce26" office:value-type="string" calcext:value-type="string">
            <text:p>George</text:p>
          </table:table-cell>
          <table:table-cell table:style-name="ce28" office:value-type="date" office:date-value="2016-08-05" calcext:value-type="date">
            <text:p>05/08/16</text:p>
          </table:table-cell>
          <table:table-cell table:style-name="ce30"/>
          <table:table-cell/>
          <table:table-cell table:style-name="ce29" office:value-type="string" calcext:value-type="string">
            <text:p>11<text:span text:style-name="T1">th</text:span> Reif</text:p>
          </table:table-cell>
          <table:table-cell table:style-name="ce25" office:value-type="string" calcext:value-type="string">
            <text:p>No Detail</text:p>
          </table:table-cell>
          <table:table-cell office:value-type="float" office:value="3538829" calcext:value-type="float">
            <text:p>3538829</text:p>
          </table:table-cell>
          <table:table-cell office:value-type="string" calcext:value-type="string">
            <text:p><text:a xlink:href="https://discoveringanzacs.naa.gov.au/browse/person/159622" xlink:type="simple">https://discoveringanzacs.naa.gov.au/browse/person/159622</text:a></text:p>
          </table:table-cell>
          <table:table-cell table:number-columns-repeated="52"/>
        </table:table-row>
        <table:table-row table:style-name="ro3">
          <table:table-cell table:style-name="ce17" office:value-type="float" office:value="4405" calcext:value-type="float">
            <text:p>4405</text:p>
          </table:table-cell>
          <table:table-cell table:style-name="ce25" office:value-type="string" calcext:value-type="string">
            <text:p>Facer</text:p>
          </table:table-cell>
          <table:table-cell table:style-name="ce26" office:value-type="string" calcext:value-type="string">
            <text:p>Charles</text:p>
          </table:table-cell>
          <table:table-cell table:style-name="ce29" office:value-type="date" office:date-value="2016-07-29" calcext:value-type="date">
            <text:p>29/07/16</text:p>
          </table:table-cell>
          <table:table-cell table:style-name="ce30"/>
          <table:table-cell office:value-type="string" calcext:value-type="string">
            <text:p>On 17/7/16</text:p>
          </table:table-cell>
          <table:table-cell table:style-name="ce27" office:value-type="string" calcext:value-type="string">
            <text:p>11th Reif</text:p>
          </table:table-cell>
          <table:table-cell office:value-type="string" calcext:value-type="string">
            <text:p>POW</text:p>
          </table:table-cell>
          <table:table-cell office:value-type="float" office:value="3546191" calcext:value-type="float">
            <text:p>3546191</text:p>
          </table:table-cell>
          <table:table-cell table:style-name="ce16" office:value-type="string" calcext:value-type="string">
            <text:p><text:a xlink:href="https://discoveringanzacs.naa.gov.au/browse/person/162342" xlink:type="simple">https://discoveringanzacs.naa.gov.au/browse/person/162342</text:a></text:p>
          </table:table-cell>
          <table:table-cell office:value-type="string" calcext:value-type="string">
            <text:p><text:a xlink:href="http://nla.gov.au/nla.news-article176299904" xlink:type="simple">http://nla.gov.au/nla.news-article176299904</text:a></text:p>
          </table:table-cell>
          <table:table-cell table:style-name="ce27"/>
          <table:table-cell table:number-columns-repeated="50"/>
        </table:table-row>
        <table:table-row table:style-name="ro4">
          <table:table-cell table:style-name="ce17" office:value-type="float" office:value="4407" calcext:value-type="float">
            <text:p>4407</text:p>
          </table:table-cell>
          <table:table-cell table:style-name="ce25" office:value-type="string" calcext:value-type="string">
            <text:p>Fisher</text:p>
          </table:table-cell>
          <table:table-cell table:style-name="ce26" office:value-type="string" calcext:value-type="string">
            <text:p>Edward</text:p>
          </table:table-cell>
          <table:table-cell table:style-name="ce29" office:value-type="date" office:date-value="2016-08-05" calcext:value-type="date">
            <text:p>05/08/16</text:p>
          </table:table-cell>
          <table:table-cell table:style-name="ce30"/>
          <table:table-cell office:value-type="string" calcext:value-type="string">
            <text:p>45yo</text:p>
          </table:table-cell>
          <table:table-cell table:style-name="ce29" office:value-type="string" calcext:value-type="string">
            <text:p>11<text:span text:style-name="T1">th</text:span> Reif</text:p>
          </table:table-cell>
          <table:table-cell table:style-name="ce25" office:value-type="string" calcext:value-type="string">
            <text:p>GSW Chest and Abdomen</text:p>
          </table:table-cell>
          <table:table-cell table:style-name="ce30" office:value-type="float" office:value="3900368" calcext:value-type="float">
            <text:p>3900368</text:p>
          </table:table-cell>
          <table:table-cell office:value-type="string" calcext:value-type="string">
            <text:p><text:a xlink:href="https://discoveringanzacs.naa.gov.au/browse/person/166149" xlink:type="simple">https://discoveringanzacs.naa.gov.au/browse/person/166149</text:a></text:p>
          </table:table-cell>
          <table:table-cell table:number-columns-repeated="52"/>
        </table:table-row>
        <table:table-row table:style-name="ro4">
          <table:table-cell table:style-name="ce17" office:value-type="float" office:value="4412" calcext:value-type="float">
            <text:p>4412</text:p>
          </table:table-cell>
          <table:table-cell table:style-name="ce25" office:value-type="string" calcext:value-type="string">
            <text:p>Foggon</text:p>
          </table:table-cell>
          <table:table-cell table:style-name="ce26" office:value-type="string" calcext:value-type="string">
            <text:p>William Henry</text:p>
          </table:table-cell>
          <table:table-cell table:style-name="ce29" office:value-type="date" office:date-value="2016-08-05" calcext:value-type="date">
            <text:p>05/08/16</text:p>
          </table:table-cell>
          <table:table-cell table:style-name="ce30"/>
          <table:table-cell table:style-name="ce30" office:value-type="string" calcext:value-type="string">
            <text:p>KIA 5/11/16</text:p>
          </table:table-cell>
          <table:table-cell table:style-name="ce29" office:value-type="string" calcext:value-type="string">
            <text:p>11<text:span text:style-name="T1">th</text:span> Reif</text:p>
          </table:table-cell>
          <table:table-cell table:style-name="Default" office:value-type="string" calcext:value-type="string">
            <text:p>GSWs slight</text:p>
          </table:table-cell>
          <table:table-cell office:value-type="float" office:value="3912645" calcext:value-type="float">
            <text:p>3912645</text:p>
          </table:table-cell>
          <table:table-cell office:value-type="string" calcext:value-type="string">
            <text:p><text:a xlink:href="https://discoveringanzacs.naa.gov.au/browse/person/169016s" xlink:type="simple">https://discoveringanzacs.naa.gov.au/browse/person/169016s</text:a></text:p>
          </table:table-cell>
          <table:table-cell table:number-columns-repeated="52"/>
        </table:table-row>
        <table:table-row table:style-name="ro4">
          <table:table-cell office:value-type="float" office:value="4415" calcext:value-type="float">
            <text:p>4415</text:p>
          </table:table-cell>
          <table:table-cell office:value-type="string" calcext:value-type="string">
            <text:p>Gurney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Leg</text:p>
          </table:table-cell>
          <table:table-cell office:value-type="float" office:value="4380420" calcext:value-type="float">
            <text:p>4380420</text:p>
          </table:table-cell>
          <table:table-cell office:value-type="string" calcext:value-type="string">
            <text:p><text:a xlink:href="https://discoveringanzacs.naa.gov.au/browse/person/186203" xlink:type="simple">https://discoveringanzacs.naa.gov.au/browse/person/186203</text:a></text:p>
          </table:table-cell>
          <table:table-cell table:number-columns-repeated="52"/>
        </table:table-row>
        <table:table-row table:style-name="ro4">
          <table:table-cell table:style-name="ce17" office:value-type="float" office:value="4417" calcext:value-type="float">
            <text:p>4417</text:p>
          </table:table-cell>
          <table:table-cell table:style-name="ce25" office:value-type="string" calcext:value-type="string">
            <text:p>Garr</text:p>
          </table:table-cell>
          <table:table-cell table:style-name="ce26" office:value-type="string" calcext:value-type="string">
            <text:p>Glamor</text:p>
          </table:table-cell>
          <table:table-cell table:style-name="ce29" office:value-type="date" office:date-value="2016-08-05" calcext:value-type="date">
            <text:p>05/08/16</text:p>
          </table:table-cell>
          <table:table-cell table:style-name="ce30"/>
          <table:table-cell/>
          <table:table-cell table:style-name="ce29" office:value-type="string" calcext:value-type="string">
            <text:p>11<text:span text:style-name="T1">th</text:span> Reif</text:p>
          </table:table-cell>
          <table:table-cell table:style-name="ce25" office:value-type="string" calcext:value-type="string">
            <text:p>GSW lung</text:p>
          </table:table-cell>
          <table:table-cell office:value-type="float" office:value="4026528" calcext:value-type="float">
            <text:p>4026528</text:p>
          </table:table-cell>
          <table:table-cell office:value-type="string" calcext:value-type="string">
            <text:p><text:a xlink:href="https://discoveringanzacs.naa.gov.au/browse/person/174917" xlink:type="simple">https://discoveringanzacs.naa.gov.au/browse/person/174917</text:a></text:p>
          </table:table-cell>
          <table:table-cell table:number-columns-repeated="52"/>
        </table:table-row>
        <table:table-row table:style-name="ro4">
          <table:table-cell table:style-name="ce17" office:value-type="float" office:value="4421" calcext:value-type="float">
            <text:p>4421</text:p>
          </table:table-cell>
          <table:table-cell table:style-name="ce25" office:value-type="string" calcext:value-type="string">
            <text:p>Grant</text:p>
          </table:table-cell>
          <table:table-cell table:style-name="ce26" office:value-type="string" calcext:value-type="string">
            <text:p>Alexander Hastie</text:p>
          </table:table-cell>
          <table:table-cell table:style-name="ce29" office:value-type="date" office:date-value="2016-08-05" calcext:value-type="date">
            <text:p>05/08/16</text:p>
          </table:table-cell>
          <table:table-cell table:style-name="ce30"/>
          <table:table-cell office:value-type="string" calcext:value-type="string">
            <text:p>Later a POW</text:p>
          </table:table-cell>
          <table:table-cell table:style-name="ce29" office:value-type="string" calcext:value-type="string">
            <text:p>11<text:span text:style-name="T1">th</text:span> Reif</text:p>
          </table:table-cell>
          <table:table-cell table:style-name="ce25" office:value-type="string" calcext:value-type="string">
            <text:p>GSW Arm</text:p>
          </table:table-cell>
          <table:table-cell table:style-name="ce30" office:value-type="float" office:value="4669851" calcext:value-type="float">
            <text:p>4669851</text:p>
          </table:table-cell>
          <table:table-cell office:value-type="string" calcext:value-type="string">
            <text:p><text:a xlink:href="https://discoveringanzacs.naa.gov.au/browse/person/189859" xlink:type="simple">https://discoveringanzacs.naa.gov.au/browse/person/189859</text:a></text:p>
          </table:table-cell>
          <table:table-cell table:number-columns-repeated="52"/>
        </table:table-row>
        <table:table-row table:style-name="ro4">
          <table:table-cell office:value-type="float" office:value="4422" calcext:value-type="float">
            <text:p>4422</text:p>
          </table:table-cell>
          <table:table-cell office:value-type="string" calcext:value-type="string">
            <text:p>Greer</text:p>
          </table:table-cell>
          <table:table-cell office:value-type="string" calcext:value-type="string">
            <text:p>Geoffery Harold</text:p>
          </table:table-cell>
          <table:table-cell table:style-name="ce29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Rleg Amputated</text:p>
          </table:table-cell>
          <table:table-cell office:value-type="float" office:value="4710013" calcext:value-type="float">
            <text:p>4710013</text:p>
          </table:table-cell>
          <table:table-cell office:value-type="string" calcext:value-type="string">
            <text:p><text:a xlink:href="https://discoveringanzacs.naa.gov.au/browse/person/192261" xlink:type="simple">https://discoveringanzacs.naa.gov.au/browse/person/192261</text:a></text:p>
          </table:table-cell>
          <table:table-cell table:number-columns-repeated="5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Charles</text:p>
          </table:table-cell>
          <table:table-cell table:style-name="ce28" office:value-type="date" office:date-value="2016-08-06" calcext:value-type="date">
            <text:p>06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Shell shock</text:p>
          </table:table-cell>
          <table:table-cell office:value-type="float" office:value="6928273" calcext:value-type="float">
            <text:p>6928273</text:p>
          </table:table-cell>
          <table:table-cell office:value-type="string" calcext:value-type="string">
            <text:p><text:a xlink:href="https://discoveringanzacs.naa.gov.au/browse/person/217969" xlink:type="simple">https://discoveringanzacs.naa.gov.au/browse/person/217969</text:a></text:p>
          </table:table-cell>
          <table:table-cell table:number-columns-repeated="52"/>
        </table:table-row>
        <table:table-row table:style-name="ro4">
          <table:table-cell office:value-type="float" office:value="4430" calcext:value-type="float">
            <text:p>4430</text:p>
          </table:table-cell>
          <table:table-cell office:value-type="string" calcext:value-type="string">
            <text:p>Hazell</text:p>
          </table:table-cell>
          <table:table-cell office:value-type="string" calcext:value-type="string">
            <text:p>Albert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Head</text:p>
          </table:table-cell>
          <table:table-cell office:value-type="float" office:value="4737975" calcext:value-type="float">
            <text:p>4737975</text:p>
          </table:table-cell>
          <table:table-cell office:value-type="string" calcext:value-type="string">
            <text:p><text:a xlink:href="https://discoveringanzacs.naa.gov.au/browse/person/195400" xlink:type="simple">https://discoveringanzacs.naa.gov.au/browse/person/195400</text:a></text:p>
          </table:table-cell>
          <table:table-cell table:number-columns-repeated="52"/>
        </table:table-row>
        <table:table-row table:style-name="ro4">
          <table:table-cell office:value-type="float" office:value="4431" calcext:value-type="float">
            <text:p>4431</text:p>
          </table:table-cell>
          <table:table-cell office:value-type="string" calcext:value-type="string">
            <text:p>Hubner</text:p>
          </table:table-cell>
          <table:table-cell office:value-type="string" calcext:value-type="string">
            <text:p>Richard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15 yrs for desertion</text:p>
          </table:table-cell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Hand</text:p>
          </table:table-cell>
          <table:table-cell office:value-type="float" office:value="7017310" calcext:value-type="float">
            <text:p>7017310</text:p>
          </table:table-cell>
          <table:table-cell office:value-type="string" calcext:value-type="string">
            <text:p><text:a xlink:href="https://discoveringanzacs.naa.gov.au/browse/person/219690" xlink:type="simple">https://discoveringanzacs.naa.gov.au/browse/person/219690</text:a></text:p>
          </table:table-cell>
          <table:table-cell table:number-columns-repeated="52"/>
        </table:table-row>
        <table:table-row table:style-name="ro4">
          <table:table-cell office:value-type="float" office:value="4432" calcext:value-type="float">
            <text:p>4432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Richard James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4734412" calcext:value-type="float">
            <text:p>4734412</text:p>
          </table:table-cell>
          <table:table-cell office:value-type="string" calcext:value-type="string">
            <text:p><text:a xlink:href="https://discoveringanzacs.naa.gov.au/browse/person/193384" xlink:type="simple">https://discoveringanzacs.naa.gov.au/browse/person/193384</text:a></text:p>
          </table:table-cell>
          <table:table-cell table:number-columns-repeated="52"/>
        </table:table-row>
        <table:table-row table:style-name="ro4">
          <table:table-cell office:value-type="float" office:value="4435" calcext:value-type="float">
            <text:p>443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William Thomas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Head</text:p>
          </table:table-cell>
          <table:table-cell office:value-type="float" office:value="4741472" calcext:value-type="float">
            <text:p>4741472</text:p>
          </table:table-cell>
          <table:table-cell office:value-type="string" calcext:value-type="string">
            <text:p><text:a xlink:href="https://discoveringanzacs.naa.gov.au/browse/person/196185" xlink:type="simple">https://discoveringanzacs.naa.gov.au/browse/person/196185</text:a></text:p>
          </table:table-cell>
          <table:table-cell table:number-columns-repeated="52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style-name="Default" office:value-type="string" calcext:value-type="string">
            <text:p>Jones</text:p>
          </table:table-cell>
          <table:table-cell office:value-type="string" calcext:value-type="string">
            <text:p>Alfred Salisbury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table:style-name="ce27" office:value-type="string" calcext:value-type="string">
            <text:p>11th Reif</text:p>
          </table:table-cell>
          <table:table-cell office:value-type="string" calcext:value-type="string">
            <text:p>GSW Back</text:p>
          </table:table-cell>
          <table:table-cell office:value-type="float" office:value="1814717" calcext:value-type="float">
            <text:p>1814717</text:p>
          </table:table-cell>
          <table:table-cell office:value-type="string" calcext:value-type="string">
            <text:p><text:a xlink:href="https://discoveringanzacs.naa.gov.au/browse/person/10133" xlink:type="simple">https://discoveringanzacs.naa.gov.au/browse/person/10133</text:a></text:p>
          </table:table-cell>
          <table:table-cell table:style-name="ce27"/>
          <table:table-cell table:number-columns-repeated="51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John Henry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Buttock</text:p>
          </table:table-cell>
          <table:table-cell office:value-type="float" office:value="8216894" calcext:value-type="float">
            <text:p>8216894</text:p>
          </table:table-cell>
          <table:table-cell office:value-type="string" calcext:value-type="string">
            <text:p><text:a xlink:href="https://discoveringanzacs.naa.gov.au/browse/person/348912" xlink:type="simple">https://discoveringanzacs.naa.gov.au/browse/person/348912</text:a></text:p>
          </table:table-cell>
          <table:table-cell table:style-name="ce27"/>
          <table:table-cell table:number-columns-repeated="51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enjamin Alfred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Thigh</text:p>
          </table:table-cell>
          <table:table-cell office:value-type="float" office:value="1815475" calcext:value-type="float">
            <text:p>1815475</text:p>
          </table:table-cell>
          <table:table-cell office:value-type="string" calcext:value-type="string">
            <text:p><text:a xlink:href="https://discoveringanzacs.naa.gov.au/browse/person/10266" xlink:type="simple">https://discoveringanzacs.naa.gov.au/browse/person/10266</text:a></text:p>
          </table:table-cell>
          <table:table-cell table:style-name="ce27"/>
          <table:table-cell table:number-columns-repeated="51"/>
        </table:table-row>
        <table:table-row table:style-name="ro3">
          <table:table-cell office:value-type="float" office:value="4445" calcext:value-type="float">
            <text:p>4445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Denis Vincen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y from NAA Record p22</text:p>
          </table:table-cell>
          <table:table-cell office:value-type="string" calcext:value-type="string">
            <text:p>11th Reif</text:p>
          </table:table-cell>
          <table:table-cell table:style-name="ce25" office:value-type="string" calcext:value-type="string">
            <text:p>GSW Arm</text:p>
          </table:table-cell>
          <table:table-cell office:value-type="float" office:value="7364545" calcext:value-type="float">
            <text:p>7364545</text:p>
          </table:table-cell>
          <table:table-cell office:value-type="string" calcext:value-type="string">
            <text:p><text:a xlink:href="https://discoveringanzacs.naa.gov.au/browse/person/227344" xlink:type="simple">https://discoveringanzacs.naa.gov.au/browse/person/227344</text:a></text:p>
          </table:table-cell>
          <table:table-cell table:style-name="ce27"/>
          <table:table-cell table:number-columns-repeated="51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John Robert Edward 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WIA Flers, Repat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PUO Medevac</text:p>
          </table:table-cell>
          <table:table-cell office:value-type="float" office:value="7368431" calcext:value-type="float">
            <text:p>7368431</text:p>
          </table:table-cell>
          <table:table-cell office:value-type="string" calcext:value-type="string">
            <text:p><text:a xlink:href="https://discoveringanzacs.naa.gov.au/browse/person/231210" xlink:type="simple">https://discoveringanzacs.naa.gov.au/browse/person/231210</text:a></text:p>
          </table:table-cell>
          <table:table-cell table:number-columns-repeated="52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Lett</text:p>
          </table:table-cell>
          <table:table-cell office:value-type="string" calcext:value-type="string">
            <text:p>Robert Sutherland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Kiwi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No Detail</text:p>
          </table:table-cell>
          <table:table-cell office:value-type="float" office:value="8198396" calcext:value-type="float">
            <text:p>8198396</text:p>
          </table:table-cell>
          <table:table-cell office:value-type="string" calcext:value-type="string">
            <text:p><text:a xlink:href="https://discoveringanzacs.naa.gov.au/browse/person/336436" xlink:type="simple">https://discoveringanzacs.naa.gov.au/browse/person/336436</text:a></text:p>
          </table:table-cell>
          <table:table-cell table:number-columns-repeated="52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McSharry</text:p>
          </table:table-cell>
          <table:table-cell office:value-type="string" calcext:value-type="string">
            <text:p>Thomas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11th Reif</text:p>
          </table:table-cell>
          <table:table-cell office:value-type="string" calcext:value-type="string">
            <text:p>GSW Thighs</text:p>
          </table:table-cell>
          <table:table-cell office:value-type="float" office:value="1960167" calcext:value-type="float">
            <text:p>1960167</text:p>
          </table:table-cell>
          <table:table-cell table:style-name="ce16" office:value-type="string" calcext:value-type="string">
            <text:p><text:a xlink:href="https://discoveringanzacs.naa.gov.au/browse/person/46389" xlink:type="simple">https://discoveringanzacs.naa.gov.au/browse/person/46389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McLear</text:p>
          </table:table-cell>
          <table:table-cell office:value-type="string" calcext:value-type="string">
            <text:p>William Thomas</text:p>
          </table:table-cell>
          <table:table-cell table:style-name="ce28" office:value-type="date" office:date-value="2016-08-02" calcext:value-type="date">
            <text:p>02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Shell shock</text:p>
          </table:table-cell>
          <table:table-cell office:value-type="float" office:value="1953705" calcext:value-type="float">
            <text:p>1953705</text:p>
          </table:table-cell>
          <table:table-cell office:value-type="string" calcext:value-type="string">
            <text:p><text:a xlink:href="https://discoveringanzacs.naa.gov.au/browse/person/43331" xlink:type="simple">https://discoveringanzacs.naa.gov.au/browse/person/43331</text:a></text:p>
          </table:table-cell>
          <table:table-cell table:number-columns-repeated="52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Pawley</text:p>
          </table:table-cell>
          <table:table-cell office:value-type="string" calcext:value-type="string">
            <text:p>Oscar Henry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Elbow and ankle</text:p>
          </table:table-cell>
          <table:table-cell office:value-type="float" office:value="8010377" calcext:value-type="float">
            <text:p>8010377</text:p>
          </table:table-cell>
          <table:table-cell office:value-type="string" calcext:value-type="string">
            <text:p><text:a xlink:href="https://discoveringanzacs.naa.gov.au/browse/person/273246" xlink:type="simple">https://discoveringanzacs.naa.gov.au/browse/person/273246</text:a></text:p>
          </table:table-cell>
          <table:table-cell table:number-columns-repeated="52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lbert Ernest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Head, Arm, Chest</text:p>
          </table:table-cell>
          <table:table-cell office:value-type="float" office:value="8019748" calcext:value-type="float">
            <text:p>8019748</text:p>
          </table:table-cell>
          <table:table-cell office:value-type="string" calcext:value-type="string">
            <text:p><text:a xlink:href="https://discoveringanzacs.naa.gov.au/browse/person/282611" xlink:type="simple">https://discoveringanzacs.naa.gov.au/browse/person/282611</text:a></text:p>
          </table:table-cell>
          <table:table-cell table:number-columns-repeated="52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Joseph Bernard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17/7/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Foot and Shoulder</text:p>
          </table:table-cell>
          <table:table-cell office:value-type="float" office:value="8021966" calcext:value-type="float">
            <text:p>8021966</text:p>
          </table:table-cell>
          <table:table-cell office:value-type="string" calcext:value-type="string">
            <text:p><text:a xlink:href="https://discoveringanzacs.naa.gov.au/browse/person/284826" xlink:type="simple">https://discoveringanzacs.naa.gov.au/browse/person/284826</text:a></text:p>
          </table:table-cell>
          <table:table-cell table:number-columns-repeated="52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Hordern William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Not Known – Canadian hospital</text:p>
          </table:table-cell>
          <table:table-cell office:value-type="float" office:value="8032073" calcext:value-type="float">
            <text:p>8032073</text:p>
          </table:table-cell>
          <table:table-cell office:value-type="string" calcext:value-type="string">
            <text:p><text:a xlink:href="https://discoveringanzacs.naa.gov.au/browse/person/294917" xlink:type="simple">https://discoveringanzacs.naa.gov.au/browse/person/294917</text:a></text:p>
          </table:table-cell>
          <table:table-cell table:number-columns-repeated="52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Lewis Cunningham Knox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17/7/16, d 7/4/1969</text:p>
          </table:table-cell>
          <table:table-cell table:style-name="ce27" office:value-type="string" calcext:value-type="string">
            <text:p>11th Reif</text:p>
          </table:table-cell>
          <table:table-cell office:value-type="string" calcext:value-type="string">
            <text:p>GSW R Arm</text:p>
          </table:table-cell>
          <table:table-cell table:style-name="ce31" office:value-type="float" office:value="8038646" calcext:value-type="float">
            <text:p>8038646</text:p>
          </table:table-cell>
          <table:table-cell table:style-name="ce16" office:value-type="string" calcext:value-type="string">
            <text:p><text:a xlink:href="https://discoveringanzacs.naa.gov.au/browse/person/301479" xlink:type="simple">https://discoveringanzacs.naa.gov.au/browse/person/301479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Walter Puttock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Rt Thigh</text:p>
          </table:table-cell>
          <table:table-cell office:value-type="float" office:value="8028257" calcext:value-type="float">
            <text:p>8028257</text:p>
          </table:table-cell>
          <table:table-cell office:value-type="string" calcext:value-type="string">
            <text:p><text:a xlink:href="https://discoveringanzacs.naa.gov.au/browse/person/291106" xlink:type="simple">https://discoveringanzacs.naa.gov.au/browse/person/291106</text:a></text:p>
          </table:table-cell>
          <table:table-cell table:number-columns-repeated="52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George</text:p>
          </table:table-cell>
          <table:table-cell table:style-name="ce28" office:value-type="date" office:date-value="2016-08-02" calcext:value-type="date">
            <text:p>02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1776803" calcext:value-type="float">
            <text:p>1776803</text:p>
          </table:table-cell>
          <table:table-cell office:value-type="string" calcext:value-type="string">
            <text:p><text:a xlink:href="https://discoveringanzacs.naa.gov.au/browse/person/1830" xlink:type="simple">https://discoveringanzacs.naa.gov.au/browse/person/1830</text:a></text:p>
          </table:table-cell>
          <table:table-cell table:number-columns-repeated="52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amuel Samson</text:p>
          </table:table-cell>
          <table:table-cell table:style-name="ce28" office:value-type="date" office:date-value="2016-08-06" calcext:value-type="date">
            <text:p>06/08/16</text:p>
          </table:table-cell>
          <table:table-cell/>
          <table:table-cell office:value-type="string" calcext:value-type="string">
            <text:p>KIA 8/8/16, Br George Lane 45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1788654" calcext:value-type="float">
            <text:p>1788654</text:p>
          </table:table-cell>
          <table:table-cell office:value-type="string" calcext:value-type="string">
            <text:p><text:a xlink:href="https://discoveringanzacs.naa.gov.au/browse/person/4177" xlink:type="simple">https://discoveringanzacs.naa.gov.au/browse/person/4177</text:a></text:p>
          </table:table-cell>
          <table:table-cell table:number-columns-repeated="52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aniel Wheeler</text:p>
          </table:table-cell>
          <table:table-cell table:style-name="ce28" office:value-type="date" office:date-value="2016-08-02" calcext:value-type="date">
            <text:p>02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from letter, p22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Hand</text:p>
          </table:table-cell>
          <table:table-cell office:value-type="float" office:value="8078368" calcext:value-type="float">
            <text:p>8078368</text:p>
          </table:table-cell>
          <table:table-cell office:value-type="string" calcext:value-type="string">
            <text:p><text:a xlink:href="https://discoveringanzacs.naa.gov.au/browse/person/311421" xlink:type="simple">https://discoveringanzacs.naa.gov.au/browse/person/311421</text:a></text:p>
          </table:table-cell>
          <table:table-cell table:number-columns-repeated="52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Snodgrass</text:p>
          </table:table-cell>
          <table:table-cell office:value-type="string" calcext:value-type="string">
            <text:p>Cosby Kennedy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KIA 3/5/17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Arm</text:p>
          </table:table-cell>
          <table:table-cell office:value-type="float" office:value="8087540" calcext:value-type="float">
            <text:p>8087540</text:p>
          </table:table-cell>
          <table:table-cell office:value-type="string" calcext:value-type="string">
            <text:p><text:a xlink:href="https://discoveringanzacs.naa.gov.au/browse/person/320591" xlink:type="simple">https://discoveringanzacs.naa.gov.au/browse/person/320591</text:a></text:p>
          </table:table-cell>
          <table:table-cell table:number-columns-repeated="52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James Angus</text:p>
          </table:table-cell>
          <table:table-cell table:style-name="ce28" office:value-type="date" office:date-value="2016-07-29" calcext:value-type="date">
            <text:p>29/07/16</text:p>
          </table:table-cell>
          <table:table-cell/>
          <table:table-cell office:value-type="string" calcext:value-type="string">
            <text:p>On 28/4 KIA 2/9/18</text:p>
          </table:table-cell>
          <table:table-cell table:style-name="ce27" office:value-type="string" calcext:value-type="string">
            <text:p>11th Reif</text:p>
          </table:table-cell>
          <table:table-cell office:value-type="string" calcext:value-type="string">
            <text:p>GSW Hand</text:p>
          </table:table-cell>
          <table:table-cell table:style-name="ce31" office:value-type="float" office:value="8399890" calcext:value-type="float">
            <text:p>8399890</text:p>
          </table:table-cell>
          <table:table-cell table:style-name="ce16" office:value-type="string" calcext:value-type="string">
            <text:p><text:a xlink:href="https://discoveringanzacs.naa.gov.au/browse/person/371084" xlink:type="simple">https://discoveringanzacs.naa.gov.au/browse/person/371084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Henry Michael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Shell shock</text:p>
          </table:table-cell>
          <table:table-cell office:value-type="float" office:value="8855676" calcext:value-type="float">
            <text:p>8855676</text:p>
          </table:table-cell>
          <table:table-cell office:value-type="string" calcext:value-type="string">
            <text:p><text:a xlink:href="https://discoveringanzacs.naa.gov.au/browse/person/372868" xlink:type="simple">https://discoveringanzacs.naa.gov.au/browse/person/372868</text:a></text:p>
          </table:table-cell>
          <table:table-cell table:number-columns-repeated="52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Warne</text:p>
          </table:table-cell>
          <table:table-cell office:value-type="string" calcext:value-type="string">
            <text:p>Harry</text:p>
          </table:table-cell>
          <table:table-cell table:style-name="ce28" office:value-type="date" office:date-value="2016-07-29" calcext:value-type="date">
            <text:p>29/07/16</text:p>
          </table:table-cell>
          <table:table-cell table:number-columns-repeated="2"/>
          <table:table-cell table:style-name="ce27" office:value-type="string" calcext:value-type="string">
            <text:p>11th Reif</text:p>
          </table:table-cell>
          <table:table-cell office:value-type="string" calcext:value-type="string">
            <text:p>GSW Rt Shoulder</text:p>
          </table:table-cell>
          <table:table-cell office:value-type="float" office:value="8366762" calcext:value-type="float">
            <text:p>8366762</text:p>
          </table:table-cell>
          <table:table-cell office:value-type="string" calcext:value-type="string">
            <text:p><text:a xlink:href="https://discoveringanzacs.naa.gov.au/browse/person/352014" xlink:type="simple">https://discoveringanzacs.naa.gov.au/browse/person/352014</text:a></text:p>
          </table:table-cell>
          <table:table-cell table:style-name="ce27" table:number-columns-repeated="2"/>
          <table:table-cell table:number-columns-repeated="50"/>
        </table:table-row>
        <table:table-row table:style-name="ro4">
          <table:table-cell office:value-type="float" office:value="4567" calcext:value-type="float">
            <text:p>4567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rthur George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Right Shoulder</text:p>
          </table:table-cell>
          <table:table-cell office:value-type="float" office:value="3123033" calcext:value-type="float">
            <text:p>3123033</text:p>
          </table:table-cell>
          <table:table-cell office:value-type="string" calcext:value-type="string">
            <text:p><text:a xlink:href="https://discoveringanzacs.naa.gov.au/browse/person/100426" xlink:type="simple">https://discoveringanzacs.naa.gov.au/browse/person/100426</text:a></text:p>
          </table:table-cell>
          <table:table-cell table:number-columns-repeated="52"/>
        </table:table-row>
        <table:table-row table:style-name="ro4">
          <table:table-cell office:value-type="float" office:value="4572" calcext:value-type="float">
            <text:p>4572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Frederick James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9" office:value-type="string" calcext:value-type="string">
            <text:p>11<text:span text:style-name="T1">th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5457896" calcext:value-type="float">
            <text:p>5457896</text:p>
          </table:table-cell>
          <table:table-cell office:value-type="string" calcext:value-type="string">
            <text:p><text:a xlink:href="https://discoveringanzacs.naa.gov.au/browse/person/211455" xlink:type="simple">https://discoveringanzacs.naa.gov.au/browse/person/211455</text:a></text:p>
          </table:table-cell>
          <table:table-cell table:number-columns-repeated="52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Alexander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On 2/8/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Elbow Rt Thigh</text:p>
          </table:table-cell>
          <table:table-cell office:value-type="float" office:value="1962614" calcext:value-type="float">
            <text:p>1962614</text:p>
          </table:table-cell>
          <table:table-cell office:value-type="string" calcext:value-type="string">
            <text:p><text:a xlink:href="https://discoveringanzacs.naa.gov.au/browse/person/47396" xlink:type="simple">https://discoveringanzacs.naa.gov.au/browse/person/47396</text:a></text:p>
          </table:table-cell>
          <table:table-cell table:number-columns-repeated="52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lbert George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On 2/8/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Contusion back</text:p>
          </table:table-cell>
          <table:table-cell office:value-type="float" office:value="1844541" calcext:value-type="float">
            <text:p>1844541</text:p>
          </table:table-cell>
          <table:table-cell office:value-type="string" calcext:value-type="string">
            <text:p><text:a xlink:href="https://discoveringanzacs.naa.gov.au/browse/person/16152" xlink:type="simple">https://discoveringanzacs.naa.gov.au/browse/person/16152</text:a></text:p>
          </table:table-cell>
          <table:table-cell table:number-columns-repeated="52"/>
        </table:table-row>
        <table:table-row table:style-name="ro4">
          <table:table-cell table:style-name="ce17" office:value-type="float" office:value="4586" calcext:value-type="float">
            <text:p>4586</text:p>
          </table:table-cell>
          <table:table-cell table:style-name="ce25" office:value-type="string" calcext:value-type="string">
            <text:p>Doheny</text:p>
          </table:table-cell>
          <table:table-cell table:style-name="ce26" office:value-type="string" calcext:value-type="string">
            <text:p>John</text:p>
          </table:table-cell>
          <table:table-cell table:style-name="ce28" office:value-type="date" office:date-value="2016-08-05" calcext:value-type="date">
            <text:p>05/08/16</text:p>
          </table:table-cell>
          <table:table-cell table:style-name="ce30"/>
          <table:table-cell office:value-type="string" calcext:value-type="string">
            <text:p>AKA Sullivan, d14 Dec 1916 acct</text:p>
          </table:table-cell>
          <table:table-cell table:style-name="ce29" office:value-type="string" calcext:value-type="string">
            <text:p>11<text:span text:style-name="T1">th</text:span> Reif</text:p>
          </table:table-cell>
          <table:table-cell table:style-name="ce25" office:value-type="string" calcext:value-type="string">
            <text:p>AKA John Sullivan GSW Arm/Rleg</text:p>
          </table:table-cell>
          <table:table-cell office:value-type="float" office:value="8094982" calcext:value-type="float">
            <text:p>8094982</text:p>
          </table:table-cell>
          <table:table-cell office:value-type="string" calcext:value-type="string">
            <text:p><text:a xlink:href="https://discoveringanzacs.naa.gov.au/browse/person/328027" xlink:type="simple">https://discoveringanzacs.naa.gov.au/browse/person/328027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2Lt</text:p>
          </table:table-cell>
          <table:table-cell office:value-type="string" calcext:value-type="string">
            <text:p>Andrewes</text:p>
          </table:table-cell>
          <table:table-cell office:value-type="string" calcext:value-type="string">
            <text:p>Robert Launcelot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float" office:value="4544" calcext:value-type="float">
            <text:p>4544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Scalp and Arm</text:p>
          </table:table-cell>
          <table:table-cell office:value-type="float" office:value="3030692" calcext:value-type="float">
            <text:p>3030692</text:p>
          </table:table-cell>
          <table:table-cell office:value-type="string" calcext:value-type="string">
            <text:p><text:a xlink:href="https://discoveringanzacs.naa.gov.au/browse/person/71307" xlink:type="simple">https://discoveringanzacs.naa.gov.au/browse/person/71307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Boyle</text:p>
          </table:table-cell>
          <table:table-cell office:value-type="string" calcext:value-type="string">
            <text:p>Neil Stuart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rapnell Toe</text:p>
          </table:table-cell>
          <table:table-cell office:value-type="float" office:value="3106601" calcext:value-type="float">
            <text:p>3106601</text:p>
          </table:table-cell>
          <table:table-cell table:style-name="ce16" office:value-type="string" calcext:value-type="string">
            <text:p><text:a xlink:href="https://discoveringanzacs.naa.gov.au/browse/person/97219" xlink:type="simple">https://discoveringanzacs.naa.gov.au/browse/person/97219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Vivian Stewart</text:p>
          </table:table-cell>
          <table:table-cell table:style-name="ce28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DSO, MC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Head</text:p>
          </table:table-cell>
          <table:table-cell office:value-type="float" office:value="3414638" calcext:value-type="float">
            <text:p>3414638</text:p>
          </table:table-cell>
          <table:table-cell office:value-type="string" calcext:value-type="string">
            <text:p><text:a xlink:href="https://discoveringanzacs.naa.gov.au/browse/person/127646" xlink:type="simple">https://discoveringanzacs.naa.gov.au/browse/person/127646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apt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James Edward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mmanded D, DOW 17/4/18</text:p>
          </table:table-cell>
          <table:table-cell table:style-name="ce27" office:value-type="string" calcext:value-type="string">
            <text:p>Original</text:p>
          </table:table-cell>
          <table:table-cell office:value-type="string" calcext:value-type="string">
            <text:p>GSW Arm</text:p>
          </table:table-cell>
          <table:table-cell table:style-name="ce31" office:value-type="float" office:value="5476315" calcext:value-type="float">
            <text:p>5476315</text:p>
          </table:table-cell>
          <table:table-cell table:style-name="ce16" office:value-type="string" calcext:value-type="string">
            <text:p><text:a xlink:href="https://discoveringanzacs.naa.gov.au/browse/person/211690" xlink:type="simple">https://discoveringanzacs.naa.gov.au/browse/person/211690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string" calcext:value-type="string">
            <text:p>2Lt</text:p>
          </table:table-cell>
          <table:table-cell office:value-type="string" calcext:value-type="string">
            <text:p>Neeson</text:p>
          </table:table-cell>
          <table:table-cell office:value-type="string" calcext:value-type="string">
            <text:p>Percival Gorman</text:p>
          </table:table-cell>
          <table:table-cell table:style-name="ce28" office:value-type="date" office:date-value="2016-07-29" calcext:value-type="date">
            <text:p>29/07/16</text:p>
          </table:table-cell>
          <table:table-cell/>
          <table:table-cell office:value-type="string" calcext:value-type="string">
            <text:p>MC Pozieres, RTA</text:p>
          </table:table-cell>
          <table:table-cell table:style-name="ce27" office:value-type="string" calcext:value-type="string">
            <text:p>4th Reif</text:p>
          </table:table-cell>
          <table:table-cell office:value-type="string" calcext:value-type="string">
            <text:p>GSW Scalp</text:p>
          </table:table-cell>
          <table:table-cell table:style-name="ce31" office:value-type="float" office:value="7994807" calcext:value-type="float">
            <text:p>7994807</text:p>
          </table:table-cell>
          <table:table-cell office:value-type="string" calcext:value-type="string">
            <text:p><text:a xlink:href="https://discoveringanzacs.naa.gov.au/browse/person/257696" xlink:type="simple">https://discoveringanzacs.naa.gov.au/browse/person/257696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table:style-name="Default" office:value-type="string" calcext:value-type="string">
            <text:p>Woods</text:p>
          </table:table-cell>
          <table:table-cell office:value-type="string" calcext:value-type="string">
            <text:p>Augustus Oliver</text:p>
          </table:table-cell>
          <table:table-cell table:style-name="ce28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jor, KIA 2/9/18</text:p>
          </table:table-cell>
          <table:table-cell table:style-name="ce27" office:value-type="string" calcext:value-type="string">
            <text:p>Original</text:p>
          </table:table-cell>
          <table:table-cell office:value-type="string" calcext:value-type="string">
            <text:p>GSW Elbow</text:p>
          </table:table-cell>
          <table:table-cell table:style-name="ce31" office:value-type="float" office:value="1917771" calcext:value-type="float">
            <text:p>1917771</text:p>
          </table:table-cell>
          <table:table-cell office:value-type="string" calcext:value-type="string">
            <text:p><text:a xlink:href="https://discoveringanzacs.naa.gov.au/browse/person/27849" xlink:type="simple">https://discoveringanzacs.naa.gov.au/browse/person/27849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j</text:p>
          </table:table-cell>
          <table:table-cell table:style-name="Default" office:value-type="string" calcext:value-type="string">
            <text:p>Currie</text:p>
          </table:table-cell>
          <table:table-cell office:value-type="string" calcext:value-type="string">
            <text:p>Patrick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95997- QX19710</text:p>
          </table:table-cell>
          <table:table-cell table:style-name="ce27" office:value-type="string" calcext:value-type="string">
            <text:p>Original.</text:p>
          </table:table-cell>
          <table:table-cell office:value-type="string" calcext:value-type="string">
            <text:p>GSW Foot</text:p>
          </table:table-cell>
          <table:table-cell office:value-type="float" office:value="3478844" calcext:value-type="float">
            <text:p>3478844</text:p>
          </table:table-cell>
          <table:table-cell office:value-type="string" calcext:value-type="string">
            <text:p><text:a xlink:href="https://discoveringanzacs.naa.gov.au/browse/person/139645" xlink:type="simple">https://discoveringanzacs.naa.gov.au/browse/person/139645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James Mark</text:p>
          </table:table-cell>
          <table:table-cell table:style-name="ce28" office:value-type="date" office:date-value="2016-07-29" calcext:value-type="date">
            <text:p>29/07/16</text:p>
          </table:table-cell>
          <table:table-cell/>
          <table:table-cell office:value-type="string" calcext:value-type="string">
            <text:p>KIA 5/11</text:p>
          </table:table-cell>
          <table:table-cell table:style-name="ce27" office:value-type="string" calcext:value-type="string">
            <text:p>3rd Reif</text:p>
          </table:table-cell>
          <table:table-cell office:value-type="string" calcext:value-type="string">
            <text:p>GSW Buttocks</text:p>
          </table:table-cell>
          <table:table-cell office:value-type="float" office:value="7367352" calcext:value-type="float">
            <text:p>7367352</text:p>
          </table:table-cell>
          <table:table-cell office:value-type="string" calcext:value-type="string">
            <text:p><text:a xlink:href="https://discoveringanzacs.naa.gov.au/browse/person/230133" xlink:type="simple">https://discoveringanzacs.naa.gov.au/browse/person/230133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table:style-name="Default" office:value-type="string" calcext:value-type="string">
            <text:p>Smith</text:p>
          </table:table-cell>
          <table:table-cell office:value-type="string" calcext:value-type="string">
            <text:p>George Henry Glencross</text:p>
          </table:table-cell>
          <table:table-cell table:style-name="ce28" office:value-type="date" office:date-value="2016-08-05" calcext:value-type="date">
            <text:p>05/08/16</text:p>
          </table:table-cell>
          <table:table-cell table:number-columns-repeated="2"/>
          <table:table-cell table:style-name="ce27" office:value-type="string" calcext:value-type="string">
            <text:p>10th </text:p>
          </table:table-cell>
          <table:table-cell office:value-type="string" calcext:value-type="string">
            <text:p>Remained on duty</text:p>
          </table:table-cell>
          <table:table-cell office:value-type="float" office:value="4913670" calcext:value-type="float">
            <text:p>4913670</text:p>
          </table:table-cell>
          <table:table-cell office:value-type="string" calcext:value-type="string">
            <text:p><text:a xlink:href="https://discoveringanzacs.naa.gov.au/browse/person/1934" xlink:type="simple">https://discoveringanzacs.naa.gov.au/browse/person/1934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Storey</text:p>
          </table:table-cell>
          <table:table-cell office:value-type="string" calcext:value-type="string">
            <text:p>James Oliver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pat Aus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ip</text:p>
          </table:table-cell>
          <table:table-cell office:value-type="float" office:value="8095124" calcext:value-type="float">
            <text:p>8095124</text:p>
          </table:table-cell>
          <table:table-cell office:value-type="string" calcext:value-type="string">
            <text:p><text:a xlink:href="https://discoveringanzacs.naa.gov.au/browse/person/328169" xlink:type="simple">https://discoveringanzacs.naa.gov.au/browse/person/328169</text:a>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Lt</text:p>
          </table:table-cell>
          <table:table-cell table:style-name="Default" office:value-type="string" calcext:value-type="string">
            <text:p>Trundle</text:p>
          </table:table-cell>
          <table:table-cell office:value-type="string" calcext:value-type="string">
            <text:p>Edwin Francis</text:p>
          </table:table-cell>
          <table:table-cell table:style-name="ce28" office:value-type="date" office:date-value="2016-08-01" calcext:value-type="date">
            <text:p>01/08/16</text:p>
          </table:table-cell>
          <table:table-cell table:number-columns-repeated="2"/>
          <table:table-cell table:style-name="ce27" office:value-type="string" calcext:value-type="string">
            <text:p>10<text:span text:style-name="T1">th</text:span> </text:p>
          </table:table-cell>
          <table:table-cell office:value-type="string" calcext:value-type="string">
            <text:p>GSW Left Hand</text:p>
          </table:table-cell>
          <table:table-cell office:value-type="float" office:value="8394792" calcext:value-type="float">
            <text:p>8394792</text:p>
          </table:table-cell>
          <table:table-cell office:value-type="string" calcext:value-type="string">
            <text:p><text:a xlink:href="https://discoveringanzacs.naa.gov.au/browse/person/366014" xlink:type="simple">https://discoveringanzacs.naa.gov.au/browse/person/366014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2Lt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Matthew John</text:p>
          </table:table-cell>
          <table:table-cell table:style-name="ce28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bdomen</text:p>
          </table:table-cell>
          <table:table-cell office:value-type="float" office:value="1970002" calcext:value-type="float">
            <text:p>1970002</text:p>
          </table:table-cell>
          <table:table-cell table:style-name="ce16" office:value-type="string" calcext:value-type="string">
            <text:p><text:a xlink:href="https://discoveringanzacs.naa.gov.au/browse/person/50124" xlink:type="simple">https://discoveringanzacs.naa.gov.au/browse/person/50124</text:a></text:p>
          </table:table-cell>
          <table:table-cell/>
          <table:table-cell table:style-name="ce27"/>
          <table:table-cell table:number-columns-repeated="50"/>
        </table:table-row>
        <table:table-row table:style-name="ro1">
          <table:table-cell office:value-type="string" calcext:value-type="string">
            <text:p>2L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Reginald Frank William</text:p>
          </table:table-cell>
          <table:table-cell table:style-name="ce28" office:value-type="date" office:date-value="1916-08-05" calcext:value-type="date">
            <text:p>05/08/16</text:p>
          </table:table-cell>
          <table:table-cell table:style-name="ce19"/>
          <table:table-cell office:value-type="float" office:value="4557" calcext:value-type="float">
            <text:p>4557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Thigh</text:p>
          </table:table-cell>
          <table:table-cell office:value-type="float" office:value="1932259" calcext:value-type="float">
            <text:p>1932259</text:p>
          </table:table-cell>
          <table:table-cell office:value-type="string" calcext:value-type="string">
            <text:p><text:a xlink:href="https://discoveringanzacs.naa.gov.au/browse/person/32102" xlink:type="simple">https://discoveringanzacs.naa.gov.au/browse/person/32102</text:a></text:p>
          </table:table-cell>
          <table:table-cell table:number-columns-repeated="5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7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8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7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25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9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31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1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8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9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3" table:number-rows-repeated="2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3" table:number-rows-repeated="2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3">
          <table:table-cell table:number-columns-repeated="5"/>
          <table:table-cell table:style-name="ce30" table:number-columns-repeated="2"/>
          <table:table-cell table:style-name="ce26"/>
          <table:table-cell table:style-name="ce28"/>
          <table:table-cell table:style-name="ce26"/>
          <table:table-cell table:style-name="ce33"/>
          <table:table-cell table:style-name="ce30"/>
          <table:table-cell table:number-columns-repeated="50"/>
        </table:table-row>
        <table:table-row table:style-name="ro3">
          <table:table-cell table:number-columns-repeated="5"/>
          <table:table-cell table:style-name="ce30" table:number-columns-repeated="2"/>
          <table:table-cell table:style-name="ce26"/>
          <table:table-cell table:style-name="ce28"/>
          <table:table-cell table:style-name="ce26"/>
          <table:table-cell table:style-name="ce33"/>
          <table:table-cell table:style-name="ce27"/>
          <table:table-cell table:number-columns-repeated="50"/>
        </table:table-row>
        <table:table-row table:style-name="ro3">
          <table:table-cell table:number-columns-repeated="5"/>
          <table:table-cell table:style-name="ce30" table:number-columns-repeated="2"/>
          <table:table-cell table:style-name="ce26"/>
          <table:table-cell table:style-name="ce29"/>
          <table:table-cell table:style-name="ce26"/>
          <table:table-cell table:style-name="ce33"/>
          <table:table-cell table:style-name="ce30"/>
          <table:table-cell table:number-columns-repeated="50"/>
        </table:table-row>
        <table:table-row table:style-name="ro3">
          <table:table-cell table:number-columns-repeated="5"/>
          <table:table-cell table:style-name="ce30" table:number-columns-repeated="2"/>
          <table:table-cell table:style-name="ce26"/>
          <table:table-cell table:style-name="ce29"/>
          <table:table-cell table:style-name="ce26"/>
          <table:table-cell table:style-name="ce33"/>
          <table:table-cell table:style-name="ce27"/>
          <table:table-cell table:number-columns-repeated="50"/>
        </table:table-row>
        <table:table-row table:style-name="ro3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3">
          <table:table-cell table:number-columns-repeated="5"/>
          <table:table-cell table:style-name="ce30" table:number-columns-repeated="2"/>
          <table:table-cell table:style-name="ce26"/>
          <table:table-cell table:style-name="ce29"/>
          <table:table-cell table:style-name="ce26"/>
          <table:table-cell table:style-name="ce33"/>
          <table:table-cell table:style-name="ce27"/>
          <table:table-cell table:number-columns-repeated="50"/>
        </table:table-row>
        <table:table-row table:style-name="ro3">
          <table:table-cell table:number-columns-repeated="5"/>
          <table:table-cell table:style-name="ce30" table:number-columns-repeated="2"/>
          <table:table-cell table:style-name="ce26"/>
          <table:table-cell table:style-name="ce29"/>
          <table:table-cell table:style-name="ce26"/>
          <table:table-cell table:style-name="ce33"/>
          <table:table-cell table:style-name="ce30"/>
          <table:table-cell table:number-columns-repeated="50"/>
        </table:table-row>
        <table:table-row table:style-name="ro3">
          <table:table-cell table:number-columns-repeated="6"/>
          <table:table-cell table:style-name="ce27"/>
          <table:table-cell/>
          <table:table-cell table:style-name="ce29"/>
          <table:table-cell table:style-name="ce26"/>
          <table:table-cell/>
          <table:table-cell table:style-name="ce27"/>
          <table:table-cell table:number-columns-repeated="50"/>
        </table:table-row>
        <table:table-row table:style-name="ro3" table:number-rows-repeated="4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 table:style-name="ce33"/>
          <table:table-cell table:style-name="ce27"/>
          <table:table-cell table:number-columns-repeated="50"/>
        </table:table-row>
        <table:table-row table:style-name="ro1" table:number-rows-repeated="8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32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3" table:number-rows-repeated="3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3">
          <table:table-cell table:number-columns-repeated="5"/>
          <table:table-cell table:style-name="ce30" table:number-columns-repeated="2"/>
          <table:table-cell table:style-name="ce26"/>
          <table:table-cell table:style-name="ce28"/>
          <table:table-cell table:style-name="ce26"/>
          <table:table-cell table:style-name="ce33"/>
          <table:table-cell table:style-name="ce27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/>
          <table:table-cell table:style-name="ce19"/>
          <table:table-cell table:style-name="ce27"/>
          <table:table-cell table:number-columns-repeated="50"/>
        </table:table-row>
        <table:table-row table:style-name="ro1" table:number-rows-repeated="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 table:number-rows-repeated="3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3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3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3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1" table:number-rows-repeated="15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6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/>
          <table:table-cell table:style-name="ce19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30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17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15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6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/>
          <table:table-cell table:style-name="ce19"/>
          <table:table-cell table:style-name="ce27"/>
          <table:table-cell table:number-columns-repeated="50"/>
        </table:table-row>
        <table:table-row table:style-name="ro1" table:number-rows-repeated="8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/>
          <table:table-cell table:style-name="ce19"/>
          <table:table-cell table:style-name="ce27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 table:number-rows-repeated="6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3">
          <table:table-cell table:number-columns-repeated="6"/>
          <table:table-cell table:style-name="ce27"/>
          <table:table-cell/>
          <table:table-cell table:style-name="ce28"/>
          <table:table-cell table:style-name="ce26"/>
          <table:table-cell/>
          <table:table-cell table:style-name="ce27"/>
          <table:table-cell table:number-columns-repeated="50"/>
        </table:table-row>
        <table:table-row table:style-name="ro3">
          <table:table-cell table:number-columns-repeated="5"/>
          <table:table-cell table:style-name="ce30" table:number-columns-repeated="2"/>
          <table:table-cell table:style-name="ce26"/>
          <table:table-cell table:style-name="ce29"/>
          <table:table-cell table:style-name="ce26"/>
          <table:table-cell table:style-name="ce33"/>
          <table:table-cell table:style-name="ce27"/>
          <table:table-cell table:number-columns-repeated="50"/>
        </table:table-row>
        <table:table-row table:style-name="ro1" table:number-rows-repeated="7">
          <table:table-cell table:number-columns-repeated="6"/>
          <table:table-cell table:style-name="ce27"/>
          <table:table-cell/>
          <table:table-cell table:style-name="ce28"/>
          <table:table-cell table:style-name="ce16"/>
          <table:table-cell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2"/>
          <table:table-cell table:style-name="ce27"/>
          <table:table-cell table:number-columns-repeated="50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style-name="ce18"/>
          <table:table-cell/>
          <table:table-cell table:style-name="ce27"/>
          <table:table-cell table:number-columns-repeated="50"/>
        </table:table-row>
        <table:table-row table:style-name="ro1" table:number-rows-repeated="1047797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  <table:database-ranges>
        <table:database-range table:name="__Anonymous_Sheet_DB__0" table:target-range-address="Sheet1.A2:Sheet1.I4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number:text>-$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textual="true"/>
      <number:text>-</number:text>
      <number:year number:style="long"/>
    </number:date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5:42:59.909946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13:46:07.000142397</meta:creation-date>
    <dc:date>2021-10-07T15:43:20.077219051</dc:date>
    <meta:editing-duration>P13DT12H14M19S</meta:editing-duration>
    <meta:editing-cycles>1478</meta:editing-cycles>
    <meta:generator>LibreOffice/6.4.7.2$Linux_X86_64 LibreOffice_project/40$Build-2</meta:generator>
    <meta:document-statistic meta:table-count="1" meta:cell-count="3883" meta:object-count="0"/>
  </office:meta>
</office:document-meta>
</file>